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imetype" manifest:media-type="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eiryo" svg:font-family="Meiryo" style:font-family-generic="swiss" style:font-pitch="variable"/>
    <style:font-face style:name="Microsoft YaHei" svg:font-family="'Microsoft YaHei'" style:font-family-generic="system" style:font-pitch="variable"/>
    <style:font-face style:name="Noto Sans CJK HK" svg:font-family="'Noto Sans CJK HK'" style:font-adornments="Regular" style:font-family-generic="swiss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adornments="Regular" style:font-family-generic="swiss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Ubuntu" svg:font-family="Ubuntu" style:font-pitch="variable"/>
    <style:font-face style:name="ＭＳ ゴシック" svg:font-family="'ＭＳ ゴシック'" style:font-family-generic="modern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2.6209in"/>
    </style:style>
    <style:style style:name="co12" style:family="table-column">
      <style:table-column-properties fo:break-before="auto" style:column-width="1.7866in"/>
    </style:style>
    <style:style style:name="co13" style:family="table-column">
      <style:table-column-properties fo:break-before="auto" style:column-width="1.5362in"/>
    </style:style>
    <style:style style:name="co14" style:family="table-column">
      <style:table-column-properties fo:break-before="auto" style:column-width="0.1965in"/>
    </style:style>
    <style:style style:name="co15" style:family="table-column">
      <style:table-column-properties fo:break-before="auto" style:column-width="0.1874in"/>
    </style:style>
    <style:style style:name="co16" style:family="table-column">
      <style:table-column-properties fo:break-before="auto" style:column-width="0.5272in"/>
    </style:style>
    <style:style style:name="co17" style:family="table-column">
      <style:table-column-properties fo:break-before="auto" style:column-width="0.7055in"/>
    </style:style>
    <style:style style:name="co18" style:family="table-column">
      <style:table-column-properties fo:break-before="auto" style:column-width="1.1in"/>
    </style:style>
    <style:style style:name="co19" style:family="table-column">
      <style:table-column-properties fo:break-before="auto" style:column-width="0.7646in"/>
    </style:style>
    <style:style style:name="co20" style:family="table-column">
      <style:table-column-properties fo:break-before="auto" style:column-width="0.7535in"/>
    </style:style>
    <style:style style:name="co21" style:family="table-column">
      <style:table-column-properties fo:break-before="auto" style:column-width="0.5602in"/>
    </style:style>
    <style:style style:name="co22" style:family="table-column">
      <style:table-column-properties fo:break-before="auto" style:column-width="0.8283in"/>
    </style:style>
    <style:style style:name="co23" style:family="table-column">
      <style:table-column-properties fo:break-before="auto" style:column-width="0.8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9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173in" fo:break-before="auto" style:use-optimal-row-height="true"/>
    </style:style>
    <style:style style:name="ro6" style:family="table-row">
      <style:table-row-properties style:row-height="0.1839in" fo:break-before="auto" style:use-optimal-row-height="false"/>
    </style:style>
    <style:style style:name="ro7" style:family="table-row">
      <style:table-row-properties style:row-height="0.1862in" fo:break-before="auto" style:use-optimal-row-height="true"/>
    </style:style>
    <style:style style:name="ro8" style:family="table-row">
      <style:table-row-properties style:row-height="0.1917in" fo:break-before="auto" style:use-optimal-row-height="true"/>
    </style:style>
    <style:style style:name="ro9" style:family="table-row">
      <style:table-row-properties style:row-height="0.1811in" fo:break-before="auto" style:use-optimal-row-height="true"/>
    </style:style>
    <style:style style:name="ro10" style:family="table-row">
      <style:table-row-properties style:row-height="0.207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67" style:family="table-cell" style:parent-style-name="transparent_5f_fiat" style:data-style-name="N125">
      <style:text-properties style:language-asian="ja" style:country-asian="JP"/>
    </style:style>
    <style:style style:name="ce268" style:family="table-cell" style:parent-style-name="transparent_5f_crypto">
      <style:table-cell-properties style:text-align-source="value-type" style:repeat-content="false"/>
      <style:paragraph-properties fo:margin-left="0in"/>
      <style:text-properties fo:font-size="10pt" style:font-size-asian="10pt" style:font-size-complex="10pt"/>
    </style:style>
    <style:style style:name="ce269" style:family="table-cell" style:parent-style-name="transparent_5f_crypto">
      <style:table-cell-properties fo:background-color="transparent"/>
    </style:style>
    <style:style style:name="ce270" style:family="table-cell" style:parent-style-name="transparent_5f_border_5f_fiat" style:data-style-name="N125">
      <style:text-properties style:language-asian="ja" style:country-asian="JP"/>
    </style:style>
    <style:style style:name="ce271" style:family="table-cell" style:parent-style-name="transparent_5f_border_5f_crypto">
      <style:table-cell-properties style:text-align-source="value-type" style:repeat-content="false"/>
      <style:paragraph-properties fo:margin-left="0in"/>
      <style:text-properties fo:font-size="10pt" style:font-size-asian="10pt" style:font-size-complex="10pt"/>
    </style:style>
    <style:style style:name="ce272" style:family="table-cell" style:parent-style-name="transactions_5f_left_5f_end">
      <style:table-cell-properties style:text-align-source="fix" style:repeat-content="false"/>
      <style:paragraph-properties fo:text-align="end" fo:margin-left="0in"/>
    </style:style>
    <style:style style:name="ce273" style:family="table-cell" style:parent-style-name="taxable_5f_event_5f_fiat" style:data-style-name="N125"/>
    <style:style style:name="ce274" style:family="table-cell" style:parent-style-name="taxable_5f_event_5f_border_5f_fiat" style:data-style-name="N125"/>
    <style:style style:name="ce275" style:family="table-cell" style:parent-style-name="transparent_5f_crypto" style:data-style-name="N1">
      <style:table-cell-properties fo:border-bottom="0.74pt solid #000000" fo:border-left="none" fo:border-right="none" fo:border-top="0.74pt solid #000000"/>
      <style:text-properties style:font-name="Liberation Sans" fo:font-size="9pt" style:font-size-asian="9pt" style:font-size-complex="9pt"/>
    </style:style>
    <style:style style:name="ce276" style:family="table-cell" style:parent-style-name="taxable_5f_event_5f_alt_5f_fiat" style:data-style-name="N125"/>
    <style:style style:name="ce277" style:family="table-cell" style:parent-style-name="taxable_5f_event_5f_alt_5f_border_5f_fiat" style:data-style-name="N125"/>
    <style:style style:name="ce278" style:family="table-cell" style:parent-style-name="acquired_5f_lot_5f_fiat" style:data-style-name="N125"/>
    <style:style style:name="ce279" style:family="table-cell" style:parent-style-name="acquired_5f_lot_5f_border_5f_fiat" style:data-style-name="N125"/>
    <style:style style:name="ce280" style:family="table-cell" style:parent-style-name="acquired_5f_lot_5f_alt_5f_fiat" style:data-style-name="N125"/>
    <style:style style:name="ce281" style:family="table-cell" style:parent-style-name="acquired_5f_lot_5f_alt_5f_border_5f_fiat" style:data-style-name="N125"/>
    <style:style style:name="ce282" style:family="table-cell" style:parent-style-name="highlighted_5f_fiat" style:data-style-name="N125"/>
    <style:style style:name="ce283" style:family="table-cell" style:parent-style-name="highlighted_5f_border_5f_fiat" style:data-style-name="N125"/>
    <style:style style:name="ce284" style:family="table-cell" style:parent-style-name="taxable_5f_event_5f_note_5f_fiat" style:data-style-name="N125"/>
    <style:style style:name="ce286" style:family="table-cell" style:parent-style-name="acquired_5f_lot_5f_note_5f_fiat" style:data-style-name="N125"/>
    <style:style style:name="ce287" style:family="table-cell" style:parent-style-name="bold_5f_fiat" style:data-style-name="N125"/>
    <style:style style:name="ce288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289" style:family="table-cell" style:parent-style-name="Default">
      <style:table-cell-properties fo:background-color="#ffffff"/>
    </style:style>
    <style:style style:name="ce290" style:family="table-cell" style:parent-style-name="header_5f_default">
      <style:table-cell-properties fo:background-color="transparent"/>
    </style:style>
    <style:style style:name="ce291" style:family="table-cell" style:parent-style-name="Default">
      <style:table-cell-properties fo:background-color="transparent"/>
    </style:style>
    <style:style style:name="ce292" style:family="table-cell" style:parent-style-name="transparent_5f_default">
      <style:table-cell-properties fo:background-color="transparent"/>
    </style:style>
    <style:style style:name="ce26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.5pt" style:language-asian="zh" style:country-asian="CN" style:font-style-asian="normal" style:font-weight-asian="bold" style:font-name-complex="Tahoma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6" style:family="table-cell" style:parent-style-name="Default">
      <style:table-cell-properties fo:border-bottom="none" fo:background-color="#ffffff" style:text-align-source="fix" style:repeat-content="false" fo:wrap-option="wrap" fo:border-left="1.5pt solid #000000" fo:border-right="none" fo:border-top="1.5pt solid #000000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7" style:family="table-cell" style:parent-style-name="Default">
      <style:table-cell-properties fo:border-bottom="none" fo:background-color="#ffffff" style:text-align-source="fix" style:repeat-content="false" fo:wrap-option="wrap" fo:border-left="1.5pt solid #000000" fo:border-right="none" fo:border-top="non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8" style:family="table-cell" style:parent-style-name="Default">
      <style:table-cell-properties fo:border-bottom="none" fo:background-color="#ffffff" style:text-align-source="fix" style:repeat-content="false" fo:wrap-option="wrap" fo:border-left="1.5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9" style:family="table-cell" style:parent-style-name="Default">
      <style:table-cell-properties fo:border-bottom="none" fo:background-color="#ffffff" style:text-align-source="fix" style:repeat-content="false" fo:border-left="1.5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0" style:family="table-cell" style:parent-style-name="Default">
      <style:table-cell-properties fo:border-bottom="0.74pt solid #000000" fo:background-color="#ffffff" style:text-align-source="fix" style:repeat-content="false" fo:border-left="1.5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1" style:family="table-cell" style:parent-style-name="transparent_5f_crypto" style:data-style-name="N1">
      <style:table-cell-properties fo:border-bottom="0.74pt solid #000000" fo:border-left="1.5pt solid #000000" fo:border-right="none" fo:border-top="0.74pt solid #000000"/>
      <style:text-properties fo:font-size="9pt" style:font-size-asian="9pt" style:font-size-complex="9pt"/>
    </style:style>
    <style:style style:name="ce302" style:family="table-cell" style:parent-style-name="transparent_5f_crypto" style:data-style-name="N1">
      <style:table-cell-properties fo:border-bottom="0.74pt solid #000000" fo:border-left="1.5pt solid #000000" fo:border-right="none" fo:border-top="0.74pt solid #000000"/>
    </style:style>
    <style:style style:name="ce303" style:family="table-cell" style:parent-style-name="transparent_5f_crypto" style:data-style-name="N1">
      <style:table-cell-properties fo:border-bottom="1.5pt solid #000000" style:text-align-source="fix" style:repeat-content="false" fo:border-left="1.5pt solid #000000" fo:border-right="none" fo:border-top="1.11pt double-thin #000000" style:border-line-width-top="0.0071in 0.0016in 0.0071in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304" style:family="table-cell" style:parent-style-name="transparent_5f_crypto" style:data-style-name="N1">
      <style:table-cell-properties fo:border-bottom="none" fo:border-left="none" fo:border-right="none" fo:border-top="0.74pt solid #000000"/>
    </style:style>
    <style:style style:name="ce305" style:family="table-cell" style:parent-style-name="Default">
      <style:table-cell-properties fo:border-bottom="0.74pt solid #ffffff" fo:background-color="#ffffff" style:text-align-source="fix" style:repeat-content="false" fo:wrap-option="wrap" fo:border-left="none" fo:border-right="none" fo:border-top="0.74pt solid #ffffff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.5pt" style:language-asian="zh" style:country-asian="CN" style:font-style-asian="normal" style:font-weight-asian="bold" style:font-name-complex="Tahoma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order-bottom="none" fo:background-color="#ffffff" style:text-align-source="fix" style:repeat-content="false" fo:wrap-option="wrap" fo:border-left="none" fo:border-right="none" fo:border-top="0.74pt solid #ffffff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7" style:family="table-cell" style:parent-style-name="Default">
      <style:table-cell-properties fo:border-bottom="none" fo:background-color="#ffffff" style:text-align-source="fix" style:repeat-content="false" fo:wrap-option="wrap" fo:border-left="1.5pt solid #000000" fo:border-right="0.74pt solid #000000" fo:border-top="1.5pt solid #000000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08" style:family="table-cell" style:parent-style-name="Default">
      <style:table-cell-properties fo:border-bottom="none" fo:background-color="#ffffff" style:text-align-source="fix" style:repeat-content="false" fo:wrap-option="wrap" fo:border-left="1.5pt solid #000000" fo:border-right="0.74pt solid #000000" fo:border-top="non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09" style:family="table-cell" style:parent-style-name="Default">
      <style:table-cell-properties fo:border-bottom="none" fo:background-color="#ffffff" style:text-align-source="fix" style:repeat-content="false" fo:wrap-option="wrap" fo:border-left="1.5pt solid #000000" fo:border-right="0.74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10" style:family="table-cell" style:parent-style-name="Default">
      <style:table-cell-properties fo:border-bottom="none" fo:background-color="#ffffff" style:text-align-source="fix" style:repeat-content="false" fo:border-left="1.5pt solid #000000" fo:border-right="0.74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1" style:family="table-cell" style:parent-style-name="Default">
      <style:table-cell-properties fo:border-bottom="0.74pt solid #000000" fo:background-color="#ffffff" style:text-align-source="fix" style:repeat-content="false" fo:border-left="1.5pt solid #000000" fo:border-right="0.74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2" style:family="table-cell" style:parent-style-name="transparent_5f_crypto" style:data-style-name="N1">
      <style:table-cell-properties fo:border-bottom="0.74pt solid #000000" fo:border-left="1.5pt solid #000000" fo:border-right="0.74pt solid #000000" fo:border-top="0.74pt solid #000000"/>
      <style:text-properties fo:font-size="9pt" style:font-size-asian="9pt" style:font-size-complex="9pt"/>
    </style:style>
    <style:style style:name="ce313" style:family="table-cell" style:parent-style-name="transparent_5f_crypto" style:data-style-name="N1">
      <style:table-cell-properties fo:border-bottom="1.11pt double-thin #000000" style:border-line-width-bottom="0.0071in 0.0016in 0.0071in" fo:border-left="1.5pt solid #000000" fo:border-right="0.74pt solid #000000" fo:border-top="0.74pt solid #000000"/>
      <style:text-properties fo:font-size="9pt" style:font-size-asian="9pt" style:font-size-complex="9pt"/>
    </style:style>
    <style:style style:name="ce314" style:family="table-cell" style:parent-style-name="transparent_5f_crypto" style:data-style-name="N1">
      <style:table-cell-properties fo:border="none"/>
      <style:text-properties style:font-name="Liberation Sans" fo:font-size="10.5pt" fo:font-weight="bold" style:font-name-asian="Liberation Sans" style:font-size-asian="10.5pt" style:font-weight-asian="bold" style:font-size-complex="10.5pt" style:font-weight-complex="bold"/>
    </style:style>
    <style:style style:name="ce320" style:family="table-cell" style:parent-style-name="transparent_5f_crypto" style:data-style-name="N1">
      <style:table-cell-properties fo:border-bottom="0.74pt solid #000000" fo:border-left="none" fo:border-right="none" fo:border-top="none"/>
    </style:style>
    <style:style style:name="ce321" style:family="table-cell" style:parent-style-name="transparent_5f_crypto" style:data-style-name="N1">
      <style:table-cell-properties fo:border-bottom="none" style:text-align-source="fix" style:repeat-content="false" fo:border-left="1.5pt solid #000000" fo:border-right="0.74pt solid #000000" fo:border-top="1.5pt solid #000000" style:vertical-align="middle"/>
      <style:paragraph-properties fo:text-align="center"/>
      <style:text-properties fo:font-size="8pt" style:font-size-asian="8pt" style:font-size-complex="8pt"/>
    </style:style>
    <style:style style:name="ce322" style:family="table-cell" style:parent-style-name="transparent_5f_crypto" style:data-style-name="N1">
      <style:table-cell-properties fo:border-bottom="0.74pt solid #000000" style:text-align-source="fix" style:repeat-content="false" fo:border-left="1.5pt solid #000000" fo:border-right="0.74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323" style:family="table-cell" style:parent-style-name="transparent_5f_crypto" style:data-style-name="N1">
      <style:table-cell-properties fo:border-bottom="0.74pt solid #000000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324" style:family="table-cell" style:parent-style-name="transparent_5f_crypto" style:data-style-name="N1">
      <style:table-cell-properties fo:border-bottom="1.5pt solid #000000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330" style:family="table-cell" style:parent-style-name="transparent_5f_crypto" style:data-style-name="N1">
      <style:table-cell-properties style:text-align-source="value-type" style:repeat-content="false" fo:border="none" style:vertical-align="middle"/>
      <style:paragraph-properties fo:margin-left="0in"/>
      <style:text-properties style:font-name="Liberation Sans" fo:font-size="10.5pt" fo:font-weight="bold" style:font-name-asian="Liberation Sans" style:font-size-asian="10.5pt" style:font-weight-asian="bold" style:font-size-complex="10.5pt" style:font-weight-complex="bold"/>
    </style:style>
    <style:style style:name="ce331" style:family="table-cell" style:parent-style-name="transparent_5f_crypto" style:data-style-name="N1">
      <style:table-cell-properties fo:border-bottom="none" style:text-align-source="fix" style:repeat-content="false" fo:border-left="1.5pt solid #000000" fo:border-right="0.74pt solid #000000" fo:border-top="1.5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37" style:family="table-cell" style:parent-style-name="transparent_5f_crypto" style:data-style-name="N1">
      <style:table-cell-properties fo:border-bottom="0.74pt solid #000000" style:text-align-source="fix" style:repeat-content="false" fo:border-left="1.5pt solid #000000" fo:border-right="none" fo:border-top="non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38" style:family="table-cell" style:parent-style-name="transparent_5f_crypto" style:data-style-name="N1">
      <style:table-cell-properties fo:border-bottom="none" style:text-align-source="fix" style:repeat-content="false" fo:border-left="1.5pt solid #000000" fo:border-right="none" fo:border-top="0.74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46" style:family="table-cell" style:parent-style-name="transparent_5f_crypto" style:data-style-name="N1">
      <style:table-cell-properties fo:border-bottom="0.74pt solid #000000" style:text-align-source="fix" style:repeat-content="false" fo:border-left="1.5pt solid #000000" fo:border-right="0.74pt solid #000000" fo:border-top="none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67" style:family="table-cell" style:parent-style-name="transparent_5f_crypto" style:data-style-name="N125">
      <style:table-cell-properties fo:border-bottom="1.5pt solid #000000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in"/>
      <style:text-properties fo:color="#000000" fo:font-size="9pt" fo:font-weight="normal" style:font-size-asian="9pt" style:language-asian="ja" style:country-asian="JP" style:font-size-complex="9pt"/>
    </style:style>
    <style:style style:name="ce379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8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8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9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404" style:family="table-cell" style:parent-style-name="highlighted_5f_fiat">
      <style:table-cell-properties fo:background-color="transparent" fo:border="none"/>
      <style:text-properties style:font-name="Liberation Sans"/>
    </style:style>
    <style:style style:name="ce405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412" style:family="table-cell" style:parent-style-name="highlighted_5f_fiat">
      <style:table-cell-properties fo:background-color="transparent"/>
      <style:text-properties style:font-name="Liberation Sans"/>
    </style:style>
    <style:style style:name="ce435" style:family="table-cell" style:parent-style-name="Default">
      <style:table-cell-properties fo:background-color="transparent"/>
      <style:text-properties style:font-name="Liberation Sans"/>
    </style:style>
    <style:style style:name="ce443" style:family="table-cell" style:parent-style-name="Default">
      <style:text-properties style:font-name="Liberation Sans"/>
    </style:style>
    <style:style style:name="ce444" style:family="table-cell" style:parent-style-name="Default">
      <style:table-cell-properties fo:border-bottom="none" fo:background-color="#ffffff" style:text-align-source="fix" style:repeat-content="false" fo:wrap-option="wrap" fo:border-left="none" fo:border-right="none" fo:border-top="1.5pt solid #000000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5" style:family="table-cell" style:parent-style-name="Default">
      <style:table-cell-properties fo:background-color="#ffffff" style:text-align-source="fix" style:repeat-content="false" fo:wrap-option="wrap" fo:border="non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77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78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3" style:family="table-cell" style:parent-style-name="Default">
      <style:table-cell-properties fo:border-bottom="0.74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1" style:family="table-cell" style:parent-style-name="transparent_5f_crypto" style:data-style-name="N1">
      <style:table-cell-properties fo:border-bottom="0.74pt solid #000000" fo:border-left="none" fo:border-right="none" fo:border-top="0.74pt solid #000000"/>
      <style:text-properties fo:font-size="9pt" style:font-size-asian="9pt" style:font-size-complex="9pt"/>
    </style:style>
    <style:style style:name="ce512" style:family="table-cell" style:parent-style-name="transparent_5f_crypto" style:data-style-name="N1">
      <style:table-cell-properties fo:border-bottom="0.74pt solid #000000" fo:border-left="none" fo:border-right="none" fo:border-top="0.74pt solid #000000"/>
    </style:style>
    <style:style style:name="ce515" style:family="table-cell" style:parent-style-name="transparent_5f_crypto" style:data-style-name="N1">
      <style:table-cell-properties fo:border-bottom="1.5pt solid #000000" fo:border-left="none" fo:border-right="none" fo:border-top="1.11pt double-thin #000000" style:border-line-width-top="0.0071in 0.0016in 0.0071in"/>
    </style:style>
    <style:style style:name="ce521" style:family="table-cell" style:parent-style-name="Default">
      <style:table-cell-properties fo:border-bottom="0.74pt solid #ffffff" fo:background-color="#ffffff" style:text-align-source="fix" style:repeat-content="false" fo:wrap-option="wrap" fo:border-left="none" fo:border-right="none" fo:border-top="0.74pt solid #ffffff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39" style:family="table-cell" style:parent-style-name="Default">
      <style:table-cell-properties fo:border-bottom="none" fo:background-color="#ffffff" style:text-align-source="fix" style:repeat-content="false" fo:wrap-option="wrap" fo:border-left="0.74pt solid #000000" fo:border-right="0.74pt solid #000000" fo:border-top="1.5pt solid #000000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46" style:family="table-cell" style:parent-style-name="Default">
      <style:table-cell-properties fo:border-bottom="none" fo:background-color="#ffffff" style:text-align-source="fix" style:repeat-content="false" fo:wrap-option="wrap" fo:border-left="0.74pt solid #000000" fo:border-right="0.74pt solid #000000" fo:border-top="non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1" style:family="table-cell" style:parent-style-name="Default">
      <style:table-cell-properties fo:border-bottom="none" fo:background-color="#ffffff" style:text-align-source="fix" style:repeat-content="false" fo:wrap-option="wrap" fo:border-left="0.74pt solid #000000" fo:border-right="0.74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53" style:family="table-cell" style:parent-style-name="Default">
      <style:table-cell-properties fo:border-bottom="none" fo:background-color="#ffffff" style:text-align-source="fix" style:repeat-content="false" fo:border-left="0.74pt solid #000000" fo:border-right="0.74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4" style:family="table-cell" style:parent-style-name="Default">
      <style:table-cell-properties fo:border-bottom="0.74pt solid #000000" fo:background-color="#ffffff" style:text-align-source="fix" style:repeat-content="false" fo:border-left="0.74pt solid #000000" fo:border-right="0.74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5" style:family="table-cell" style:parent-style-name="transparent_5f_crypto" style:data-style-name="N1">
      <style:table-cell-properties fo:border="0.74pt solid #000000"/>
      <style:text-properties fo:font-size="9pt" style:font-size-asian="9pt" style:font-size-complex="9pt"/>
    </style:style>
    <style:style style:name="ce556" style:family="table-cell" style:parent-style-name="transparent_5f_crypto" style:data-style-name="N1">
      <style:table-cell-properties fo:border-bottom="1.11pt double-thin #000000" style:border-line-width-bottom="0.0071in 0.0016in 0.0071in" fo:border-left="0.74pt solid #000000" fo:border-right="0.74pt solid #000000" fo:border-top="0.74pt solid #000000"/>
      <style:text-properties fo:font-size="9pt" style:font-size-asian="9pt" style:font-size-complex="9pt"/>
    </style:style>
    <style:style style:name="ce557" style:family="table-cell" style:parent-style-name="transparent_5f_crypto" style:data-style-name="N1">
      <style:table-cell-properties fo:border="none"/>
    </style:style>
    <style:style style:name="ce558" style:family="table-cell" style:parent-style-name="transparent_5f_crypto" style:data-style-name="N1">
      <style:table-cell-properties fo:border-bottom="none" fo:border-left="0.74pt solid #000000" fo:border-right="0.74pt solid #000000" fo:border-top="1.5pt solid #000000"/>
      <style:text-properties fo:font-size="8pt" style:font-size-asian="8pt" style:font-size-complex="8pt"/>
    </style:style>
    <style:style style:name="ce559" style:family="table-cell" style:parent-style-name="transparent_5f_crypto" style:data-style-name="N1">
      <style:table-cell-properties fo:border-bottom="0.74pt solid #000000" fo:border-left="0.74pt solid #000000" fo:border-right="0.74pt solid #000000" fo:border-top="none"/>
      <style:text-properties fo:font-size="8pt" style:font-size-asian="8pt" style:font-size-complex="8pt"/>
    </style:style>
    <style:style style:name="ce560" style:family="table-cell" style:parent-style-name="transparent_5f_crypto" style:data-style-name="N1">
      <style:table-cell-properties style:text-align-source="fix" style:repeat-content="false" fo:border="0.74pt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561" style:family="table-cell" style:parent-style-name="transparent_5f_crypto" style:data-style-name="N1">
      <style:table-cell-properties fo:border-bottom="1.5pt solid #000000" fo:border-left="0.74pt solid #000000" fo:border-right="0.74pt solid #000000" fo:border-top="0.74pt solid #000000"/>
      <style:text-properties fo:font-size="8pt" fo:font-weight="bold" style:font-size-asian="8pt" style:font-weight-asian="bold" style:font-size-complex="8pt" style:font-weight-complex="bold"/>
    </style:style>
    <style:style style:name="ce562" style:family="table-cell" style:parent-style-name="transparent_5f_crypto" style:data-style-name="N1">
      <style:table-cell-properties fo:border-bottom="none" fo:border-left="0.74pt solid #000000" fo:border-right="0.74pt solid #000000" fo:border-top="1.5pt solid #000000"/>
      <style:text-properties fo:font-size="8pt" fo:font-weight="bold" style:font-size-asian="8pt" style:font-weight-asian="bold" style:font-size-complex="8pt" style:font-weight-complex="bold"/>
    </style:style>
    <style:style style:name="ce563" style:family="table-cell" style:parent-style-name="transparent_5f_crypto" style:data-style-name="N1">
      <style:table-cell-properties fo:border-bottom="0.74pt solid #000000" fo:border-left="none" fo:border-right="none" fo:border-top="none"/>
      <style:text-properties fo:font-size="8pt" fo:font-weight="bold" style:font-size-asian="8pt" style:font-weight-asian="bold" style:font-size-complex="8pt" style:font-weight-complex="bold"/>
    </style:style>
    <style:style style:name="ce564" style:family="table-cell" style:parent-style-name="transparent_5f_crypto" style:data-style-name="N1">
      <style:table-cell-properties fo:border-bottom="none" fo:border-left="none" fo:border-right="none" fo:border-top="0.74pt solid #000000"/>
      <style:text-properties fo:font-size="8pt" fo:font-weight="bold" style:font-size-asian="8pt" style:font-weight-asian="bold" style:font-size-complex="8pt" style:font-weight-complex="bold"/>
    </style:style>
    <style:style style:name="ce565" style:family="table-cell" style:parent-style-name="transparent_5f_crypto" style:data-style-name="N1">
      <style:table-cell-properties fo:border-bottom="0.74pt solid #000000" fo:border-left="0.74pt solid #000000" fo:border-right="0.74pt solid #000000" fo:border-top="none"/>
      <style:text-properties fo:font-size="8pt" fo:font-weight="bold" style:font-size-asian="8pt" style:font-weight-asian="bold" style:font-size-complex="8pt" style:font-weight-complex="bold"/>
    </style:style>
    <style:style style:name="ce566" style:family="table-cell" style:parent-style-name="transparent_5f_crypto" style:data-style-name="N125">
      <style:table-cell-properties fo:border-bottom="1.5pt solid #000000" fo:border-left="0.74pt solid #000000" fo:border-right="0.74pt solid #000000" fo:border-top="0.74pt solid #000000"/>
      <style:text-properties fo:color="#000000" fo:font-size="9pt" fo:font-weight="normal" style:font-size-asian="9pt" style:language-asian="ja" style:country-asian="JP" style:font-size-complex="9pt"/>
    </style:style>
    <style:style style:name="ce56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568" style:family="table-cell" style:parent-style-name="acquired_5f_lot_5f_alt_5f_default">
      <style:table-cell-properties fo:background-color="transparent"/>
      <style:text-properties style:font-name="Liberation Sans"/>
    </style:style>
    <style:style style:name="ce569" style:family="table-cell" style:parent-style-name="acquired_5f_lot_5f_default">
      <style:table-cell-properties fo:background-color="transparent"/>
      <style:text-properties style:font-name="Liberation Sans"/>
    </style:style>
    <style:style style:name="ce57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1" style:family="table-cell" style:parent-style-name="transparent_5f_fiat">
      <style:table-cell-properties fo:background-color="transparent"/>
      <style:text-properties style:font-name="Liberation Sans"/>
    </style:style>
    <style:style style:name="ce572" style:family="table-cell" style:parent-style-name="transparent_5f_fiat">
      <style:table-cell-properties fo:background-color="transparent" fo:border="none"/>
      <style:text-properties style:font-name="Liberation Sans"/>
    </style:style>
    <style:style style:name="ce573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103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75" style:family="table-cell" style:parent-style-name="transparent_5f_crypto">
      <style:table-cell-properties fo:border-bottom="0.74pt solid #000000" fo:border-left="none" fo:border-right="none" fo:border-top="0.74pt solid #000000"/>
      <style:text-properties fo:font-size="9pt" style:font-size-asian="9pt" style:font-size-complex="9pt"/>
    </style:style>
    <style:style style:name="ce576" style:family="table-cell" style:parent-style-name="transparent_5f_crypto">
      <style:table-cell-properties fo:border-bottom="0.74pt solid #000000" fo:border-left="none" fo:border-right="none" fo:border-top="0.74pt solid #000000"/>
    </style:style>
    <style:style style:name="ce577" style:family="table-cell" style:parent-style-name="transparent_5f_crypto">
      <style:table-cell-properties fo:border-bottom="1.5pt solid #000000" fo:border-left="none" fo:border-right="none" fo:border-top="1.11pt double-thin #000000" style:border-line-width-top="0.0071in 0.0016in 0.0071in"/>
    </style:style>
    <style:style style:name="ce578" style:family="table-cell" style:parent-style-name="transparent_5f_crypto">
      <style:table-cell-properties fo:border-bottom="none" fo:border-left="none" fo:border-right="none" fo:border-top="0.74pt solid #000000"/>
    </style:style>
    <style:style style:name="ce579" style:family="table-cell" style:parent-style-name="Default">
      <style:table-cell-properties fo:border-bottom="0.74pt solid #ffffff" fo:background-color="#ffffff" style:text-align-source="fix" style:repeat-content="false" fo:wrap-option="wrap" fo:border-left="none" fo:border-right="none" fo:border-top="0.74pt solid #ffffff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81" style:family="table-cell" style:parent-style-name="transparent_5f_crypto">
      <style:table-cell-properties fo:border-bottom="0.74pt solid #000000" fo:border-left="0.74pt solid #000000" fo:border-right="none" fo:border-top="0.74pt solid #000000"/>
      <style:text-properties fo:font-size="9pt" style:font-size-asian="9pt" style:font-size-complex="9pt"/>
    </style:style>
    <style:style style:name="ce584" style:family="table-cell" style:parent-style-name="transparent_5f_crypto">
      <style:table-cell-properties fo:border-bottom="1.11pt double-thin #000000" style:border-line-width-bottom="0.0071in 0.0016in 0.0071in" fo:border-left="0.74pt solid #000000" fo:border-right="none" fo:border-top="0.74pt solid #000000"/>
      <style:text-properties fo:font-size="9pt" style:font-size-asian="9pt" style:font-size-complex="9pt"/>
    </style:style>
    <style:style style:name="ce585" style:family="table-cell" style:parent-style-name="transparent_5f_crypto">
      <style:table-cell-properties fo:border="none"/>
    </style:style>
    <style:style style:name="ce586" style:family="table-cell" style:parent-style-name="transparent_5f_crypto">
      <style:table-cell-properties fo:border-bottom="0.74pt solid #000000" fo:border-left="none" fo:border-right="none" fo:border-top="none"/>
    </style:style>
    <style:style style:name="ce595" style:family="table-cell" style:parent-style-name="transparent_5f_crypto">
      <style:table-cell-properties fo:border-bottom="none" fo:border-left="0.74pt solid #000000" fo:border-right="0.74pt solid #000000" fo:border-top="1.5pt solid #000000"/>
      <style:text-properties fo:font-size="8pt" style:font-size-asian="8pt" style:font-size-complex="8pt"/>
    </style:style>
    <style:style style:name="ce603" style:family="table-cell" style:parent-style-name="transparent_5f_crypto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in"/>
      <style:text-properties fo:font-size="7pt" style:font-size-asian="7pt" style:font-size-complex="7pt"/>
    </style:style>
    <style:style style:name="ce605" style:family="table-cell" style:parent-style-name="transparent_5f_crypto">
      <style:table-cell-properties fo:border="0.74pt solid #000000"/>
      <style:text-properties fo:font-size="8pt" fo:font-weight="bold" style:font-size-asian="8pt" style:font-weight-asian="bold" style:font-size-complex="8pt" style:font-weight-complex="bold"/>
    </style:style>
    <style:style style:name="ce609" style:family="table-cell" style:parent-style-name="transparent_5f_crypto">
      <style:table-cell-properties fo:border-bottom="1.5pt solid #000000" fo:border-left="0.74pt solid #000000" fo:border-right="0.74pt solid #000000" fo:border-top="0.74pt solid #000000"/>
      <style:text-properties fo:font-size="8pt" fo:font-weight="bold" style:font-size-asian="8pt" style:font-weight-asian="bold" style:font-size-complex="8pt" style:font-weight-complex="bold"/>
    </style:style>
    <style:style style:name="ce616" style:family="table-cell" style:parent-style-name="transparent_5f_crypto">
      <style:table-cell-properties fo:border-bottom="none" fo:border-left="0.74pt solid #000000" fo:border-right="0.74pt solid #000000" fo:border-top="1.5pt solid #000000"/>
      <style:text-properties fo:font-size="8pt" fo:font-weight="bold" style:font-size-asian="8pt" style:font-weight-asian="bold" style:font-size-complex="8pt" style:font-weight-complex="bold"/>
    </style:style>
    <style:style style:name="ce617" style:family="table-cell" style:parent-style-name="transparent_5f_crypto">
      <style:table-cell-properties fo:border-bottom="0.74pt solid #000000" fo:border-left="none" fo:border-right="none" fo:border-top="none"/>
      <style:text-properties fo:font-size="8pt" fo:font-weight="bold" style:font-size-asian="8pt" style:font-weight-asian="bold" style:font-size-complex="8pt" style:font-weight-complex="bold"/>
    </style:style>
    <style:style style:name="ce622" style:family="table-cell" style:parent-style-name="transparent_5f_crypto">
      <style:table-cell-properties fo:border-bottom="none" fo:border-left="none" fo:border-right="0.74pt solid #000000" fo:border-top="0.74pt solid #000000"/>
      <style:text-properties fo:font-size="8pt" fo:font-weight="bold" style:font-size-asian="8pt" style:font-weight-asian="bold" style:font-size-complex="8pt" style:font-weight-complex="bold"/>
    </style:style>
    <style:style style:name="ce623" style:family="table-cell" style:parent-style-name="transparent_5f_crypto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in"/>
      <style:text-properties fo:font-size="7pt" fo:font-weight="bold" style:font-size-asian="7pt" style:font-weight-asian="bold" style:font-size-complex="7pt" style:font-weight-complex="bold"/>
    </style:style>
    <style:style style:name="ce624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625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26" style:family="table-cell" style:parent-style-name="Default">
      <style:table-cell-properties fo:border-bottom="none" fo:background-color="#ffffff" style:text-align-source="fix" style:repeat-content="false" fo:wrap-option="wrap" fo:border-left="0.74pt solid #000000" fo:border-right="0.74pt solid #000000" fo:border-top="1.5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27" style:family="table-cell" style:parent-style-name="Default">
      <style:table-cell-properties fo:border-bottom="0.74pt solid #000000" fo:background-color="#ffffff" style:text-align-source="fix" style:repeat-content="false" fo:wrap-option="wrap" fo:border-left="0.74pt solid #000000" fo:border-right="0.74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28" style:family="table-cell" style:parent-style-name="Default">
      <style:table-cell-properties fo:border-bottom="none" fo:background-color="#ffffff" style:text-align-source="fix" style:repeat-content="false" fo:wrap-option="wrap" fo:border-left="0.74pt solid #000000" fo:border-right="0.74pt dotte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29" style:family="table-cell" style:parent-style-name="Default">
      <style:table-cell-properties fo:border-bottom="none" fo:background-color="#ffffff" style:text-align-source="fix" style:repeat-content="false" fo:border-left="0.74pt solid #000000" fo:border-right="0.74pt dotte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0" style:family="table-cell" style:parent-style-name="Default">
      <style:table-cell-properties fo:border-bottom="0.74pt solid #000000" fo:background-color="#ffffff" style:text-align-source="fix" style:repeat-content="false" fo:border-left="0.74pt solid #000000" fo:border-right="0.74pt dotte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1" style:family="table-cell" style:parent-style-name="acquired_5f_lot_5f_note_5f_default" style:data-style-name="N122">
      <style:table-cell-properties fo:border-bottom="0.74pt solid #000000" fo:border-left="0.74pt solid #000000" fo:border-right="0.74pt dotted #000000" fo:border-top="0.74pt solid #000000"/>
      <style:text-properties fo:font-size="9pt" style:font-size-asian="9pt" style:font-size-complex="9pt"/>
    </style:style>
    <style:style style:name="ce633" style:family="table-cell" style:parent-style-name="acquired_5f_lot_5f_note_5f_default" style:data-style-name="N122">
      <style:table-cell-properties fo:border-bottom="0.74pt solid #000000" fo:border-left="0.74pt solid #000000" fo:border-right="0.74pt dotted #000000" fo:border-top="0.74pt solid #000000"/>
    </style:style>
    <style:style style:name="ce634" style:family="table-cell" style:parent-style-name="acquired_5f_lot_5f_note_5f_default" style:data-style-name="N122">
      <style:table-cell-properties fo:border-bottom="1.5pt solid #000000" fo:border-left="0.74pt solid #000000" fo:border-right="0.74pt dotted #000000" fo:border-top="1.11pt double-thin #000000" style:border-line-width-top="0.0071in 0.0016in 0.0071in"/>
      <style:text-properties style:use-window-font-color="true"/>
    </style:style>
    <style:style style:name="ce131" style:family="table-cell" style:parent-style-name="acquired_5f_lot_5f_note_5f_default" style:data-style-name="N122"/>
    <style:style style:name="ce636" style:family="table-cell" style:parent-style-name="Default">
      <style:table-cell-properties fo:border-bottom="0.74pt solid #ffffff" fo:background-color="#ffffff" style:text-align-source="fix" style:repeat-content="false" fo:wrap-option="wrap" fo:border-left="none" fo:border-right="none" fo:border-top="0.74pt solid #ffffff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37" style:family="table-cell" style:parent-style-name="Default">
      <style:table-cell-properties fo:border-bottom="none" fo:background-color="#ffffff" style:text-align-source="fix" style:repeat-content="false" fo:wrap-option="wrap" fo:border-left="none" fo:border-right="none" fo:border-top="0.74pt solid #ffffff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38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39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74pt dotted #000000" fo:border-top="0.74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40" style:family="table-cell" style:parent-style-name="Default">
      <style:table-cell-properties fo:border-bottom="none" fo:background-color="#ffffff" style:text-align-source="fix" style:repeat-content="false" fo:border-left="0.06pt solid #000000" fo:border-right="0.74pt dotte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1" style:family="table-cell" style:parent-style-name="Default">
      <style:table-cell-properties fo:border-bottom="0.74pt solid #000000" fo:background-color="#ffffff" style:text-align-source="fix" style:repeat-content="false" fo:border-left="0.06pt solid #000000" fo:border-right="0.74pt dotte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2" style:family="table-cell" style:parent-style-name="acquired_5f_lot_5f_note_5f_default" style:data-style-name="N122">
      <style:table-cell-properties fo:border-bottom="1.11pt double-thin #000000" style:border-line-width-bottom="0.0071in 0.0016in 0.0071in" fo:border-left="0.74pt solid #000000" fo:border-right="0.74pt dotted #000000" fo:border-top="0.74pt solid #000000"/>
      <style:text-properties fo:font-size="9pt" style:font-size-asian="9pt" style:font-size-complex="9pt"/>
    </style:style>
    <style:style style:name="ce139" style:family="table-cell" style:parent-style-name="transparent_5f_crypto">
      <style:table-cell-properties fo:border-bottom="none" style:text-align-source="fix" style:repeat-content="false" fo:border-left="0.74pt solid #000000" fo:border-right="0.74pt solid #000000" fo:border-top="1.5pt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644" style:family="table-cell" style:parent-style-name="transparent_5f_crypto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645" style:family="table-cell" style:parent-style-name="transparent_5f_crypto" style:data-style-name="N122">
      <style:table-cell-properties fo:border-bottom="none" style:text-align-source="fix" style:repeat-content="false" fo:border-left="0.74pt solid #000000" fo:border-right="0.74pt solid #000000" fo:border-top="none"/>
      <style:paragraph-properties fo:text-align="end"/>
      <style:text-properties style:language-asian="ja" style:country-asian="JP"/>
    </style:style>
    <style:style style:name="ce647" style:family="table-cell" style:parent-style-name="acquired_5f_lot_5f_note_5f_default" style:data-style-name="N125">
      <style:table-cell-properties fo:border-bottom="1.5pt solid #000000" fo:border-left="0.74pt solid #000000" fo:border-right="0.74pt solid #000000" fo:border-top="0.74pt solid #000000"/>
      <style:text-properties style:use-window-font-color="true" fo:font-size="9pt" fo:font-weight="normal" style:font-size-asian="9pt" style:language-asian="ja" style:country-asian="JP" style:font-size-complex="8pt"/>
    </style:style>
    <style:style style:name="ce648" style:family="table-cell" style:parent-style-name="transparent_5f_crypto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649" style:family="table-cell" style:parent-style-name="transparent_5f_crypto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654" style:family="table-cell" style:parent-style-name="acquired_5f_lot_5f_note_5f_default" style:data-style-name="N125">
      <style:table-cell-properties fo:border-bottom="1.5pt solid #000000" fo:border-left="0.74pt solid #000000" fo:border-right="0.74pt solid #000000" fo:border-top="0.74pt solid #000000"/>
      <style:text-properties fo:color="#000000" fo:font-size="9pt" fo:font-weight="normal" style:font-size-asian="9pt" style:language-asian="ja" style:country-asian="JP" style:font-size-complex="9pt"/>
    </style:style>
    <style:style style:name="ce655" style:family="table-cell" style:parent-style-name="Default">
      <style:text-properties style:font-name="Liberation Sans" fo:font-weight="normal" style:font-weight-asian="normal" style:font-weight-complex="normal"/>
    </style:style>
    <style:style style:name="ce656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657" style:family="table-cell" style:parent-style-name="acquired_5f_lot_5f_percent">
      <style:table-cell-properties fo:background-color="transparent"/>
      <style:text-properties style:font-name="Liberation Sans"/>
    </style:style>
    <style:style style:name="ce658" style:family="table-cell" style:parent-style-name="acquired_5f_lot_5f_alt_5f_percent">
      <style:table-cell-properties fo:background-color="transparent"/>
      <style:text-properties style:font-name="Liberation Sans"/>
    </style:style>
    <style:style style:name="ce150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60" style:family="table-cell" style:parent-style-name="Default">
      <style:table-cell-properties fo:border-bottom="none" fo:background-color="#ffffff" style:text-align-source="fix" style:repeat-content="false" fo:wrap-option="wrap" fo:border-left="none" fo:border-right="0.74pt solid #000000" fo:border-top="1.5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61" style:family="table-cell" style:parent-style-name="Default">
      <style:table-cell-properties fo:border-bottom="0.74pt solid #000000" fo:background-color="#ffffff" style:text-align-source="fix" style:repeat-content="false" fo:wrap-option="wrap" fo:border-left="none" fo:border-right="0.74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3" style:family="table-cell" style:parent-style-name="Default">
      <style:table-cell-properties fo:border-bottom="none" fo:background-color="#ffffff" style:text-align-source="fix" style:repeat-content="false" fo:wrap-option="wrap" fo:border-left="none" fo:border-right="0.74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63" style:family="table-cell" style:parent-style-name="Default">
      <style:table-cell-properties fo:border-bottom="none" fo:background-color="#ffffff" style:text-align-source="fix" style:repeat-content="false" fo:border-left="none" fo:border-right="0.74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4" style:family="table-cell" style:parent-style-name="Default">
      <style:table-cell-properties fo:border-bottom="0.74pt solid #000000" fo:background-color="#ffffff" style:text-align-source="fix" style:repeat-content="false" fo:border-left="none" fo:border-right="0.74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5" style:family="table-cell" style:parent-style-name="taxable_5f_event_5f_note_5f_default" style:data-style-name="N127">
      <style:table-cell-properties fo:border-bottom="0.74pt solid #000000" fo:border-left="none" fo:border-right="0.74pt solid #000000" fo:border-top="0.74pt solid #000000"/>
      <style:text-properties fo:font-size="9pt" style:font-size-asian="9pt" style:font-size-complex="9pt"/>
    </style:style>
    <style:style style:name="ce666" style:family="table-cell" style:parent-style-name="taxable_5f_event_5f_note_5f_default" style:data-style-name="N127">
      <style:table-cell-properties fo:border-bottom="0.74pt solid #000000" fo:border-left="none" fo:border-right="0.74pt solid #000000" fo:border-top="0.74pt solid #000000"/>
    </style:style>
    <style:style style:name="ce158" style:family="table-cell" style:parent-style-name="taxable_5f_event_5f_note_5f_default" style:data-style-name="N125">
      <style:table-cell-properties fo:border-bottom="1.5pt solid #000000" fo:border-left="none" fo:border-right="0.74pt solid #000000" fo:border-top="1.11pt double-thin #000000" style:border-line-width-top="0.0071in 0.0016in 0.0071in"/>
      <style:text-properties style:use-window-font-color="true" style:font-name="Liberation Sans" fo:font-size="10pt" fo:font-weight="bold" style:font-name-asian="Noto Sans CJK SC1" style:font-size-asian="10pt" style:language-asian="ja" style:country-asian="JP" style:font-weight-asian="normal" style:font-size-complex="9pt" style:font-weight-complex="bold"/>
    </style:style>
    <style:style style:name="ce160" style:family="table-cell" style:parent-style-name="taxable_5f_event_5f_note_5f_default" style:data-style-name="N127"/>
    <style:style style:name="ce669" style:family="table-cell" style:parent-style-name="Default">
      <style:table-cell-properties fo:border-bottom="none" fo:background-color="#ffffff" style:text-align-source="fix" style:repeat-content="false" fo:wrap-option="wrap" fo:border-left="0.74pt solid #000000" fo:border-right="0.74pt solid #000000" fo:border-top="1.5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70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73" style:family="table-cell" style:parent-style-name="Default">
      <style:table-cell-properties fo:border-bottom="none" fo:background-color="#ffffff" style:text-align-source="fix" style:repeat-content="false" fo:wrap-option="wrap" fo:border-left="0.74pt dotted #000000" fo:border-right="none" fo:border-top="0.74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74" style:family="table-cell" style:parent-style-name="Default">
      <style:table-cell-properties fo:border-bottom="none" fo:background-color="#ffffff" style:text-align-source="fix" style:repeat-content="false" fo:border-left="0.74pt dotte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5" style:family="table-cell" style:parent-style-name="Default">
      <style:table-cell-properties fo:border-bottom="0.74pt solid #000000" fo:background-color="#ffffff" style:text-align-source="fix" style:repeat-content="false" fo:border-left="0.74pt dotte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6" style:family="table-cell" style:parent-style-name="taxable_5f_event_5f_note_5f_default" style:data-style-name="N127">
      <style:table-cell-properties fo:border-bottom="0.74pt solid #000000" fo:border-left="0.74pt dotted #000000" fo:border-right="0.74pt solid #000000" fo:border-top="0.74pt solid #000000"/>
      <style:text-properties fo:font-size="9pt" style:font-size-asian="9pt" style:font-size-complex="9pt"/>
    </style:style>
    <style:style style:name="ce677" style:family="table-cell" style:parent-style-name="taxable_5f_event_5f_note_5f_default" style:data-style-name="N127">
      <style:table-cell-properties fo:border-bottom="1.11pt double-thin #000000" style:border-line-width-bottom="0.0071in 0.0016in 0.0071in" fo:border-left="0.74pt dotted #000000" fo:border-right="0.74pt solid #000000" fo:border-top="0.74pt solid #000000"/>
      <style:text-properties fo:font-size="9pt" style:font-size-asian="9pt" style:font-size-complex="9pt"/>
    </style:style>
    <style:style style:name="ce678" style:family="table-cell" style:parent-style-name="acquired_5f_lot_5f_note_5f_default" style:data-style-name="N122">
      <style:table-cell-properties fo:border-bottom="none" style:text-align-source="fix" style:repeat-content="false" fo:border-left="0.74pt solid #000000" fo:border-right="0.74pt solid #000000" fo:border-top="1.5pt solid #000000"/>
      <style:paragraph-properties fo:text-align="center" fo:margin-left="0in"/>
      <style:text-properties fo:color="#000000" fo:font-size="8pt" fo:font-weight="bold" style:font-size-asian="8pt" style:font-weight-asian="bold" style:font-size-complex="8pt" style:font-weight-complex="bold"/>
    </style:style>
    <style:style style:name="ce679" style:family="table-cell" style:parent-style-name="acquired_5f_lot_5f_note_5f_default" style:data-style-name="N122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in"/>
      <style:text-properties fo:color="#000000" fo:font-size="8pt" style:font-size-asian="8pt" style:font-size-complex="8pt"/>
    </style:style>
    <style:style style:name="ce682" style:family="table-cell" style:parent-style-name="taxable_5f_event_5f_note_5f_default" style:data-style-name="N125">
      <style:table-cell-properties fo:border-bottom="1.5pt solid #000000" fo:border-left="0.74pt solid #000000" fo:border-right="0.74pt solid #000000" fo:border-top="0.74pt solid #000000"/>
      <style:text-properties style:use-window-font-color="true" fo:font-size="9pt" fo:font-weight="normal" style:font-size-asian="9pt" style:language-asian="ja" style:country-asian="JP" style:font-size-complex="8pt"/>
    </style:style>
    <style:style style:name="ce683" style:family="table-cell" style:parent-style-name="acquired_5f_lot_5f_note_5f_default" style:data-style-name="N122">
      <style:table-cell-properties fo:border-bottom="none" style:text-align-source="fix" style:repeat-content="false" fo:border-left="0.74pt solid #000000" fo:border-right="0.74pt solid #000000" fo:border-top="1.5pt solid #000000" style:vertical-align="middle"/>
      <style:paragraph-properties fo:text-align="center" fo:margin-left="0in"/>
      <style:text-properties fo:color="#000000" fo:font-size="8pt" fo:font-weight="bold" style:font-size-asian="8pt" style:font-weight-asian="bold" style:font-size-complex="8pt" style:font-weight-complex="bold"/>
    </style:style>
    <style:style style:name="ce684" style:family="table-cell" style:parent-style-name="acquired_5f_lot_5f_note_5f_default" style:data-style-name="N122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fo:color="#000000" fo:font-size="8pt" style:font-size-asian="8pt" style:font-size-complex="8pt"/>
    </style:style>
    <style:style style:name="ce685" style:family="table-cell" style:parent-style-name="acquired_5f_lot_5f_note_5f_default" style:data-style-name="N122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in"/>
      <style:text-properties fo:color="#000000" fo:font-size="8pt" fo:font-weight="bold" style:font-size-asian="8pt" style:font-weight-asian="bold" style:font-size-complex="8pt" style:font-weight-complex="bold"/>
    </style:style>
    <style:style style:name="ce686" style:family="table-cell" style:parent-style-name="taxable_5f_event_5f_note_5f_default" style:data-style-name="N125">
      <style:table-cell-properties fo:border-bottom="1.5pt solid #000000" fo:border-left="0.74pt solid #000000" fo:border-right="0.74pt solid #000000" fo:border-top="0.74pt solid #000000"/>
      <style:text-properties fo:color="#000000" fo:font-size="9pt" fo:font-weight="normal" style:font-size-asian="9pt" style:language-asian="ja" style:country-asian="JP" style:font-size-complex="9pt"/>
    </style:style>
    <style:style style:name="ce687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688" style:family="table-cell" style:parent-style-name="acquired_5f_lot_5f_fiat">
      <style:table-cell-properties fo:background-color="transparent"/>
      <style:text-properties style:font-name="Liberation Sans"/>
    </style:style>
    <style:style style:name="ce691" style:family="table-cell" style:parent-style-name="acquired_5f_lot_5f_alt_5f_fiat">
      <style:table-cell-properties fo:background-color="transparent"/>
      <style:text-properties style:font-name="Liberation Sans"/>
    </style:style>
    <style:style style:name="ce178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695" style:family="table-cell" style:parent-style-name="Default">
      <style:table-cell-properties fo:border-bottom="none" fo:background-color="#ffffff" style:text-align-source="fix" style:repeat-content="false" fo:wrap-option="wrap" fo:border-left="0.74pt solid #000000" fo:border-right="1.5pt solid #000000" fo:border-top="1.5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01" style:family="table-cell" style:parent-style-name="Default">
      <style:table-cell-properties fo:border-bottom="0.74pt solid #000000" fo:background-color="#ffffff" style:text-align-source="fix" style:repeat-content="false" fo:wrap-option="wrap" fo:border-left="0.74pt solid #000000" fo:border-right="1.5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02" style:family="table-cell" style:parent-style-name="Default">
      <style:table-cell-properties fo:border-bottom="0.74pt solid #000000" fo:background-color="#ffffff" style:text-align-source="fix" style:repeat-content="false" fo:border-left="0.74pt solid #000000" fo:border-right="0.74pt dotted #000000" fo:border-top="none"/>
      <style:paragraph-properties fo:text-align="center" fo:margin-left="0in"/>
      <style:text-properties style:font-name="Liberation Sans" fo:font-size="9pt" fo:font-weight="normal" style:font-size-asian="9pt" style:font-weight-asian="normal" style:font-size-complex="9pt" style:font-weight-complex="normal"/>
    </style:style>
    <style:style style:name="ce703" style:family="table-cell" style:parent-style-name="taxable_5f_event_5f_note_5f_fiat" style:data-style-name="N122">
      <style:table-cell-properties fo:border-bottom="0.74pt solid #000000" fo:border-left="none" fo:border-right="0.74pt dotted #000000" fo:border-top="0.74pt solid #000000"/>
      <style:text-properties fo:font-size="9pt" style:font-size-asian="9pt" style:font-size-complex="9pt"/>
    </style:style>
    <style:style style:name="ce704" style:family="table-cell" style:parent-style-name="taxable_5f_event_5f_note_5f_fiat" style:data-style-name="N122">
      <style:table-cell-properties fo:border-bottom="0.74pt solid #000000" fo:border-left="none" fo:border-right="0.74pt dotted #000000" fo:border-top="0.74pt solid #000000"/>
    </style:style>
    <style:style style:name="ce705" style:family="table-cell" style:parent-style-name="taxable_5f_event_5f_note_5f_fiat" style:data-style-name="N122">
      <style:table-cell-properties fo:border-bottom="1.5pt solid #000000" fo:border-left="none" fo:border-right="0.74pt dotted #000000" fo:border-top="1.11pt double-thin #000000" style:border-line-width-top="0.0071in 0.0016in 0.0071in"/>
      <style:text-properties style:use-window-font-color="true"/>
    </style:style>
    <style:style style:name="ce185" style:family="table-cell" style:parent-style-name="taxable_5f_event_5f_note_5f_fiat" style:data-style-name="N122"/>
    <style:style style:name="ce707" style:family="table-cell" style:parent-style-name="Default">
      <style:table-cell-properties fo:border-bottom="0.74pt solid #ffffff" fo:background-color="#ffffff" style:text-align-source="fix" style:repeat-content="false" fo:border-left="none" fo:border-right="none" fo:border-top="0.74pt solid #ffffff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708" style:family="table-cell" style:parent-style-name="Default">
      <style:table-cell-properties fo:border-bottom="none" fo:background-color="#ffffff" style:text-align-source="fix" style:repeat-content="false" fo:border-left="none" fo:border-right="none" fo:border-top="0.74pt solid #ffffff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709" style:family="table-cell" style:parent-style-name="Default">
      <style:table-cell-properties fo:border-bottom="none" fo:background-color="#ffffff" style:text-align-source="fix" style:repeat-content="false" fo:wrap-option="wrap" fo:border-left="0.74pt solid #000000" fo:border-right="0.74pt dotted #000000" fo:border-top="0.74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10" style:family="table-cell" style:parent-style-name="taxable_5f_event_5f_note_5f_fiat" style:data-style-name="N122">
      <style:table-cell-properties fo:border-bottom="1.11pt double-thin #000000" style:border-line-width-bottom="0.0071in 0.0016in 0.0071in" fo:border-left="none" fo:border-right="0.74pt dotted #000000" fo:border-top="0.74pt solid #000000"/>
      <style:text-properties fo:font-size="9pt" style:font-size-asian="9pt" style:font-size-complex="9pt"/>
    </style:style>
    <style:style style:name="ce711" style:family="table-cell" style:parent-style-name="taxable_5f_event_5f_note_5f_default" style:data-style-name="N127">
      <style:table-cell-properties fo:border-bottom="none" style:text-align-source="fix" style:repeat-content="false" fo:border-left="0.74pt solid #000000" fo:border-right="0.74pt solid #000000" fo:border-top="1.5pt solid #000000"/>
      <style:paragraph-properties fo:text-align="center" fo:margin-left="0in"/>
      <style:text-properties fo:color="#000000" fo:font-size="8pt" fo:font-weight="bold" style:font-size-asian="8pt" style:font-weight-asian="bold" style:font-size-complex="8pt" style:font-weight-complex="bold"/>
    </style:style>
    <style:style style:name="ce191" style:family="table-cell" style:parent-style-name="taxable_5f_event_5f_note_5f_default" style:data-style-name="N127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in"/>
      <style:text-properties fo:color="#000000" fo:font-size="8pt" style:font-size-asian="8pt" style:font-size-complex="8pt"/>
    </style:style>
    <style:style style:name="ce713" style:family="table-cell" style:parent-style-name="transparent_5f_crypto" style:data-style-name="N122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in"/>
      <style:text-properties style:language-asian="ja" style:country-asian="JP"/>
    </style:style>
    <style:style style:name="ce714" style:family="table-cell" style:parent-style-name="taxable_5f_event_5f_note_5f_fiat" style:data-style-name="N125">
      <style:table-cell-properties fo:border-bottom="1.5pt solid #000000" style:diagonal-bl-tr="none" style:diagonal-tl-br="none" fo:border-left="0.74pt solid #000000" fo:border-right="0.74pt solid #000000" fo:border-top="0.74pt solid #000000"/>
      <style:text-properties style:use-window-font-color="true" fo:font-size="9pt" fo:font-weight="normal" style:font-size-asian="9pt" style:language-asian="ja" style:country-asian="JP" style:font-size-complex="8pt"/>
    </style:style>
    <style:style style:name="ce715" style:family="table-cell" style:parent-style-name="taxable_5f_event_5f_note_5f_default" style:data-style-name="N127">
      <style:table-cell-properties fo:border-bottom="none" style:text-align-source="fix" style:repeat-content="false" fo:border-left="0.74pt solid #000000" fo:border-right="0.74pt solid #000000" fo:border-top="1.5pt solid #000000"/>
      <style:paragraph-properties fo:text-align="center" fo:margin-left="0in"/>
      <style:text-properties fo:color="#000000" fo:font-size="8pt" style:font-size-asian="8pt" style:font-size-complex="8pt"/>
    </style:style>
    <style:style style:name="ce716" style:family="table-cell" style:parent-style-name="taxable_5f_event_5f_note_5f_default" style:data-style-name="N127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in"/>
      <style:text-properties fo:color="#000000" fo:font-size="8pt" fo:font-weight="bold" style:font-size-asian="8pt" style:font-weight-asian="bold" style:font-size-complex="8pt" style:font-weight-complex="bold"/>
    </style:style>
    <style:style style:name="ce717" style:family="table-cell" style:parent-style-name="taxable_5f_event_5f_note_5f_fiat" style:data-style-name="N125">
      <style:table-cell-properties fo:border-bottom="1.5pt solid #000000" style:diagonal-bl-tr="none" style:diagonal-tl-br="none" fo:border-left="0.74pt solid #000000" fo:border-right="0.74pt solid #000000" fo:border-top="0.74pt solid #000000"/>
      <style:text-properties fo:color="#000000" fo:font-size="9pt" fo:font-weight="normal" style:font-size-asian="9pt" style:language-asian="ja" style:country-asian="JP" style:font-size-complex="9pt"/>
    </style:style>
    <style:style style:name="ce71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719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20" style:family="table-cell" style:parent-style-name="transparent_5f_fiat">
      <style:table-cell-properties fo:background-color="#ffff00" style:text-align-source="fix" style:repeat-content="false" fo:border="0.74pt solid #000000"/>
      <style:paragraph-properties fo:text-align="center" fo:margin-left="0in"/>
      <style:text-properties style:font-name="Liberation Sans" style:font-name-asian="Meiryo"/>
    </style:style>
    <style:style style:name="ce721" style:family="table-cell" style:parent-style-name="Default">
      <style:table-cell-properties fo:border-bottom="none" fo:background-color="#ffffff" style:text-align-source="fix" style:repeat-content="false" fo:wrap-option="wrap" fo:border-left="none" fo:border-right="1.5pt solid #000000" fo:border-top="1.5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22" style:family="table-cell" style:parent-style-name="Default">
      <style:table-cell-properties fo:border-bottom="0.74pt solid #000000" fo:background-color="#ffffff" style:text-align-source="fix" style:repeat-content="false" fo:wrap-option="wrap" fo:border-left="none" fo:border-right="1.5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23" style:family="table-cell" style:parent-style-name="Default">
      <style:table-cell-properties fo:border-bottom="none" fo:background-color="#ffffff" style:text-align-source="fix" style:repeat-content="false" fo:wrap-option="wrap" fo:border-left="none" fo:border-right="1.5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24" style:family="table-cell" style:parent-style-name="Default">
      <style:table-cell-properties fo:border-bottom="none" fo:background-color="#ffffff" style:text-align-source="fix" style:repeat-content="false" fo:border-left="none" fo:border-right="1.5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5" style:family="table-cell" style:parent-style-name="Default">
      <style:table-cell-properties fo:border-bottom="0.74pt solid #000000" fo:background-color="#ffffff" style:text-align-source="fix" style:repeat-content="false" fo:border-left="none" fo:border-right="1.5pt solid #000000" fo:border-top="none"/>
      <style:paragraph-properties fo:text-align="center" fo:margin-left="0in"/>
      <style:text-properties style:font-name="Liberation Sans" fo:font-size="9pt" fo:font-weight="normal" style:font-size-asian="9pt" style:font-weight-asian="normal" style:font-size-complex="9pt" style:font-weight-complex="normal"/>
    </style:style>
    <style:style style:name="ce726" style:family="table-cell" style:parent-style-name="acquired_5f_lot_5f_note_5f_fiat" style:data-style-name="N125">
      <style:table-cell-properties fo:border-bottom="0.74pt solid #000000" fo:border-left="none" fo:border-right="1.5pt solid #000000" fo:border-top="0.74pt solid #000000"/>
      <style:text-properties fo:font-size="9pt" style:font-size-asian="9pt" style:font-size-complex="9pt"/>
    </style:style>
    <style:style style:name="ce727" style:family="table-cell" style:parent-style-name="acquired_5f_lot_5f_note_5f_fiat" style:data-style-name="N125">
      <style:table-cell-properties fo:border-bottom="0.74pt solid #000000" fo:border-left="none" fo:border-right="1.5pt solid #000000" fo:border-top="0.74pt solid #000000"/>
    </style:style>
    <style:style style:name="ce206" style:family="table-cell" style:parent-style-name="acquired_5f_lot_5f_note_5f_fiat" style:data-style-name="N125">
      <style:table-cell-properties fo:border-bottom="1.5pt solid #000000" fo:border-left="none" fo:border-right="1.5pt solid #000000" fo:border-top="1.11pt double-thin #000000" style:border-line-width-top="0.0071in 0.0016in 0.0071in"/>
      <style:text-properties style:use-window-font-color="true" fo:font-weight="bold" style:language-asian="ja" style:country-asian="JP" style:font-weight-asian="normal" style:font-weight-complex="bold"/>
    </style:style>
    <style:style style:name="ce729" style:family="table-cell" style:parent-style-name="Default">
      <style:table-cell-properties fo:border-bottom="none" fo:background-color="#ffffff" style:text-align-source="fix" style:repeat-content="false" fo:wrap-option="wrap" fo:border-left="0.74pt dotted #000000" fo:border-right="0.74pt solid #000000" fo:border-top="0.74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30" style:family="table-cell" style:parent-style-name="Default">
      <style:table-cell-properties fo:border-bottom="none" fo:background-color="#ffffff" style:text-align-source="fix" style:repeat-content="false" fo:border-left="0.74pt dotted #000000" fo:border-right="0.74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1" style:family="table-cell" style:parent-style-name="Default">
      <style:table-cell-properties fo:border-bottom="0.74pt solid #000000" fo:background-color="#ffffff" style:text-align-source="fix" style:repeat-content="false" fo:border-left="0.74pt dotted #000000" fo:border-right="0.74pt solid #000000" fo:border-top="none"/>
      <style:paragraph-properties fo:text-align="center" fo:margin-left="0in"/>
      <style:text-properties style:font-name="Liberation Sans" fo:font-size="9pt" fo:font-weight="normal" style:font-size-asian="9pt" style:font-weight-asian="normal" style:font-size-complex="9pt" style:font-weight-complex="normal"/>
    </style:style>
    <style:style style:name="ce732" style:family="table-cell" style:parent-style-name="acquired_5f_lot_5f_note_5f_fiat" style:data-style-name="N125">
      <style:table-cell-properties fo:border-bottom="0.74pt solid #000000" fo:border-left="0.74pt dotted #000000" fo:border-right="0.74pt solid #000000" fo:border-top="0.74pt solid #000000"/>
      <style:text-properties fo:font-size="9pt" style:font-size-asian="9pt" style:font-size-complex="9pt"/>
    </style:style>
    <style:style style:name="ce733" style:family="table-cell" style:parent-style-name="acquired_5f_lot_5f_note_5f_fiat" style:data-style-name="N125">
      <style:table-cell-properties fo:border-bottom="1.11pt double-thin #000000" style:border-line-width-bottom="0.0071in 0.0016in 0.0071in" fo:border-left="0.74pt dotted #000000" fo:border-right="0.74pt solid #000000" fo:border-top="0.74pt solid #000000"/>
      <style:text-properties fo:font-size="9pt" style:font-size-asian="9pt" style:font-size-complex="9pt"/>
    </style:style>
    <style:style style:name="ce734" style:family="table-cell" style:parent-style-name="taxable_5f_event_5f_note_5f_fiat" style:data-style-name="N122">
      <style:table-cell-properties fo:border-bottom="none" style:diagonal-bl-tr="none" style:diagonal-tl-br="none" style:text-align-source="fix" style:repeat-content="false" fo:border-left="0.74pt solid #000000" fo:border-right="0.74pt solid #000000" fo:border-top="1.5pt solid #000000"/>
      <style:paragraph-properties fo:text-align="center" fo:margin-left="0in"/>
      <style:text-properties fo:color="#000000" fo:font-size="8pt" fo:font-weight="bold" style:font-size-asian="8pt" style:font-weight-asian="bold" style:font-size-complex="8pt" style:font-weight-complex="bold"/>
    </style:style>
    <style:style style:name="ce215" style:family="table-cell" style:parent-style-name="taxable_5f_event_5f_note_5f_fiat" style:data-style-name="N122">
      <style:table-cell-properties fo:border-bottom="0.74pt solid #000000" style:diagonal-bl-tr="none" style:diagonal-tl-br="none" style:text-align-source="fix" style:repeat-content="false" fo:border-left="0.74pt solid #000000" fo:border-right="0.74pt solid #000000" fo:border-top="none"/>
      <style:paragraph-properties fo:text-align="center" fo:margin-left="0in"/>
      <style:text-properties fo:color="#000000" fo:font-size="8pt" style:font-size-asian="8pt" style:font-size-complex="8pt"/>
    </style:style>
    <style:style style:name="ce736" style:family="table-cell" style:parent-style-name="acquired_5f_lot_5f_note_5f_fiat" style:data-style-name="N125">
      <style:table-cell-properties fo:border-bottom="1.5pt solid #000000" fo:border-left="0.74pt solid #000000" fo:border-right="0.74pt solid #000000" fo:border-top="0.74pt solid #000000"/>
      <style:text-properties style:use-window-font-color="true" fo:font-size="9pt" fo:font-weight="normal" style:font-size-asian="9pt" style:language-asian="ja" style:country-asian="JP" style:font-size-complex="8pt"/>
    </style:style>
    <style:style style:name="ce737" style:family="table-cell" style:parent-style-name="taxable_5f_event_5f_note_5f_fiat" style:data-style-name="N122">
      <style:table-cell-properties fo:border-bottom="none" style:diagonal-bl-tr="none" style:diagonal-tl-br="none" style:text-align-source="fix" style:repeat-content="false" fo:border-left="0.74pt solid #000000" fo:border-right="0.74pt solid #000000" fo:border-top="1.5pt solid #000000"/>
      <style:paragraph-properties fo:text-align="center" fo:margin-left="0in"/>
      <style:text-properties fo:color="#000000" fo:font-size="8pt" style:font-size-asian="8pt" style:font-size-complex="8pt"/>
    </style:style>
    <style:style style:name="ce738" style:family="table-cell" style:parent-style-name="taxable_5f_event_5f_note_5f_fiat" style:data-style-name="N122">
      <style:table-cell-properties fo:border-bottom="none" style:diagonal-bl-tr="none" style:diagonal-tl-br="none" style:text-align-source="fix" style:repeat-content="false" fo:border-left="0.74pt solid #000000" fo:border-right="0.74pt solid #000000" fo:border-top="0.74pt solid #000000"/>
      <style:paragraph-properties fo:text-align="center" fo:margin-left="0in"/>
      <style:text-properties fo:color="#000000" fo:font-size="8pt" fo:font-weight="bold" style:font-size-asian="8pt" style:font-weight-asian="bold" style:font-size-complex="8pt" style:font-weight-complex="bold"/>
    </style:style>
    <style:style style:name="ce739" style:family="table-cell" style:parent-style-name="acquired_5f_lot_5f_note_5f_fiat" style:data-style-name="N125">
      <style:table-cell-properties fo:border-bottom="1.5pt solid #000000" fo:border-left="0.74pt solid #000000" fo:border-right="0.74pt solid #000000" fo:border-top="0.74pt solid #000000"/>
      <style:text-properties fo:color="#000000" fo:font-size="9pt" fo:font-weight="normal" style:font-size-asian="9pt" style:language-asian="ja" style:country-asian="JP" style:font-size-complex="9pt"/>
    </style:style>
    <style:style style:name="ce74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fo:color="#3d3d3d" style:text-outline="false" style:text-line-through-style="none" style:text-line-through-type="none" style:font-name="Ubuntu" fo:font-size="6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Ubuntu" style:font-size-asian="6pt" style:language-asian="none" style:country-asian="none" style:font-style-asian="normal" style:font-weight-asian="bold" style:font-name-complex="Ubuntu" style:font-size-complex="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74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Ubuntu" fo:font-size="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Ubuntu" style:font-size-asian="6pt" style:language-asian="zh" style:country-asian="CN" style:font-style-asian="normal" style:font-weight-asian="bold" style:font-name-complex="Tahoma" style:font-size-complex="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2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23" style:family="table-cell" style:parent-style-name="transparent_5f_fiat" style:data-style-name="N125"/>
    <style:style style:name="ce745" style:family="table-cell" style:parent-style-name="Default">
      <style:table-cell-properties fo:border-bottom="0.74pt solid #ffffff" fo:background-color="#ffffff" fo:border-left="none" fo:border-right="none" fo:border-top="0.74pt solid #ffffff"/>
      <style:text-properties style:font-name="Liberation Sans" fo:font-weight="bold" style:font-weight-asian="bold" style:font-weight-complex="bold"/>
    </style:style>
    <style:style style:name="ce746" style:family="table-cell" style:parent-style-name="Default">
      <style:table-cell-properties fo:border-bottom="none" fo:background-color="#ffffff" fo:border-left="none" fo:border-right="none" fo:border-top="0.74pt solid #ffffff"/>
      <style:text-properties style:font-name="Liberation Sans" fo:font-weight="bold" style:font-weight-asian="bold" style:font-weight-complex="bold"/>
    </style:style>
    <style:style style:name="ce747" style:family="table-cell" style:parent-style-name="Default">
      <style:table-cell-properties fo:border-bottom="none" fo:background-color="#ffffff" fo:border-left="0.74pt solid #000000" fo:border-right="1.5pt solid #000000" fo:border-top="1.5pt solid #000000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748" style:family="table-cell" style:parent-style-name="Default">
      <style:table-cell-properties fo:border-bottom="none" fo:background-color="#ffffff" fo:border-left="0.06pt solid #000000" fo:border-right="1.5pt solid #000000" fo:border-top="none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749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1.5pt solid #000000" fo:border-top="0.74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50" style:family="table-cell" style:parent-style-name="Default">
      <style:table-cell-properties fo:border-bottom="none" fo:background-color="#ffffff" style:text-align-source="fix" style:repeat-content="false" fo:border-left="0.06pt solid #000000" fo:border-right="1.5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1" style:family="table-cell" style:parent-style-name="Default">
      <style:table-cell-properties fo:border-bottom="0.74pt solid #000000" fo:background-color="#ffffff" style:text-align-source="fix" style:repeat-content="false" fo:border-left="0.06pt solid #000000" fo:border-right="1.5pt solid #000000" fo:border-top="none"/>
      <style:paragraph-properties fo:text-align="center" fo:margin-left="0in"/>
      <style:text-properties style:font-name="Liberation Sans" fo:font-size="9pt" fo:font-weight="normal" style:font-size-asian="9pt" style:font-weight-asian="normal" style:font-size-complex="9pt" style:font-weight-complex="normal"/>
    </style:style>
    <style:style style:name="ce752" style:family="table-cell" style:parent-style-name="transparent_5f_fiat" style:data-style-name="N125">
      <style:table-cell-properties fo:border-bottom="0.74pt solid #000000" fo:border-left="0.74pt solid #000000" fo:border-right="1.5pt solid #000000" fo:border-top="0.74pt solid #000000"/>
      <style:text-properties fo:font-size="9pt" style:font-size-asian="9pt" style:font-size-complex="9pt"/>
    </style:style>
    <style:style style:name="ce753" style:family="table-cell" style:parent-style-name="transparent_5f_fiat" style:data-style-name="N125">
      <style:table-cell-properties fo:border-bottom="1.11pt double-thin #000000" style:border-line-width-bottom="0.0071in 0.0016in 0.0071in" fo:border-left="0.74pt solid #000000" fo:border-right="1.5pt solid #000000" fo:border-top="0.74pt solid #000000"/>
      <style:text-properties fo:font-size="9pt" style:font-size-asian="9pt" style:font-size-complex="9pt"/>
    </style:style>
    <style:style style:name="ce754" style:family="table-cell" style:parent-style-name="acquired_5f_lot_5f_note_5f_fiat" style:data-style-name="N125">
      <style:table-cell-properties fo:border-bottom="none" style:text-align-source="fix" style:repeat-content="false" fo:border-left="0.74pt solid #000000" fo:border-right="1.5pt solid #000000" fo:border-top="1.5pt solid #000000"/>
      <style:paragraph-properties fo:text-align="center" fo:margin-left="0in"/>
      <style:text-properties fo:color="#000000" style:text-outline="false" style:text-line-through-style="none" style:text-line-through-type="none" style:font-name="ＭＳ ゴシック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ＭＳ ゴシック" style:font-size-asian="8pt" style:language-asian="zh" style:country-asian="CN" style:font-style-asian="normal" style:font-weight-asian="bold" style:font-name-complex="Lohit Devanagari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55" style:family="table-cell" style:parent-style-name="acquired_5f_lot_5f_note_5f_fiat" style:data-style-name="N125">
      <style:table-cell-properties fo:border-bottom="0.74pt solid #000000" style:text-align-source="fix" style:repeat-content="false" fo:border-left="0.74pt solid #000000" fo:border-right="1.5pt solid #000000" fo:border-top="none"/>
      <style:paragraph-properties fo:text-align="center" fo:margin-left="0in"/>
      <style:text-properties fo:color="#000000" fo:font-size="8pt" style:font-size-asian="8pt" style:font-size-complex="8pt"/>
    </style:style>
    <style:style style:name="ce756" style:family="table-cell" style:parent-style-name="transactions_5f_right_5f_end" style:data-style-name="N122">
      <style:table-cell-properties style:text-align-source="fix" style:repeat-content="false"/>
      <style:paragraph-properties fo:text-align="end"/>
      <style:text-properties style:language-asian="ja" style:country-asian="JP"/>
    </style:style>
    <style:style style:name="ce757" style:family="table-cell" style:parent-style-name="transactions_5f_right_5f_end" style:data-style-name="N125">
      <style:table-cell-properties fo:border-bottom="1.5pt solid #000000" fo:border-left="none" fo:border-right="1.5pt solid #000000" fo:border-top="0.74pt solid #000000"/>
      <style:text-properties style:use-window-font-color="true" fo:font-size="9pt" fo:font-weight="normal" style:font-size-asian="9pt" style:language-asian="ja" style:country-asian="JP"/>
    </style:style>
    <style:style style:name="ce758" style:family="table-cell" style:parent-style-name="acquired_5f_lot_5f_note_5f_fiat" style:data-style-name="N125">
      <style:table-cell-properties fo:border-bottom="none" style:text-align-source="fix" style:repeat-content="false" fo:border-left="0.74pt solid #000000" fo:border-right="1.5pt solid #000000" fo:border-top="1.5pt solid #000000"/>
      <style:paragraph-properties fo:text-align="center" fo:margin-left="0in"/>
      <style:text-properties fo:color="#000000" style:text-outline="false" style:text-line-through-style="none" style:text-line-through-type="none" style:font-name="ＭＳ ゴシック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ゴシック" style:font-size-asian="8pt" style:language-asian="zh" style:country-asian="CN" style:font-style-asian="normal" style:font-weight-asian="normal" style:font-name-complex="Lohit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9" style:family="table-cell" style:parent-style-name="acquired_5f_lot_5f_note_5f_fiat" style:data-style-name="N125">
      <style:table-cell-properties fo:border-bottom="0.74pt solid #000000" style:text-align-source="fix" style:repeat-content="false" fo:border-left="0.74pt solid #000000" fo:border-right="1.5pt solid #000000" fo:border-top="none"/>
      <style:paragraph-properties fo:text-align="center" fo:margin-left="0in"/>
      <style:text-properties fo:color="#000000" style:text-outline="false" style:text-line-through-style="none" style:text-line-through-type="none" style:font-name="ＭＳ ゴシック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ゴシック" style:font-size-asian="8pt" style:language-asian="zh" style:country-asian="CN" style:font-style-asian="normal" style:font-weight-asian="normal" style:font-name-complex="Lohit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0" style:family="table-cell" style:parent-style-name="acquired_5f_lot_5f_note_5f_fiat" style:data-style-name="N125">
      <style:table-cell-properties fo:border-bottom="none" style:text-align-source="fix" style:repeat-content="false" fo:border-left="0.74pt solid #000000" fo:border-right="1.5pt solid #000000" fo:border-top="0.74pt solid #000000"/>
      <style:paragraph-properties fo:text-align="center" fo:margin-left="0in"/>
      <style:text-properties fo:color="#000000" style:text-outline="false" style:text-line-through-style="none" style:text-line-through-type="none" style:font-name="ＭＳ ゴシック" fo:font-size="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ＭＳ ゴシック" style:font-size-asian="8pt" style:language-asian="zh" style:country-asian="CN" style:font-style-asian="normal" style:font-weight-asian="bold" style:font-name-complex="Lohit Devanagari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61" style:family="table-cell" style:parent-style-name="transparent_5f_fiat" style:data-style-name="N125">
      <style:table-cell-properties fo:border-bottom="1.5pt solid #000000" fo:border-left="0.74pt solid #000000" fo:border-right="1.5pt solid #000000" fo:border-top="0.74pt solid #000000"/>
      <style:text-properties fo:color="#000000" fo:font-size="9pt" fo:font-weight="normal" style:font-size-asian="9pt" style:language-asian="ja" style:country-asian="JP" style:font-size-complex="9pt"/>
    </style:style>
    <style:style style:name="ce762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763" style:family="table-cell" style:parent-style-name="Default" style:data-style-name="N125">
      <style:table-cell-properties style:text-align-source="fix" style:repeat-content="false" fo:background-color="transparent" fo:border="none"/>
      <style:paragraph-properties fo:text-align="end"/>
      <style:text-properties style:font-name="Liberation Sans" fo:font-weight="bold" style:language-asian="ja" style:country-asian="JP" style:font-weight-asian="bold" style:font-weight-complex="bold"/>
    </style:style>
    <style:style style:name="ce764" style:family="table-cell" style:parent-style-name="Default" style:data-style-name="N125">
      <style:table-cell-properties style:text-align-source="fix" style:repeat-content="false" fo:background-color="transparent" fo:border="none"/>
      <style:paragraph-properties fo:text-align="end" fo:margin-left="0in"/>
      <style:text-properties style:font-name="Liberation Sans" fo:font-weight="bold" style:language-asian="ja" style:country-asian="JP" style:font-weight-asian="bold" style:font-weight-complex="bold"/>
    </style:style>
    <style:style style:name="ce765" style:family="table-cell" style:parent-style-name="acquired_5f_lot_5f_alt_5f_default">
      <style:table-cell-properties fo:background-color="transparent"/>
    </style:style>
    <style:style style:name="ce766" style:family="table-cell" style:parent-style-name="Default" style:data-style-name="N0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tru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ＭＳ ゴシック" fo:font-size="11pt" fo:font-style="normal" fo:text-shadow="none" style:text-underline-style="none" fo:font-weight="normal" style:font-name-asian="ＭＳ ゴシック" style:font-size-asian="11pt" style:font-style-asian="normal" style:font-weight-asian="normal" style:font-size-complex="11pt" style:font-style-complex="normal" style:font-weight-complex="normal"/>
    </style:style>
    <style:style style:name="ce76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20" style:family="table-cell" style:parent-style-name="Default" style:data-style-name="N1"/>
    <style:style style:name="ce315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74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16" style:family="table-cell" style:parent-style-name="Default">
      <style:table-cell-properties fo:border-bottom="none" fo:background-color="#ffffff" style:text-align-source="fix" style:repeat-content="false" fo:border-left="0.06pt solid #000000" fo:border-right="0.74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7" style:family="table-cell" style:parent-style-name="Default">
      <style:table-cell-properties fo:border-bottom="0.74pt solid #000000" fo:background-color="#ffffff" style:text-align-source="fix" style:repeat-content="false" fo:border-left="0.06pt solid #000000" fo:border-right="0.74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8" style:family="table-cell" style:parent-style-name="acquired_5f_lot_5f_note_5f_default" style:data-style-name="N125">
      <style:table-cell-properties fo:border="0.74pt solid #000000"/>
      <style:text-properties fo:font-size="9pt" fo:font-weight="normal" style:font-size-asian="9pt" style:language-asian="ja" style:country-asian="JP" style:font-size-complex="9pt"/>
    </style:style>
    <style:style style:name="ce319" style:family="table-cell" style:parent-style-name="acquired_5f_lot_5f_note_5f_default" style:data-style-name="N125">
      <style:table-cell-properties fo:border-bottom="1.11pt double-thin #000000" style:border-line-width-bottom="0.0071in 0.0016in 0.0071in" fo:border-left="0.74pt solid #000000" fo:border-right="0.74pt solid #000000" fo:border-top="0.74pt solid #000000"/>
      <style:text-properties fo:font-size="9pt" fo:font-weight="normal" style:font-size-asian="9pt" style:language-asian="ja" style:country-asian="JP" style:font-size-complex="9pt"/>
    </style:style>
    <style:style style:name="ce775" style:family="table-cell" style:parent-style-name="summary_5f_crypto" style:data-style-name="N125">
      <style:table-cell-properties fo:border-bottom="1.5pt solid #000000" fo:border-left="0.74pt solid #000000" fo:border-right="0.74pt solid #000000" fo:border-top="1.11pt double-thin #000000" style:border-line-width-top="0.0071in 0.0016in 0.0071in"/>
      <style:text-properties style:language-asian="ja" style:country-asian="JP"/>
    </style:style>
    <style:style style:name="ce325" style:family="table-cell" style:parent-style-name="Default">
      <style:table-cell-properties fo:border-bottom="none" fo:background-color="#ffffff" style:text-align-source="fix" style:repeat-content="false" fo:wrap-option="wrap" fo:border-left="0.74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26" style:family="table-cell" style:parent-style-name="Default">
      <style:table-cell-properties fo:border-bottom="none" fo:background-color="#ffffff" style:text-align-source="fix" style:repeat-content="false" fo:border-left="0.74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7" style:family="table-cell" style:parent-style-name="Default">
      <style:table-cell-properties fo:border-bottom="0.74pt solid #000000" fo:background-color="#ffffff" style:text-align-source="fix" style:repeat-content="false" fo:border-left="0.74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9pt" style:language-asian="zh" style:country-asian="CN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8" style:family="table-cell" style:parent-style-name="taxable_5f_event_5f_note_5f_default" style:data-style-name="N125">
      <style:table-cell-properties fo:border="0.74pt solid #000000"/>
      <style:text-properties fo:font-size="9pt" fo:font-weight="normal" style:font-size-asian="9pt" style:language-asian="ja" style:country-asian="JP" style:font-size-complex="9pt"/>
    </style:style>
    <style:style style:name="ce329" style:family="table-cell" style:parent-style-name="taxable_5f_event_5f_note_5f_default" style:data-style-name="N125">
      <style:table-cell-properties fo:border-bottom="1.11pt double-thin #000000" style:border-line-width-bottom="0.0071in 0.0016in 0.0071in" fo:border-left="0.74pt solid #000000" fo:border-right="0.74pt solid #000000" fo:border-top="0.74pt solid #000000"/>
      <style:text-properties fo:font-size="9pt" fo:font-weight="normal" style:font-size-asian="9pt" style:language-asian="ja" style:country-asian="JP" style:font-size-complex="9pt"/>
    </style:style>
    <style:style style:name="ce781" style:family="table-cell" style:parent-style-name="summary_5f_yen">
      <style:table-cell-properties fo:border-bottom="1.5pt solid #000000" fo:border-left="0.74pt solid #000000" fo:border-right="0.74pt solid #000000" fo:border-top="1.11pt double-thin #000000" style:border-line-width-top="0.0071in 0.0016in 0.0071in"/>
      <style:text-properties style:language-asian="ja" style:country-asian="JP"/>
    </style:style>
    <style:style style:name="ce447" style:family="table-cell" style:parent-style-name="highlighted_5f_fiat" style:data-style-name="N122">
      <style:table-cell-properties fo:background-color="transparent"/>
      <style:text-properties style:font-name="Liberation Sans"/>
    </style:style>
    <style:style style:name="ce783" style:family="table-cell" style:parent-style-name="summary_5f_yen">
      <style:table-cell-properties fo:border-bottom="1.5pt solid #000000" style:text-align-source="fix" style:repeat-content="false" fo:border-left="0.74pt solid #000000" fo:border-right="0.74pt solid #000000" fo:border-top="1.11pt double-thin #000000" style:border-line-width-top="0.0071in 0.0016in 0.0071in"/>
      <style:paragraph-properties fo:text-align="center" fo:margin-left="0in"/>
    </style:style>
    <style:style style:name="ce332" style:family="table-cell" style:parent-style-name="Default">
      <style:table-cell-properties fo:border-bottom="none" fo:background-color="#ffffff" style:text-align-source="fix" style:repeat-content="false" fo:wrap-option="wrap" fo:border-left="0.74pt solid #000000" fo:border-right="0.74pt solid #000000" fo:border-top="1.5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HK" style:font-size-asian="9pt" style:language-asian="ja" style:country-asian="JP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3" style:family="table-cell" style:parent-style-name="Default">
      <style:table-cell-properties fo:border-bottom="none" fo:background-color="#ffffff" style:text-align-source="fix" style:repeat-content="false" fo:wrap-option="wrap" fo:border-left="0.74pt solid #000000" fo:border-right="0.74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HK" style:font-size-asian="9pt" style:language-asian="ja" style:country-asian="JP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4" style:family="table-cell" style:parent-style-name="Default">
      <style:table-cell-properties fo:border-bottom="none" fo:background-color="#ffffff" style:text-align-source="fix" style:repeat-content="false" fo:wrap-option="wrap" fo:border-left="0.74pt solid #000000" fo:border-right="0.74pt dotted #000000" fo:border-top="0.74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HK" style:font-size-asian="9pt" style:language-asian="ja" style:country-asian="JP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5" style:family="table-cell" style:parent-style-name="Default">
      <style:table-cell-properties fo:border-bottom="none" fo:background-color="#ffffff" style:text-align-source="fix" style:repeat-content="false" fo:border-left="0.74pt solid #000000" fo:border-right="0.74pt dotte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HK" style:font-size-asian="9pt" style:language-asian="ja" style:country-asian="JP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6" style:family="table-cell" style:parent-style-name="Default">
      <style:table-cell-properties fo:border-bottom="0.74pt solid #000000" fo:background-color="#ffffff" style:text-align-source="fix" style:repeat-content="false" fo:border-left="0.74pt solid #000000" fo:border-right="0.74pt dotted #000000" fo:border-top="none"/>
      <style:paragraph-properties fo:text-align="center" fo:margin-left="0in"/>
      <style:text-properties style:font-name="Liberation Sans" fo:font-size="9pt" fo:font-weight="normal" style:font-name-asian="Noto Sans CJK HK" style:font-size-asian="9pt" style:language-asian="ja" style:country-asian="JP" style:font-weight-asian="normal" style:font-size-complex="9pt" style:font-weight-complex="normal"/>
    </style:style>
    <style:style style:name="ce266" style:family="table-cell" style:parent-style-name="summary_5f_crypto">
      <style:table-cell-properties style:text-align-source="fix" style:repeat-content="false"/>
      <style:paragraph-properties fo:text-align="center" fo:margin-left="0in"/>
    </style:style>
    <style:style style:name="ce450" style:family="table-cell" style:parent-style-name="acquired_5f_lot_5f_alt_5f_default" style:data-style-name="N125">
      <style:table-cell-properties fo:background-color="transparent"/>
      <style:text-properties style:font-name="Liberation Sans"/>
    </style:style>
    <style:style style:name="ce451" style:family="table-cell" style:parent-style-name="acquired_5f_lot_5f_default" style:data-style-name="N125">
      <style:table-cell-properties fo:background-color="transparent"/>
      <style:text-properties style:font-name="Liberation Sans"/>
    </style:style>
    <style:style style:name="ce460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461" style:family="table-cell" style:parent-style-name="taxable_5f_event_5f_note_5f_default">
      <style:table-cell-properties fo:background-color="transparent"/>
      <style:text-properties style:font-name="Liberation Sans"/>
    </style:style>
    <style:style style:name="ce339" style:family="table-cell" style:parent-style-name="Default">
      <style:table-cell-properties fo:border-bottom="none" fo:background-color="#ffffff" style:text-align-source="fix" style:repeat-content="false" fo:wrap-option="wrap" fo:border-left="0.74pt solid #000000" fo:border-right="0.74pt solid #000000" fo:border-top="1.5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HK" style:font-size-asian="9pt" style:language-asian="ja" style:country-asian="JP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0" style:family="table-cell" style:parent-style-name="Default">
      <style:table-cell-properties fo:border-bottom="none" fo:background-color="#ffffff" style:text-align-source="fix" style:repeat-content="false" fo:wrap-option="wrap" fo:border-left="none" fo:border-right="0.74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HK" style:font-size-asian="9pt" style:language-asian="ja" style:country-asian="JP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1" style:family="table-cell" style:parent-style-name="Default">
      <style:table-cell-properties fo:border-bottom="none" fo:background-color="#ffffff" style:text-align-source="fix" style:repeat-content="false" fo:wrap-option="wrap" fo:border-left="0.74pt dotted #000000" fo:border-right="0.74pt solid #000000" fo:border-top="0.74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HK" style:font-size-asian="9pt" style:language-asian="ja" style:country-asian="JP" style:font-style-asian="normal" style:font-weight-asian="bold" style:font-name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2" style:family="table-cell" style:parent-style-name="Default">
      <style:table-cell-properties fo:border-bottom="none" fo:background-color="#ffffff" style:text-align-source="fix" style:repeat-content="false" fo:border-left="0.74pt dotted #000000" fo:border-right="0.74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HK" style:font-size-asian="9pt" style:language-asian="ja" style:country-asian="JP" style:font-style-asian="normal" style:font-weight-asian="normal" style:font-name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3" style:family="table-cell" style:parent-style-name="Default">
      <style:table-cell-properties fo:border-bottom="0.74pt solid #000000" fo:background-color="#ffffff" style:text-align-source="fix" style:repeat-content="false" fo:border-left="0.74pt dotted #000000" fo:border-right="0.74pt solid #000000" fo:border-top="none"/>
      <style:paragraph-properties fo:text-align="center" fo:margin-left="0in"/>
      <style:text-properties style:font-name="Liberation Sans" fo:font-size="9pt" fo:font-weight="normal" style:font-name-asian="Noto Sans CJK HK" style:font-size-asian="9pt" style:language-asian="ja" style:country-asian="JP" style:font-weight-asian="normal" style:font-size-complex="9pt" style:font-weight-complex="normal"/>
    </style:style>
    <style:style style:name="ce344" style:family="table-cell" style:parent-style-name="acquired_5f_lot_5f_note_5f_fiat" style:data-style-name="N125">
      <style:table-cell-properties fo:border-bottom="0.74pt solid #000000" fo:border-left="0.74pt dotted #000000" fo:border-right="0.74pt solid #000000" fo:border-top="0.74pt solid #000000"/>
      <style:text-properties fo:font-size="9pt" fo:font-weight="normal" style:font-size-asian="9pt" style:language-asian="ja" style:country-asian="JP" style:font-size-complex="9pt"/>
    </style:style>
    <style:style style:name="ce345" style:family="table-cell" style:parent-style-name="acquired_5f_lot_5f_note_5f_fiat" style:data-style-name="N125">
      <style:table-cell-properties fo:border-bottom="1.11pt double-thin #000000" style:border-line-width-bottom="0.0071in 0.0016in 0.0071in" fo:border-left="0.74pt dotted #000000" fo:border-right="0.74pt solid #000000" fo:border-top="0.74pt solid #000000"/>
      <style:text-properties fo:font-size="9pt" fo:font-weight="normal" style:font-size-asian="9pt" style:language-asian="ja" style:country-asian="JP" style:font-size-complex="9pt"/>
    </style:style>
    <style:style style:name="ce258" style:family="table-cell" style:parent-style-name="summary_5f_yen">
      <style:text-properties style:language-asian="ja" style:country-asian="JP"/>
    </style:style>
    <style:style style:name="ce457" style:family="table-cell" style:parent-style-name="transparent_5f_fiat" style:data-style-name="N125">
      <style:table-cell-properties fo:background-color="transparent"/>
      <style:text-properties style:font-name="Liberation Sans"/>
    </style:style>
    <style:style style:name="ce347" style:family="table-cell" style:parent-style-name="Default">
      <style:table-cell-properties fo:border-bottom="none" fo:background-color="#ffffff" fo:border-left="0.74pt solid #000000" fo:border-right="1.5pt solid #000000" fo:border-top="none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348" style:family="table-cell" style:parent-style-name="acquired_5f_lot_5f_note_5f_fiat" style:data-style-name="N125">
      <style:table-cell-properties fo:border-bottom="none" style:text-align-source="fix" style:repeat-content="false" fo:border-left="0.74pt solid #000000" fo:border-right="1.5pt solid #000000" fo:border-top="none"/>
      <style:paragraph-properties fo:text-align="center" fo:margin-left="0in"/>
      <style:text-properties fo:color="#000000" style:text-outline="false" style:text-line-through-style="none" style:text-line-through-type="none" style:font-name="ＭＳ ゴシック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ＭＳ ゴシック" style:font-size-asian="9pt" style:language-asian="zh" style:country-asian="CN" style:font-style-asian="normal" style:font-weight-asian="bold" style:font-name-complex="Lohit Devanagari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9" style:family="table-cell" style:parent-style-name="acquired_5f_lot_5f_note_5f_fiat" style:data-style-name="N125">
      <style:table-cell-properties fo:border-bottom="none" style:text-align-source="fix" style:repeat-content="false" fo:border-left="0.74pt solid #000000" fo:border-right="1.5pt solid #000000" fo:border-top="none"/>
      <style:paragraph-properties fo:text-align="center" fo:margin-left="0in"/>
      <style:text-properties fo:color="#000000" fo:font-size="9pt" fo:font-weight="normal" style:font-size-asian="9pt" style:font-weight-asian="normal" style:font-size-complex="9pt" style:font-weight-complex="normal"/>
    </style:style>
    <style:style style:name="ce350" style:family="table-cell" style:parent-style-name="Default">
      <style:table-cell-properties fo:border-bottom="0.74pt solid #000000" fo:background-color="#ffffff" style:text-align-source="fix" style:repeat-content="false" fo:border-left="0.74pt solid #000000" fo:border-right="1.5pt solid #000000" fo:border-top="none"/>
      <style:paragraph-properties fo:text-align="center" fo:margin-left="0in"/>
      <style:text-properties style:font-name="Liberation Sans" fo:font-size="9pt" fo:font-weight="normal" style:font-size-asian="9pt" style:font-weight-asian="normal" style:font-size-complex="9pt" style:font-weight-complex="normal"/>
    </style:style>
    <style:style style:name="ce351" style:family="table-cell" style:parent-style-name="transparent_5f_fiat" style:data-style-name="N125">
      <style:table-cell-properties fo:border-bottom="0.74pt solid #000000" fo:border-left="0.74pt solid #000000" fo:border-right="1.5pt solid #000000" fo:border-top="0.74pt solid #000000"/>
      <style:text-properties fo:font-size="9pt" fo:font-weight="normal" style:font-size-asian="9pt" style:language-asian="ja" style:country-asian="JP" style:font-size-complex="9pt"/>
    </style:style>
    <style:style style:name="ce352" style:family="table-cell" style:parent-style-name="transparent_5f_fiat" style:data-style-name="N125">
      <style:table-cell-properties fo:border-bottom="1.11pt double-thin #000000" style:border-line-width-bottom="0.0071in 0.0016in 0.0071in" fo:border-left="0.74pt solid #000000" fo:border-right="1.5pt solid #000000" fo:border-top="0.74pt solid #000000"/>
      <style:text-properties fo:font-size="9pt" fo:font-weight="normal" style:font-size-asian="9pt" style:language-asian="ja" style:country-asian="JP" style:font-size-complex="9pt"/>
    </style:style>
    <style:style style:name="ce285" style:family="table-cell" style:parent-style-name="summary_5f_donations">
      <style:text-properties style:language-asian="ja" style:country-asian="JP"/>
    </style:style>
    <style:style style:name="ce458" style:family="table-cell" style:parent-style-name="taxable_5f_event_5f_note_5f_default" style:data-style-name="N125">
      <style:table-cell-properties fo:background-color="transparent"/>
      <style:text-properties style:font-name="Liberation Sans"/>
    </style:style>
    <style:style style:name="ce459" style:family="table-cell" style:parent-style-name="Default" style:data-style-name="N125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1" table:default-cell-style-name="ce290"/>
        <table:table-column table:style-name="co12" table:default-cell-style-name="ce291"/>
        <table:table-column table:style-name="co13" table:default-cell-style-name="Default"/>
        <table:table-row table:style-name="ro1">
          <table:table-cell table:style-name="title_5f_default" office:value-type="string" calcext:value-type="string">
            <text:p>Crypto JP Tax Report</text:p>
          </table:table-cell>
          <table:table-cell table:style-name="Default"/>
          <table:table-cell/>
        </table:table-row>
        <table:table-row table:style-name="ro2">
          <table:table-cell table:style-name="ce288" office:value-type="string" calcext:value-type="string">
            <text:p>This report contains crypto gain/losses, collected in different sheets, one per transaction category (capital gains, interest, wages, etc.). </text:p>
          </table:table-cell>
          <table:table-cell table:style-name="Default"/>
          <table:table-cell/>
        </table:table-row>
        <table:table-row table:style-name="ro2">
          <table:table-cell table:style-name="ce288" office:value-type="string" calcext:value-type="string">
            <text:p>It uses a format similar to the Statement of virtual currency (for the total average method) or 仮想通貨の計算書（総平均法用）in Japanese</text:p>
          </table:table-cell>
          <table:table-cell table:style-name="Default"/>
          <table:table-cell/>
        </table:table-row>
        <table:table-row table:style-name="ro2">
          <table:table-cell table:style-name="ce288" office:value-type="string" calcext:value-type="string">
            <text:p>Additional details, like balances, in/out relationships and more can be found in the rp2_full_report.ods file.</text:p>
          </table:table-cell>
          <table:table-cell table:style-name="ce292"/>
          <table:table-cell/>
        </table:table-row>
        <table:table-row table:style-name="ro2">
          <table:table-cell table:style-name="ce288"/>
          <table:table-cell table:style-name="ce292"/>
          <table:table-cell/>
        </table:table-row>
        <table:table-row table:style-name="ro2">
          <table:table-cell table:style-name="ce288" office:value-type="string" calcext:value-type="string">
            <text:p>Note that years are in the western calendar. Japanese forms may require you to use the Japanese Imperial Calendar (e.g. 令和4)</text:p>
          </table:table-cell>
          <table:table-cell table:style-name="ce292"/>
          <table:table-cell/>
        </table:table-row>
        <table:table-row table:style-name="ro2">
          <table:table-cell table:style-name="ce288"/>
          <table:table-cell table:style-name="ce292"/>
          <table:table-cell/>
        </table:table-row>
        <table:table-row table:style-name="ro2">
          <table:table-cell table:style-name="header_5f_default" office:value-type="string" calcext:value-type="string">
            <text:p>Accounting Method</text:p>
          </table:table-cell>
          <table:table-cell table:style-name="transparent_default" office:value-type="string" calcext:value-type="string">
            <text:p>FIFO</text:p>
          </table:table-cell>
          <table:table-cell/>
        </table:table-row>
        <table:table-row table:style-name="ro3">
          <table:table-cell table:style-name="header_5f_default" office:value-type="string" calcext:value-type="string">
            <text:p>From Date Filter</text:p>
          </table:table-cell>
          <table:table-cell table:style-name="transparent_default" office:value-type="string" calcext:value-type="string">
            <text:p>non-specified</text:p>
          </table:table-cell>
          <table:table-cell/>
        </table:table-row>
        <table:table-row table:style-name="ro2">
          <table:table-cell table:style-name="header_5f_default" office:value-type="string" calcext:value-type="string">
            <text:p>To Date Filter</text:p>
          </table:table-cell>
          <table:table-cell table:style-name="transparent_default" office:value-type="string" calcext:value-type="string">
            <text:p>non-specified</text:p>
          </table:table-cell>
          <table:table-cell/>
        </table:table-row>
        <table:table-row table:style-name="ro2">
          <table:table-cell table:style-name="ce289"/>
          <table:table-cell table:style-name="Default"/>
          <table:table-cell/>
        </table:table-row>
        <table:table-row table:style-name="ro2">
          <table:table-cell table:style-name="header_5f_default" office:value-type="string" calcext:value-type="string">
            <text:p>Sheets / Transaction Categories</text:p>
          </table:table-cell>
          <table:table-cell table:style-name="ce288" office:value-type="string" calcext:value-type="string">
            <text:p>Summary</text:p>
          </table:table-cell>
          <table:table-cell/>
        </table:table-row>
        <table:table-row table:style-name="ro3">
          <table:table-cell table:style-name="header_5f_default"/>
          <table:table-cell table:style-name="ce288" office:value-type="string" calcext:value-type="string">
            <text:p>Asset</text:p>
          </table:table-cell>
          <table:table-cell/>
        </table:table-row>
        <table:table-row table:style-name="ro3">
          <table:table-cell table:style-name="Default"/>
          <table:table-cell table:style-name="ce292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292"/>
          <table:table-cell/>
        </table:table-row>
        <table:table-row table:style-name="ro3">
          <table:table-cell/>
          <table:table-cell table:style-name="ce292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292"/>
          <table:table-cell/>
        </table:table-row>
        <table:table-row table:style-name="ro3">
          <table:table-cell/>
          <table:table-cell table:style-name="ce292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292"/>
          <table:table-cell/>
        </table:table-row>
        <table:table-row table:style-name="ro2">
          <table:table-cell/>
          <table:table-cell table:style-name="ce292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292"/>
          <table:table-cell/>
        </table:table-row>
        <table:table-row table:style-name="ro2">
          <table:table-cell/>
          <table:table-cell table:style-name="ce292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292"/>
          <table:table-cell/>
        </table:table-row>
        <table:table-row table:style-name="ro2">
          <table:table-cell/>
          <table:table-cell table:style-name="ce292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 table:style-name="ce292"/>
          <table:table-cell/>
        </table:table-row>
        <table:table-row table:style-name="ro2">
          <table:table-cell/>
          <table:table-cell table:style-name="ce292"/>
          <table:table-cell/>
        </table:table-row>
        <table:table-row table:style-name="ro2">
          <table:table-cell/>
          <table:table-cell table:style-name="ce292"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/>
          <table:table-cell/>
          <table:table-cell/>
        </table:table-row>
        <table:table-row table:style-name="ro2">
          <table:table-cell table:style-name="ce291"/>
          <table:table-cell/>
          <table:table-cell/>
        </table:table-row>
        <table:table-row table:style-name="ro2">
          <table:table-cell table:style-name="ce291"/>
          <table:table-cell/>
          <table:table-cell/>
        </table:table-row>
      </table:table>
      <table:table table:name="2020_Summary" table:style-name="ta1">
        <table:table-column table:style-name="co23" table:default-cell-style-name="ce443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9" table:default-cell-style-name="ce435"/>
        <table:table-column table:style-name="co19" table:default-cell-style-name="ce443"/>
        <table:table-column table:style-name="co20" table:default-cell-style-name="ce443"/>
        <table:table-column table:style-name="co21" table:default-cell-style-name="ce443"/>
        <table:table-column table:style-name="co9" table:default-cell-style-name="ce443"/>
        <table:table-column table:style-name="co22" table:default-cell-style-name="ce443"/>
        <table:table-column table:style-name="co9" table:default-cell-style-name="ce443"/>
        <table:table-column table:style-name="co10" table:default-cell-style-name="ce443"/>
        <table:table-row table:style-name="ro4">
          <table:table-cell table:style-name="ce28" office:value-type="string" calcext:value-type="string" table:number-columns-spanned="7" table:number-rows-spanned="1">
            <text:p>Yearly Summary by Asset</text:p>
          </table:table-cell>
          <table:covered-table-cell table:style-name="ce150"/>
          <table:covered-table-cell table:style-name="ce178"/>
          <table:covered-table-cell table:style-name="ce178"/>
          <table:covered-table-cell table:style-name="ce178"/>
          <table:covered-table-cell table:style-name="ce222"/>
          <table:covered-table-cell table:style-name="ce103"/>
          <table: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</table:table-row>
        <table:table-row table:style-name="ro2">
          <table:table-cell table:style-name="ce29" table:number-columns-spanned="7" table:number-rows-spanned="1"/>
          <table:covered-table-cell table:style-name="ce150"/>
          <table:covered-table-cell table:style-name="ce178"/>
          <table:covered-table-cell table:style-name="ce178"/>
          <table:covered-table-cell table:style-name="ce178"/>
          <table:covered-table-cell table:style-name="ce222"/>
          <table:covered-table-cell table:style-name="ce29"/>
          <table:table-cell table:style-name="ce29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</table:table-row>
        <table:table-row table:style-name="ro6">
          <table:table-cell table:style-name="ce307"/>
          <table:table-cell table:style-name="ce626"/>
          <table:table-cell table:style-name="ce669"/>
          <table:table-cell table:style-name="ce669"/>
          <table:table-cell table:style-name="ce332" office:value-type="string" calcext:value-type="string" table:number-columns-spanned="2" table:number-rows-spanned="1">
            <text:p>購入等 </text:p>
          </table:table-cell>
          <table:covered-table-cell table:style-name="ce339"/>
          <table:table-cell table:style-name="ce747"/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8"/>
          <table:table-cell table:style-name="ce315"/>
          <table:table-cell table:style-name="ce325"/>
          <table:table-cell table:style-name="ce325"/>
          <table:table-cell table:style-name="ce333" office:value-type="string" calcext:value-type="string" table:number-columns-spanned="2" table:number-rows-spanned="1">
            <text:p>End Balance</text:p>
          </table:table-cell>
          <table:covered-table-cell table:style-name="ce340"/>
          <table:table-cell table:style-name="ce347"/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0">
          <table:table-cell table:style-name="ce309" office:value-type="string" calcext:value-type="string">
            <text:p>仮想通貨</text:p>
          </table:table-cell>
          <table:table-cell table:style-name="ce315" office:value-type="string" calcext:value-type="string">
            <text:p>寄附額 </text:p>
          </table:table-cell>
          <table:table-cell table:style-name="ce325" office:value-type="string" calcext:value-type="string">
            <text:p>贈与額</text:p>
          </table:table-cell>
          <table:table-cell table:style-name="ce325" office:value-type="string" calcext:value-type="string">
            <text:p>総平均単価 </text:p>
          </table:table-cell>
          <table:table-cell table:style-name="ce334" office:value-type="string" calcext:value-type="string">
            <text:p>数量 </text:p>
          </table:table-cell>
          <table:table-cell table:style-name="ce341" office:value-type="string" calcext:value-type="string">
            <text:p>金額</text:p>
          </table:table-cell>
          <table:table-cell table:style-name="ce348" office:value-type="string" calcext:value-type="string">
            <text:p>所得金額</text:p>
          </table:table-cell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0" office:value-type="string" calcext:value-type="string">
            <text:p>Asset</text:p>
          </table:table-cell>
          <table:table-cell table:style-name="ce316" office:value-type="string" calcext:value-type="string">
            <text:p>Amount Donated</text:p>
          </table:table-cell>
          <table:table-cell table:style-name="ce326" office:value-type="string" calcext:value-type="string">
            <text:p>Gift Received</text:p>
          </table:table-cell>
          <table:table-cell table:style-name="ce326" office:value-type="string" calcext:value-type="string">
            <text:p>Avg. Unit Price</text:p>
          </table:table-cell>
          <table:table-cell table:style-name="ce335" office:value-type="string" calcext:value-type="string">
            <text:p>Amount</text:p>
          </table:table-cell>
          <table:table-cell table:style-name="ce342" office:value-type="string" calcext:value-type="string">
            <text:p>Value (in yen)</text:p>
          </table:table-cell>
          <table:table-cell table:style-name="ce349" office:value-type="string" calcext:value-type="string">
            <text:p>Net Income Amt</text:p>
          </table:table-cell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1"/>
          <table:table-cell table:style-name="ce317"/>
          <table:table-cell table:style-name="ce327"/>
          <table:table-cell table:style-name="ce327"/>
          <table:table-cell table:style-name="ce336"/>
          <table:table-cell table:style-name="ce343"/>
          <table:table-cell table:style-name="ce350"/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left_end" office:value-type="string">
            <text:p>BTC</text:p>
          </table:table-cell>
          <table:table-cell table:style-name="transactions_middle" office:value="54197.0" office:value-type="float"/>
          <table:table-cell table:style-name="transactions_middle" office:value="0.0" office:value-type="float"/>
          <table:table-cell table:style-name="transactions_middle" table:formula="='BTC_2020'.G40"/>
          <table:table-cell table:style-name="transactions_crypto" table:formula="='BTC_2020'.I39"/>
          <table:table-cell table:style-name="transactions_yen" table:formula="='BTC_2020'.I40"/>
          <table:table-cell table:style-name="transactions_right_end" table:formula="='BTC_2020'.I48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left_end" office:value-type="string">
            <text:p>ETH</text:p>
          </table:table-cell>
          <table:table-cell table:style-name="transactions_middle" office:value="0.0" office:value-type="float"/>
          <table:table-cell table:style-name="transactions_middle" office:value="0.0" office:value-type="float"/>
          <table:table-cell table:style-name="transactions_middle" table:formula="='ETH_2020'.G34"/>
          <table:table-cell table:style-name="transactions_crypto" table:formula="='ETH_2020'.I33"/>
          <table:table-cell table:style-name="transactions_yen" table:formula="='ETH_2020'.I34"/>
          <table:table-cell table:style-name="transactions_right_end" table:formula="='ETH_2020'.I42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2"/>
          <table:table-cell table:style-name="ce318"/>
          <table:table-cell table:style-name="ce328"/>
          <table:table-cell table:style-name="ce328"/>
          <table:table-cell table:style-name="ce703"/>
          <table:table-cell table:style-name="ce344"/>
          <table:table-cell table:style-name="ce35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313"/>
          <table:table-cell table:style-name="ce319"/>
          <table:table-cell table:style-name="ce329"/>
          <table:table-cell table:style-name="ce329"/>
          <table:table-cell table:style-name="ce710"/>
          <table:table-cell table:style-name="ce345"/>
          <table:table-cell table:style-name="ce352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303" office:value-type="string" calcext:value-type="string">
            <text:p>合計 </text:p>
          </table:table-cell>
          <table:table-cell table:style-name="ce775" table:formula="=SUM(B8:B11)"/>
          <table:table-cell table:style-name="ce781" table:formula="=SUM(C8:C11)"/>
          <table:table-cell table:style-name="ce783" office:value-type="string" calcext:value-type="string">
            <text:p>―</text:p>
          </table:table-cell>
          <table:table-cell table:style-name="ce266" office:value-type="string" calcext:value-type="string">
            <text:p>―</text:p>
          </table:table-cell>
          <table:table-cell table:style-name="ce258" table:formula="=SUM(F8:F11)"/>
          <table:table-cell table:style-name="ce285" table:formula="=SUM(G8:G11)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20"/>
          <table:table-cell table:style-name="Default"/>
          <table:table-cell table:style-name="ce447"/>
          <table:table-cell table:style-name="ce447"/>
          <table:table-cell table:style-name="ce450"/>
          <table:table-cell table:style-name="ce457"/>
          <table:table-cell table:style-name="ce457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20"/>
          <table:table-cell table:style-name="Default"/>
          <table:table-cell table:style-name="ce447"/>
          <table:table-cell table:style-name="ce447"/>
          <table:table-cell table:style-name="ce450"/>
          <table:table-cell table:style-name="ce457"/>
          <table:table-cell table:style-name="ce457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20"/>
          <table:table-cell table:style-name="Default"/>
          <table:table-cell table:style-name="ce447"/>
          <table:table-cell table:style-name="ce447"/>
          <table:table-cell table:style-name="ce450"/>
          <table:table-cell table:style-name="ce457"/>
          <table:table-cell table:style-name="ce458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20"/>
          <table:table-cell table:style-name="Default"/>
          <table:table-cell table:style-name="ce447"/>
          <table:table-cell table:style-name="ce447"/>
          <table:table-cell table:style-name="ce450"/>
          <table:table-cell table:style-name="ce457"/>
          <table:table-cell table:style-name="ce458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Default"/>
          <table:table-cell table:style-name="Default"/>
          <table:table-cell table:style-name="ce412"/>
          <table:table-cell table:style-name="ce412"/>
          <table:table-cell table:style-name="ce451"/>
          <table:table-cell table:style-name="ce457"/>
          <table:table-cell table:style-name="ce458"/>
          <table:table-cell/>
          <table:table-cell table:style-name="ce569"/>
          <table:table-cell table:style-name="ce569"/>
          <table:table-cell table:style-name="ce569"/>
          <table:table-cell table:style-name="ce435"/>
          <table:table-cell table:style-name="ce569"/>
          <table:table-cell table:style-name="ce435"/>
          <table:table-cell table:style-name="Default"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 table:style-name="ce459"/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89"/>
          <table:table-cell table:style-name="ce389"/>
          <table:table-cell table:style-name="ce389"/>
          <table:table-cell table:style-name="ce389"/>
          <table:table-cell table:style-name="ce435"/>
          <table:table-cell table:style-name="ce389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92"/>
          <table:table-cell table:style-name="ce392"/>
          <table:table-cell table:style-name="ce567"/>
          <table:table-cell table:style-name="ce570"/>
          <table:table-cell table:style-name="ce624"/>
          <table:table-cell table:style-name="ce570"/>
          <table:table-cell table:style-name="ce624"/>
          <table:table-cell table:style-name="ce624"/>
          <table:table-cell table:style-name="ce65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92"/>
          <table:table-cell table:style-name="ce392"/>
          <table:table-cell table:style-name="ce392"/>
          <table:table-cell table:style-name="ce392"/>
          <table:table-cell table:style-name="ce624"/>
          <table:table-cell table:style-name="ce392"/>
          <table:table-cell table:style-name="ce624"/>
          <table:table-cell table:style-name="ce624"/>
          <table:table-cell table:style-name="ce65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04"/>
          <table:table-cell table:style-name="ce412"/>
          <table:table-cell table:style-name="ce571"/>
          <table:table-cell table:style-name="ce435"/>
          <table:table-cell table:style-name="ce571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04"/>
          <table:table-cell table:style-name="ce404"/>
          <table:table-cell table:style-name="ce572"/>
          <table:table-cell table:style-name="ce435"/>
          <table:table-cell table:style-name="ce57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04"/>
          <table:table-cell table:style-name="ce412"/>
          <table:table-cell table:style-name="ce571"/>
          <table:table-cell table:style-name="ce435"/>
          <table:table-cell table:style-name="ce571"/>
          <table:table-cell table:style-name="ce435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Default"/>
        </table:table-row>
        <table:table-row table:style-name="ro2">
          <table:table-cell table:style-name="ce404"/>
          <table:table-cell table:style-name="ce404"/>
          <table:table-cell table:style-name="ce404"/>
          <table:table-cell table:style-name="ce572"/>
          <table:table-cell table:style-name="ce435"/>
          <table:table-cell table:style-name="ce572"/>
          <table:table-cell table:style-name="ce435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Default"/>
        </table:table-row>
        <table:table-row table:style-name="ro2">
          <table:table-cell table:style-name="ce405"/>
          <table:table-cell table:style-name="ce405"/>
          <table:table-cell table:style-name="ce405"/>
          <table:table-cell table:style-name="ce573"/>
          <table:table-cell table:style-name="ce460"/>
          <table:table-cell table:style-name="ce573"/>
          <table:table-cell table:style-name="ce460"/>
          <table:table-cell/>
          <table:table-cell table:style-name="ce656"/>
          <table:table-cell table:style-name="ce687"/>
          <table:table-cell table:style-name="ce687"/>
          <table:table-cell table:style-name="ce435"/>
          <table:table-cell table:style-name="ce687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568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568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568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568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568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568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568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568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569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9"/>
          <table:table-cell table:style-name="ce569"/>
          <table:table-cell table:style-name="ce569"/>
          <table:table-cell table:style-name="ce435"/>
          <table:table-cell table:style-name="ce569"/>
          <table:table-cell table:style-name="ce435"/>
          <table:table-cell table:style-name="Default"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Default"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Default"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2021_Summary" table:style-name="ta1">
        <table:table-column table:style-name="co23" table:default-cell-style-name="ce443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9" table:default-cell-style-name="ce435"/>
        <table:table-column table:style-name="co19" table:default-cell-style-name="ce443"/>
        <table:table-column table:style-name="co20" table:default-cell-style-name="ce443"/>
        <table:table-column table:style-name="co21" table:default-cell-style-name="ce443"/>
        <table:table-column table:style-name="co9" table:default-cell-style-name="ce443"/>
        <table:table-column table:style-name="co22" table:default-cell-style-name="ce443"/>
        <table:table-column table:style-name="co9" table:default-cell-style-name="ce443"/>
        <table:table-column table:style-name="co10" table:default-cell-style-name="ce443"/>
        <table:table-row table:style-name="ro4">
          <table:table-cell table:style-name="ce28" office:value-type="string" calcext:value-type="string" table:number-columns-spanned="7" table:number-rows-spanned="1">
            <text:p>Yearly Summary by Asset</text:p>
          </table:table-cell>
          <table:covered-table-cell table:style-name="ce150"/>
          <table:covered-table-cell table:style-name="ce178"/>
          <table:covered-table-cell table:style-name="ce178"/>
          <table:covered-table-cell table:style-name="ce178"/>
          <table:covered-table-cell table:style-name="ce222"/>
          <table:covered-table-cell table:style-name="ce103"/>
          <table: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</table:table-row>
        <table:table-row table:style-name="ro2">
          <table:table-cell table:style-name="ce29" table:number-columns-spanned="7" table:number-rows-spanned="1"/>
          <table:covered-table-cell table:style-name="ce150"/>
          <table:covered-table-cell table:style-name="ce178"/>
          <table:covered-table-cell table:style-name="ce178"/>
          <table:covered-table-cell table:style-name="ce178"/>
          <table:covered-table-cell table:style-name="ce222"/>
          <table:covered-table-cell table:style-name="ce29"/>
          <table:table-cell table:style-name="ce29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</table:table-row>
        <table:table-row table:style-name="ro6">
          <table:table-cell table:style-name="ce307"/>
          <table:table-cell table:style-name="ce626"/>
          <table:table-cell table:style-name="ce669"/>
          <table:table-cell table:style-name="ce669"/>
          <table:table-cell table:style-name="ce332" office:value-type="string" calcext:value-type="string" table:number-columns-spanned="2" table:number-rows-spanned="1">
            <text:p>購入等 </text:p>
          </table:table-cell>
          <table:covered-table-cell table:style-name="ce339"/>
          <table:table-cell table:style-name="ce747"/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8"/>
          <table:table-cell table:style-name="ce315"/>
          <table:table-cell table:style-name="ce325"/>
          <table:table-cell table:style-name="ce325"/>
          <table:table-cell table:style-name="ce333" office:value-type="string" calcext:value-type="string" table:number-columns-spanned="2" table:number-rows-spanned="1">
            <text:p>End Balance</text:p>
          </table:table-cell>
          <table:covered-table-cell table:style-name="ce340"/>
          <table:table-cell table:style-name="ce347"/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0">
          <table:table-cell table:style-name="ce309" office:value-type="string" calcext:value-type="string">
            <text:p>仮想通貨</text:p>
          </table:table-cell>
          <table:table-cell table:style-name="ce315" office:value-type="string" calcext:value-type="string">
            <text:p>寄附額 </text:p>
          </table:table-cell>
          <table:table-cell table:style-name="ce325" office:value-type="string" calcext:value-type="string">
            <text:p>贈与額</text:p>
          </table:table-cell>
          <table:table-cell table:style-name="ce325" office:value-type="string" calcext:value-type="string">
            <text:p>総平均単価 </text:p>
          </table:table-cell>
          <table:table-cell table:style-name="ce334" office:value-type="string" calcext:value-type="string">
            <text:p>数量 </text:p>
          </table:table-cell>
          <table:table-cell table:style-name="ce341" office:value-type="string" calcext:value-type="string">
            <text:p>金額</text:p>
          </table:table-cell>
          <table:table-cell table:style-name="ce348" office:value-type="string" calcext:value-type="string">
            <text:p>所得金額</text:p>
          </table:table-cell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0" office:value-type="string" calcext:value-type="string">
            <text:p>Asset</text:p>
          </table:table-cell>
          <table:table-cell table:style-name="ce316" office:value-type="string" calcext:value-type="string">
            <text:p>Amount Donated</text:p>
          </table:table-cell>
          <table:table-cell table:style-name="ce326" office:value-type="string" calcext:value-type="string">
            <text:p>Gift Received</text:p>
          </table:table-cell>
          <table:table-cell table:style-name="ce326" office:value-type="string" calcext:value-type="string">
            <text:p>Avg. Unit Price</text:p>
          </table:table-cell>
          <table:table-cell table:style-name="ce335" office:value-type="string" calcext:value-type="string">
            <text:p>Amount</text:p>
          </table:table-cell>
          <table:table-cell table:style-name="ce342" office:value-type="string" calcext:value-type="string">
            <text:p>Value (in yen)</text:p>
          </table:table-cell>
          <table:table-cell table:style-name="ce349" office:value-type="string" calcext:value-type="string">
            <text:p>Net Income Amt</text:p>
          </table:table-cell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1"/>
          <table:table-cell table:style-name="ce317"/>
          <table:table-cell table:style-name="ce327"/>
          <table:table-cell table:style-name="ce327"/>
          <table:table-cell table:style-name="ce336"/>
          <table:table-cell table:style-name="ce343"/>
          <table:table-cell table:style-name="ce350"/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left_end" office:value-type="string">
            <text:p>BTC</text:p>
          </table:table-cell>
          <table:table-cell table:style-name="transactions_middle" office:value="0.0" office:value-type="float"/>
          <table:table-cell table:style-name="transactions_middle" office:value="0.0" office:value-type="float"/>
          <table:table-cell table:style-name="transactions_middle" table:formula="='BTC_2021'.G32"/>
          <table:table-cell table:style-name="transactions_crypto" table:formula="='BTC_2021'.I31"/>
          <table:table-cell table:style-name="transactions_yen" table:formula="='BTC_2021'.I32"/>
          <table:table-cell table:style-name="transactions_right_end" table:formula="='BTC_2021'.I40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2"/>
          <table:table-cell table:style-name="ce318"/>
          <table:table-cell table:style-name="ce328"/>
          <table:table-cell table:style-name="ce328"/>
          <table:table-cell table:style-name="ce703"/>
          <table:table-cell table:style-name="ce344"/>
          <table:table-cell table:style-name="ce35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313"/>
          <table:table-cell table:style-name="ce319"/>
          <table:table-cell table:style-name="ce329"/>
          <table:table-cell table:style-name="ce329"/>
          <table:table-cell table:style-name="ce710"/>
          <table:table-cell table:style-name="ce345"/>
          <table:table-cell table:style-name="ce352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303" office:value-type="string" calcext:value-type="string">
            <text:p>合計 </text:p>
          </table:table-cell>
          <table:table-cell table:style-name="ce775" table:formula="=SUM(B8:B10)"/>
          <table:table-cell table:style-name="ce781" table:formula="=SUM(C8:C10)"/>
          <table:table-cell table:style-name="ce783" office:value-type="string" calcext:value-type="string">
            <text:p>―</text:p>
          </table:table-cell>
          <table:table-cell table:style-name="ce266" office:value-type="string" calcext:value-type="string">
            <text:p>―</text:p>
          </table:table-cell>
          <table:table-cell table:style-name="ce258" table:formula="=SUM(F8:F10)"/>
          <table:table-cell table:style-name="ce285" table:formula="=SUM(G8:G10)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20"/>
          <table:table-cell table:style-name="Default"/>
          <table:table-cell table:style-name="ce447"/>
          <table:table-cell table:style-name="ce447"/>
          <table:table-cell table:style-name="ce450"/>
          <table:table-cell table:style-name="ce457"/>
          <table:table-cell table:style-name="ce457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20"/>
          <table:table-cell table:style-name="Default"/>
          <table:table-cell table:style-name="ce447"/>
          <table:table-cell table:style-name="ce447"/>
          <table:table-cell table:style-name="ce450"/>
          <table:table-cell table:style-name="ce457"/>
          <table:table-cell table:style-name="ce457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20"/>
          <table:table-cell table:style-name="Default"/>
          <table:table-cell table:style-name="ce447"/>
          <table:table-cell table:style-name="ce447"/>
          <table:table-cell table:style-name="ce450"/>
          <table:table-cell table:style-name="ce457"/>
          <table:table-cell table:style-name="ce458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20"/>
          <table:table-cell table:style-name="Default"/>
          <table:table-cell table:style-name="ce447"/>
          <table:table-cell table:style-name="ce447"/>
          <table:table-cell table:style-name="ce450"/>
          <table:table-cell table:style-name="ce457"/>
          <table:table-cell table:style-name="ce458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Default"/>
          <table:table-cell table:style-name="Default"/>
          <table:table-cell table:style-name="ce412"/>
          <table:table-cell table:style-name="ce412"/>
          <table:table-cell table:style-name="ce451"/>
          <table:table-cell table:style-name="ce457"/>
          <table:table-cell table:style-name="ce458"/>
          <table:table-cell/>
          <table:table-cell table:style-name="ce569"/>
          <table:table-cell table:style-name="ce569"/>
          <table:table-cell table:style-name="ce569"/>
          <table:table-cell table:style-name="ce435"/>
          <table:table-cell table:style-name="ce569"/>
          <table:table-cell table:style-name="ce435"/>
          <table:table-cell table:style-name="Default"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 table:style-name="ce459"/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80"/>
          <table:table-cell table:style-name="ce718"/>
          <table:table-cell table:style-name="ce718"/>
          <table:table-cell table:style-name="ce718"/>
          <table:table-cell table:style-name="ce76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89"/>
          <table:table-cell table:style-name="ce389"/>
          <table:table-cell table:style-name="ce389"/>
          <table:table-cell table:style-name="ce389"/>
          <table:table-cell table:style-name="ce435"/>
          <table:table-cell table:style-name="ce389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92"/>
          <table:table-cell table:style-name="ce392"/>
          <table:table-cell table:style-name="ce567"/>
          <table:table-cell table:style-name="ce570"/>
          <table:table-cell table:style-name="ce624"/>
          <table:table-cell table:style-name="ce570"/>
          <table:table-cell table:style-name="ce624"/>
          <table:table-cell table:style-name="ce624"/>
          <table:table-cell table:style-name="ce65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92"/>
          <table:table-cell table:style-name="ce392"/>
          <table:table-cell table:style-name="ce392"/>
          <table:table-cell table:style-name="ce392"/>
          <table:table-cell table:style-name="ce624"/>
          <table:table-cell table:style-name="ce392"/>
          <table:table-cell table:style-name="ce624"/>
          <table:table-cell table:style-name="ce624"/>
          <table:table-cell table:style-name="ce655"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04"/>
          <table:table-cell table:style-name="ce412"/>
          <table:table-cell table:style-name="ce571"/>
          <table:table-cell table:style-name="ce435"/>
          <table:table-cell table:style-name="ce571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04"/>
          <table:table-cell table:style-name="ce404"/>
          <table:table-cell table:style-name="ce572"/>
          <table:table-cell table:style-name="ce435"/>
          <table:table-cell table:style-name="ce572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04"/>
          <table:table-cell table:style-name="ce412"/>
          <table:table-cell table:style-name="ce571"/>
          <table:table-cell table:style-name="ce435"/>
          <table:table-cell table:style-name="ce571"/>
          <table:table-cell table:style-name="ce435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Default"/>
        </table:table-row>
        <table:table-row table:style-name="ro2">
          <table:table-cell table:style-name="ce404"/>
          <table:table-cell table:style-name="ce404"/>
          <table:table-cell table:style-name="ce404"/>
          <table:table-cell table:style-name="ce572"/>
          <table:table-cell table:style-name="ce435"/>
          <table:table-cell table:style-name="ce572"/>
          <table:table-cell table:style-name="ce435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Default"/>
        </table:table-row>
        <table:table-row table:style-name="ro2">
          <table:table-cell table:style-name="ce405"/>
          <table:table-cell table:style-name="ce405"/>
          <table:table-cell table:style-name="ce405"/>
          <table:table-cell table:style-name="ce573"/>
          <table:table-cell table:style-name="ce460"/>
          <table:table-cell table:style-name="ce573"/>
          <table:table-cell table:style-name="ce460"/>
          <table:table-cell/>
          <table:table-cell table:style-name="ce656"/>
          <table:table-cell table:style-name="ce687"/>
          <table:table-cell table:style-name="ce687"/>
          <table:table-cell table:style-name="ce435"/>
          <table:table-cell table:style-name="ce687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568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568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568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568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568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568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568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568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412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 table:style-name="ce435"/>
          <table:table-cell table:style-name="Default"/>
        </table:table-row>
        <table:table-row table:style-name="ro2">
          <table:table-cell table:style-name="ce412"/>
          <table:table-cell table:style-name="ce412"/>
          <table:table-cell table:style-name="ce569"/>
          <table:table-cell table:style-name="ce571"/>
          <table:table-cell table:style-name="ce461"/>
          <table:table-cell table:style-name="ce571"/>
          <table:table-cell table:style-name="ce461"/>
          <table:table-cell/>
          <table:table-cell table:style-name="ce569"/>
          <table:table-cell table:style-name="ce569"/>
          <table:table-cell table:style-name="ce569"/>
          <table:table-cell table:style-name="ce435"/>
          <table:table-cell table:style-name="ce569"/>
          <table:table-cell table:style-name="ce435"/>
          <table:table-cell table:style-name="Default"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Default"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Default"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  <table:table table:name="BTC_2020" table:style-name="ta1">
        <table:table-column table:style-name="co14" table:default-cell-style-name="ce443"/>
        <table:table-column table:style-name="co15" table:default-cell-style-name="ce443"/>
        <table:table-column table:style-name="co16" table:default-cell-style-name="ce443"/>
        <table:table-column table:style-name="co17" table:default-cell-style-name="ce435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9" table:default-cell-style-name="ce435"/>
        <table:table-column table:style-name="co19" table:default-cell-style-name="ce443"/>
        <table:table-column table:style-name="co20" table:default-cell-style-name="Default"/>
        <table:table-column table:style-name="co21" table:default-cell-style-name="Default"/>
        <table:table-column table:style-name="co9" table:default-cell-style-name="ce443"/>
        <table:table-column table:style-name="co22" table:default-cell-style-name="ce443"/>
        <table:table-column table:style-name="co9" table:default-cell-style-name="ce443"/>
        <table:table-column table:style-name="co10" table:default-cell-style-name="ce443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row table:style-name="ro4">
          <table:table-cell table:style-name="ce26"/>
          <table:table-cell table:style-name="ce26"/>
          <table:table-cell table:style-name="ce26"/>
          <table:table-cell table:style-name="ce103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27" office:value-type="string" calcext:value-type="string" table:number-columns-spanned="6" table:number-rows-spanned="1">
            <text:p>1 Name of Virtual Currency (仮想通貨の名称)</text:p>
          </table:table-cell>
          <table:covered-table-cell table:style-name="ce26"/>
          <table:covered-table-cell table:style-name="ce26"/>
          <table:covered-table-cell table:style-name="ce103"/>
          <table:covered-table-cell table:style-name="ce625"/>
          <table:covered-table-cell table:style-name="transparent_5f_fiat"/>
          <table:table-cell table:style-name="ce178"/>
          <table:table-cell table:style-name="ce720" office:value-type="string">
            <text:p>BTC</text:p>
          </table:table-cell>
          <table:table-cell table:style-name="ce222"/>
          <table: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26"/>
          <table:table-cell table:style-name="ce26"/>
          <table:table-cell table:style-name="ce26"/>
          <table:table-cell table:style-name="ce103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27" office:value-type="string" calcext:value-type="string" table:number-columns-spanned="10" table:number-rows-spanned="1">
            <text:p>2 Matters Relating to the Annual Transaction Report (年間取引報告書に関する事項)</text:p>
          </table:table-cell>
          <table:covered-table-cell table:style-name="ce26"/>
          <table:covered-table-cell table:style-name="ce26"/>
          <table:covered-table-cell table:style-name="ce103"/>
          <table:covered-table-cell table:style-name="ce625"/>
          <table:covered-table-cell table:style-name="ce150"/>
          <table:covered-table-cell table:style-name="ce178"/>
          <table:covered-table-cell table:style-name="ce178"/>
          <table:covered-table-cell table:style-name="ce222"/>
          <table:covered-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9" table:number-columns-spanned="9" table:number-rows-spanned="1"/>
          <table:covered-table-cell table:style-name="ce29"/>
          <table:covered-table-cell table:style-name="ce29"/>
          <table:covered-table-cell table:style-name="ce29"/>
          <table:covered-table-cell table:style-name="ce625"/>
          <table:covered-table-cell table:style-name="ce150"/>
          <table:covered-table-cell table:style-name="ce178"/>
          <table:covered-table-cell table:style-name="ce178"/>
          <table:covered-table-cell table:style-name="ce222"/>
          <table:table-cell table:style-name="ce29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 table:style-name="ce296"/>
          <table:table-cell table:style-name="ce444"/>
          <table:table-cell table:style-name="ce444"/>
          <table:table-cell table:style-name="ce444"/>
          <table:table-cell table:style-name="ce626" office:value-type="string" calcext:value-type="string" table:number-columns-spanned="2" table:number-rows-spanned="1">
            <text:p>購入</text:p>
          </table:table-cell>
          <table:covered-table-cell table:style-name="ce660"/>
          <table:table-cell table:style-name="ce695" office:value-type="string" calcext:value-type="string" table:number-columns-spanned="2" table:number-rows-spanned="1">
            <text:p>売却</text:p>
          </table:table-cell>
          <table:covered-table-cell table:style-name="ce721"/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97" table:number-columns-spanned="4" table:number-rows-spanned="1"/>
          <table:covered-table-cell table:style-name="ce465"/>
          <table:covered-table-cell table:style-name="ce465"/>
          <table:covered-table-cell table:style-name="ce465"/>
          <table:table-cell table:style-name="ce627" office:value-type="string" calcext:value-type="string" table:number-columns-spanned="2" table:number-rows-spanned="1">
            <text:p>Purchases</text:p>
          </table:table-cell>
          <table:covered-table-cell table:style-name="ce661"/>
          <table:table-cell table:style-name="ce701" office:value-type="string" calcext:value-type="string" table:number-columns-spanned="2" table:number-rows-spanned="1">
            <text:p>Sales</text:p>
          </table:table-cell>
          <table:covered-table-cell table:style-name="ce722"/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298" office:value-type="string" calcext:value-type="string" table:number-columns-spanned="4" table:number-rows-spanned="1">
            <text:p>取引所の名称 </text:p>
          </table:table-cell>
          <table:covered-table-cell table:style-name="ce477"/>
          <table:covered-table-cell table:style-name="ce477"/>
          <table:covered-table-cell table:style-name="ce477"/>
          <table:table-cell table:style-name="ce628" office:value-type="string" calcext:value-type="string">
            <text:p>数量 </text:p>
          </table:table-cell>
          <table:table-cell table:style-name="ce153" office:value-type="string" calcext:value-type="string">
            <text:p>金額</text:p>
          </table:table-cell>
          <table:table-cell table:style-name="ce628" office:value-type="string" calcext:value-type="string">
            <text:p>数量 </text:p>
          </table:table-cell>
          <table:table-cell table:style-name="ce723" office:value-type="string" calcext:value-type="string">
            <text:p>金額</text:p>
          </table:table-cell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99" office:value-type="string" calcext:value-type="string" table:number-columns-spanned="4" table:number-rows-spanned="1">
            <text:p>Name of Exchange</text:p>
          </table:table-cell>
          <table:covered-table-cell table:style-name="ce478"/>
          <table:covered-table-cell table:style-name="ce478"/>
          <table:covered-table-cell table:style-name="ce478"/>
          <table:table-cell table:style-name="ce629" office:value-type="string" calcext:value-type="string">
            <text:p>Amount</text:p>
          </table:table-cell>
          <table:table-cell table:style-name="ce663" office:value-type="string" calcext:value-type="string">
            <text:p>Value (in yen)</text:p>
          </table:table-cell>
          <table:table-cell table:style-name="ce629" office:value-type="string" calcext:value-type="string">
            <text:p>Amount</text:p>
          </table:table-cell>
          <table:table-cell table:style-name="ce724" office:value-type="string" calcext:value-type="string">
            <text:p>Value (in yen)</text:p>
          </table:table-cell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0" office:value-type="string" calcext:value-type="string" table:number-columns-spanned="4" table:number-rows-spanned="1">
            <text:p>(Example: Bitbank) </text:p>
          </table:table-cell>
          <table:covered-table-cell table:style-name="ce493"/>
          <table:covered-table-cell table:style-name="ce493"/>
          <table:covered-table-cell table:style-name="ce493"/>
          <table:table-cell table:style-name="ce630"/>
          <table:table-cell table:style-name="ce664"/>
          <table:table-cell table:style-name="ce702"/>
          <table:table-cell table:style-name="ce725"/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1" table:number-columns-spanned="4" table:number-rows-spanned="1"/>
          <table:covered-table-cell table:style-name="ce501"/>
          <table:covered-table-cell table:style-name="ce501"/>
          <table:covered-table-cell table:style-name="ce575"/>
          <table:table-cell table:style-name="ce631"/>
          <table:table-cell table:style-name="ce665"/>
          <table:table-cell table:style-name="ce703"/>
          <table:table-cell table:style-name="ce726"/>
          <table:table-cell table:style-name="transparent_5f_fiat"/>
          <table:table-cell table:style-name="Default"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2" table:number-columns-spanned="4" table:number-rows-spanned="1"/>
          <table:covered-table-cell table:style-name="ce512"/>
          <table:covered-table-cell table:style-name="ce512"/>
          <table:covered-table-cell table:style-name="ce576"/>
          <table:table-cell table:style-name="ce633"/>
          <table:table-cell table:style-name="ce666"/>
          <table:table-cell table:style-name="ce704"/>
          <table:table-cell table:style-name="ce727"/>
          <table:table-cell table:style-name="ce223"/>
          <table:table-cell table:style-name="Default"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3" office:value-type="string" calcext:value-type="string" table:number-columns-spanned="4" table:number-rows-spanned="1">
            <text:p>合計 </text:p>
          </table:table-cell>
          <table:covered-table-cell table:style-name="ce515"/>
          <table:covered-table-cell table:style-name="ce515"/>
          <table:covered-table-cell table:style-name="ce577"/>
          <table:table-cell table:style-name="ce634"/>
          <table:table-cell table:style-name="ce158"/>
          <table:table-cell table:style-name="ce705"/>
          <table:table-cell table:style-name="ce206"/>
          <table:table-cell table:style-name="transparent_5f_fiat"/>
          <table:table-cell table:style-name="ce765"/>
          <table:table-cell table:style-name="ce435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4"/>
          <table:table-cell table:style-name="ce304"/>
          <table:table-cell table:style-name="ce304"/>
          <table:table-cell table:style-name="ce578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 table:style-name="ce568"/>
          <table:table-cell table:style-name="ce435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305" office:value-type="string" calcext:value-type="string" table:number-columns-spanned="9" table:number-rows-spanned="1">
            <text:p>3 Matters Related to Transactions other than 2 above (上記２以外の取引に関する事項)</text:p>
          </table:table-cell>
          <table:covered-table-cell table:style-name="ce521"/>
          <table:covered-table-cell table:style-name="ce521"/>
          <table:covered-table-cell table:style-name="ce579"/>
          <table:covered-table-cell table:style-name="ce636"/>
          <table:covered-table-cell table:style-name="ce636"/>
          <table:covered-table-cell table:style-name="ce707"/>
          <table:covered-table-cell table:style-name="ce707"/>
          <table:covered-table-cell table:style-name="ce745"/>
          <table:table-cell table:style-name="ce568"/>
          <table:table-cell table:style-name="ce435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" table:number-columns-spanned="9" table:number-rows-spanned="1"/>
          <table:covered-table-cell table:style-name="ce40"/>
          <table:covered-table-cell table:style-name="ce40"/>
          <table:covered-table-cell table:style-name="ce40"/>
          <table:covered-table-cell table:style-name="ce637"/>
          <table:covered-table-cell table:style-name="ce637"/>
          <table:covered-table-cell table:style-name="ce708"/>
          <table:covered-table-cell table:style-name="ce708"/>
          <table:covered-table-cell table:style-name="ce746"/>
          <table:table-cell table:style-name="ce568"/>
          <table:table-cell table:style-name="ce435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307"/>
          <table:table-cell table:style-name="ce539"/>
          <table:table-cell table:style-name="ce539"/>
          <table:table-cell table:style-name="ce539"/>
          <table:table-cell table:style-name="ce626" office:value-type="string" calcext:value-type="string" table:number-columns-spanned="2" table:number-rows-spanned="1">
            <text:p>購入等 </text:p>
          </table:table-cell>
          <table:covered-table-cell table:style-name="ce669"/>
          <table:table-cell table:style-name="ce626" office:value-type="string" calcext:value-type="string" table:number-columns-spanned="2" table:number-rows-spanned="1">
            <text:p>売却等 </text:p>
          </table:table-cell>
          <table:covered-table-cell table:style-name="ce669"/>
          <table:table-cell table:style-name="ce747"/>
          <table:table-cell table:style-name="ce569"/>
          <table:table-cell table:style-name="ce435"/>
          <table:table-cell table:style-name="ce569"/>
          <table:table-cell table:style-name="ce569"/>
          <table:table-cell table:style-name="ce435"/>
          <table:table-cell table:style-name="ce569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8"/>
          <table:table-cell table:style-name="ce546"/>
          <table:table-cell table:style-name="ce546"/>
          <table:table-cell table:style-name="ce546"/>
          <table:table-cell table:style-name="ce638" office:value-type="string" calcext:value-type="string" table:number-columns-spanned="2" table:number-rows-spanned="1">
            <text:p>Purchases, etc…</text:p>
          </table:table-cell>
          <table:covered-table-cell table:style-name="ce670"/>
          <table:table-cell table:style-name="ce81" office:value-type="string" calcext:value-type="string" table:number-columns-spanned="2" table:number-rows-spanned="1">
            <text:p>Sales, etc…</text:p>
          </table:table-cell>
          <table:covered-table-cell table:style-name="ce153"/>
          <table:table-cell table:style-name="ce748"/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309" office:value-type="string" calcext:value-type="string">
            <text:p>月</text:p>
          </table:table-cell>
          <table:table-cell table:style-name="ce81" office:value-type="string" calcext:value-type="string">
            <text:p>日</text:p>
          </table:table-cell>
          <table:table-cell table:style-name="ce81" office:value-type="string" calcext:value-type="string">
            <text:p>取引先 </text:p>
          </table:table-cell>
          <table:table-cell table:style-name="ce81" office:value-type="string" calcext:value-type="string">
            <text:p>摘要 </text:p>
          </table:table-cell>
          <table:table-cell table:style-name="ce639" office:value-type="string" calcext:value-type="string">
            <text:p>数量 </text:p>
          </table:table-cell>
          <table:table-cell table:style-name="ce673" office:value-type="string" calcext:value-type="string">
            <text:p>金額</text:p>
          </table:table-cell>
          <table:table-cell table:style-name="ce709" office:value-type="string" calcext:value-type="string">
            <text:p>数量 </text:p>
          </table:table-cell>
          <table:table-cell table:style-name="ce729" office:value-type="string" calcext:value-type="string">
            <text:p>金額</text:p>
          </table:table-cell>
          <table:table-cell table:style-name="ce749" office:value-type="string" calcext:value-type="string">
            <text:p>手数料等 </text:p>
          </table:table-cell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0" office:value-type="string" calcext:value-type="string">
            <text:p>M</text:p>
          </table:table-cell>
          <table:table-cell table:style-name="ce553" office:value-type="string" calcext:value-type="string">
            <text:p>D</text:p>
          </table:table-cell>
          <table:table-cell table:style-name="ce553" office:value-type="string" calcext:value-type="string">
            <text:p>client</text:p>
          </table:table-cell>
          <table:table-cell table:style-name="ce553" office:value-type="string" calcext:value-type="string">
            <text:p>type</text:p>
          </table:table-cell>
          <table:table-cell table:style-name="ce640" office:value-type="string" calcext:value-type="string">
            <text:p>Amount</text:p>
          </table:table-cell>
          <table:table-cell table:style-name="ce674" office:value-type="string" calcext:value-type="string">
            <text:p>Value (in yen)</text:p>
          </table:table-cell>
          <table:table-cell table:style-name="ce629" office:value-type="string" calcext:value-type="string">
            <text:p>Amount</text:p>
          </table:table-cell>
          <table:table-cell table:style-name="ce730" office:value-type="string" calcext:value-type="string">
            <text:p>Value (in yen)</text:p>
          </table:table-cell>
          <table:table-cell table:style-name="ce750" office:value-type="string" calcext:value-type="string">
            <text:p>Fees, etc…</text:p>
          </table:table-cell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1"/>
          <table:table-cell table:style-name="ce554"/>
          <table:table-cell table:style-name="ce554"/>
          <table:table-cell table:style-name="ce554"/>
          <table:table-cell table:style-name="ce641"/>
          <table:table-cell table:style-name="ce675"/>
          <table:table-cell table:style-name="ce702"/>
          <table:table-cell table:style-name="ce731"/>
          <table:table-cell table:style-name="ce751"/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1" office:value-type="float"/>
          <table:table-cell table:style-name="transactions_day" office:value="1" office:value-type="float"/>
          <table:table-cell table:style-name="transactions_middle" office:value-type="string">
            <text:p>Coinbase</text:p>
          </table:table-cell>
          <table:table-cell table:style-name="transactions_middle" office:value-type="string">
            <text:p>BUY</text:p>
          </table:table-cell>
          <table:table-cell table:style-name="transactions_crypto" office:value="1.0" office:value-type="float"/>
          <table:table-cell table:style-name="transactions_yen" office:value="11000.0" office:value-type="float"/>
          <table:table-cell table:style-name="transactions_crypto"/>
          <table:table-cell table:style-name="transactions_yen"/>
          <table:table-cell table:style-name="transactions_right_end" office:value="10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1" office:value-type="float"/>
          <table:table-cell table:style-name="transactions_day" office:value="11" office:value-type="float"/>
          <table:table-cell table:style-name="transactions_middle" office:value-type="string">
            <text:p>Coinbase</text:p>
          </table:table-cell>
          <table:table-cell table:style-name="transactions_middle" office:value-type="string">
            <text:p>SELL</text:p>
          </table:table-cell>
          <table:table-cell table:style-name="transactions_crypto"/>
          <table:table-cell table:style-name="transactions_yen"/>
          <table:table-cell table:style-name="transactions_crypto" office:value="0.2" office:value-type="float"/>
          <table:table-cell table:style-name="transactions_yen" office:value="2240.0" office:value-type="float"/>
          <table:table-cell table:style-name="transactions_right_end" office:value="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2" office:value-type="float"/>
          <table:table-cell table:style-name="transactions_day" office:value="1" office:value-type="float"/>
          <table:table-cell table:style-name="transactions_middle" office:value-type="string">
            <text:p>BlockFi</text:p>
          </table:table-cell>
          <table:table-cell table:style-name="transactions_middle" office:value-type="string">
            <text:p>INTEREST</text:p>
          </table:table-cell>
          <table:table-cell table:style-name="transactions_crypto" office:value="2.0" office:value-type="float"/>
          <table:table-cell table:style-name="transactions_yen" office:value="24000.0" office:value-type="float"/>
          <table:table-cell table:style-name="transactions_crypto" office:value="0.0" office:value-type="float"/>
          <table:table-cell table:style-name="transactions_yen" office:value="24000.0" office:value-type="float"/>
          <table:table-cell table:style-name="transactions_right_end" office:value="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2" office:value-type="float"/>
          <table:table-cell table:style-name="transactions_day" office:value="11" office:value-type="float"/>
          <table:table-cell table:style-name="transactions_middle" office:value-type="string">
            <text:p>Coinbase</text:p>
          </table:table-cell>
          <table:table-cell table:style-name="transactions_middle" office:value-type="string">
            <text:p>SELL</text:p>
          </table:table-cell>
          <table:table-cell table:style-name="transactions_crypto"/>
          <table:table-cell table:style-name="transactions_yen"/>
          <table:table-cell table:style-name="transactions_crypto" office:value="1.0" office:value-type="float"/>
          <table:table-cell table:style-name="transactions_yen" office:value="12200.0" office:value-type="float"/>
          <table:table-cell table:style-name="transactions_right_end" office:value="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3" office:value-type="float"/>
          <table:table-cell table:style-name="transactions_day" office:value="1" office:value-type="float"/>
          <table:table-cell table:style-name="transactions_middle" office:value-type="string">
            <text:p>BlockFi</text:p>
          </table:table-cell>
          <table:table-cell table:style-name="transactions_middle" office:value-type="string">
            <text:p>INTEREST</text:p>
          </table:table-cell>
          <table:table-cell table:style-name="transactions_crypto" office:value="3.0" office:value-type="float"/>
          <table:table-cell table:style-name="transactions_yen" office:value="39000.0" office:value-type="float"/>
          <table:table-cell table:style-name="transactions_crypto" office:value="0.0" office:value-type="float"/>
          <table:table-cell table:style-name="transactions_yen" office:value="39000.0" office:value-type="float"/>
          <table:table-cell table:style-name="transactions_right_end" office:value="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4" office:value-type="float"/>
          <table:table-cell table:style-name="transactions_day" office:value="1" office:value-type="float"/>
          <table:table-cell table:style-name="transactions_middle" office:value-type="string">
            <text:p>Coinbase</text:p>
          </table:table-cell>
          <table:table-cell table:style-name="transactions_middle" office:value-type="string">
            <text:p>BUY</text:p>
          </table:table-cell>
          <table:table-cell table:style-name="transactions_crypto" office:value="4.0" office:value-type="float"/>
          <table:table-cell table:style-name="transactions_yen" office:value="56000.0" office:value-type="float"/>
          <table:table-cell table:style-name="transactions_crypto"/>
          <table:table-cell table:style-name="transactions_yen"/>
          <table:table-cell table:style-name="transactions_right_end" office:value="40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4" office:value-type="float"/>
          <table:table-cell table:style-name="transactions_day" office:value="11" office:value-type="float"/>
          <table:table-cell table:style-name="transactions_middle" office:value-type="string">
            <text:p>BlockFi</text:p>
          </table:table-cell>
          <table:table-cell table:style-name="transactions_middle" office:value-type="string">
            <text:p>GIFT</text:p>
          </table:table-cell>
          <table:table-cell table:style-name="transactions_crypto"/>
          <table:table-cell table:style-name="transactions_yen"/>
          <table:table-cell table:style-name="transactions_crypto" office:value="5.0" office:value-type="float"/>
          <table:table-cell table:style-name="transactions_yen" office:value="71000.0" office:value-type="float"/>
          <table:table-cell table:style-name="transactions_right_end" office:value="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4" office:value-type="float"/>
          <table:table-cell table:style-name="transactions_day" office:value="12" office:value-type="float"/>
          <table:table-cell table:style-name="transactions_middle" office:value-type="string">
            <text:p>Coinbase</text:p>
          </table:table-cell>
          <table:table-cell table:style-name="transactions_middle" office:value-type="string">
            <text:p>DONATE</text:p>
          </table:table-cell>
          <table:table-cell table:style-name="transactions_crypto"/>
          <table:table-cell table:style-name="transactions_yen"/>
          <table:table-cell table:style-name="transactions_crypto" office:value="3.79" office:value-type="float"/>
          <table:table-cell table:style-name="transactions_yen" office:value-type="string">
            <text:p>0 (￥54,197.00)</text:p>
          </table:table-cell>
          <table:table-cell table:style-name="transactions_right_end" office:value="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5" office:value-type="float"/>
          <table:table-cell table:style-name="transactions_day" office:value="1" office:value-type="float"/>
          <table:table-cell table:style-name="transactions_middle" office:value-type="string">
            <text:p>Coinbase</text:p>
          </table:table-cell>
          <table:table-cell table:style-name="transactions_middle" office:value-type="string">
            <text:p>BUY</text:p>
          </table:table-cell>
          <table:table-cell table:style-name="transactions_crypto" office:value="5.0" office:value-type="float"/>
          <table:table-cell table:style-name="transactions_yen" office:value="75000.0" office:value-type="float"/>
          <table:table-cell table:style-name="transactions_crypto"/>
          <table:table-cell table:style-name="transactions_yen"/>
          <table:table-cell table:style-name="transactions_right_end" office:value="50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2"/>
          <table:table-cell table:style-name="ce555"/>
          <table:table-cell table:style-name="ce555"/>
          <table:table-cell table:style-name="ce581"/>
          <table:table-cell table:style-name="ce631"/>
          <table:table-cell table:style-name="ce676"/>
          <table:table-cell table:style-name="ce703"/>
          <table:table-cell table:style-name="ce732"/>
          <table:table-cell table:style-name="ce752"/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3"/>
          <table:table-cell table:style-name="ce556"/>
          <table:table-cell table:style-name="ce556"/>
          <table:table-cell table:style-name="ce584"/>
          <table:table-cell table:style-name="ce642"/>
          <table:table-cell table:style-name="ce677"/>
          <table:table-cell table:style-name="ce710"/>
          <table:table-cell table:style-name="ce733"/>
          <table:table-cell table:style-name="ce75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3" office:value-type="string" calcext:value-type="string" table:number-columns-spanned="4" table:number-rows-spanned="1">
            <text:p>合計 </text:p>
          </table:table-cell>
          <table:covered-table-cell table:style-name="ce515"/>
          <table:covered-table-cell table:style-name="ce515"/>
          <table:covered-table-cell table:style-name="ce577"/>
          <table:table-cell table:style-name="summary_5f_crypto" table:formula="=IF(SUM(E22:E32)=0;0;SUM(E22:E32))"/>
          <table:table-cell table:style-name="summary_5f_yen" table:formula="=IF(SUM(F22:F32)=0;0;SUM(F22:F32))"/>
          <table:table-cell table:style-name="summary_5f_crypto" table:formula="=IF(SUM(G22:G32)=0;0;SUM(G22:G32))"/>
          <table:table-cell table:style-name="summary_5f_yen" table:formula="=IF(SUM(H22:H32)=0;0;SUM(H22:H32))"/>
          <table:table-cell table:style-name="summary_5f_donations" table:formula="=IF(SUM(I22:I32)=0;0;SUM(I22:I32))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4"/>
          <table:table-cell table:style-name="ce304"/>
          <table:table-cell table:style-name="ce304"/>
          <table:table-cell table:style-name="ce578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8">
          <table:table-cell table:style-name="ce314" office:value-type="string" calcext:value-type="string" table:number-columns-spanned="9" table:number-rows-spanned="1">
            <text:p>4 Calculation of Cost of Sale of Cryptographic Assets (暗号資産の売却原価の計算)</text:p>
          </table:table-cell>
          <table:covered-table-cell table:style-name="ce557"/>
          <table:covered-table-cell table:style-name="ce557"/>
          <table:covered-table-cell table:style-name="ce585"/>
          <table:covered-table-cell table:style-name="ce131"/>
          <table:covered-table-cell table:style-name="ce160"/>
          <table:covered-table-cell table:style-name="ce185"/>
          <table:covered-table-cell table:style-name="ce286"/>
          <table:covered-table-cell table:style-name="ce223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</table:table-row>
        <table:table-row table:style-name="ro2">
          <table:table-cell table:style-name="ce320"/>
          <table:table-cell table:style-name="ce320"/>
          <table:table-cell table:style-name="ce320"/>
          <table:table-cell table:style-name="ce586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9">
          <table:table-cell table:style-name="ce321" table:number-columns-spanned="4" table:number-rows-spanned="1"/>
          <table:covered-table-cell table:style-name="ce558"/>
          <table:covered-table-cell table:style-name="ce558"/>
          <table:covered-table-cell table:style-name="ce595"/>
          <table:table-cell table:style-name="ce139" office:value-type="string" calcext:value-type="string">
            <text:p>年始残高(※) </text:p>
          </table:table-cell>
          <table:table-cell table:style-name="ce678" office:value-type="string" calcext:value-type="string">
            <text:p>購入等 </text:p>
          </table:table-cell>
          <table:table-cell table:style-name="ce711" office:value-type="string" calcext:value-type="string">
            <text:p>総平均単価 </text:p>
          </table:table-cell>
          <table:table-cell table:style-name="ce734" office:value-type="string" calcext:value-type="string">
            <text:p>売却原価(※) </text:p>
          </table:table-cell>
          <table:table-cell table:style-name="ce754" office:value-type="string" calcext:value-type="string">
            <text:p>年末残高・翌年繰越</text:p>
          </table:table-cell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2" table:number-columns-spanned="4" table:number-rows-spanned="1"/>
          <table:covered-table-cell table:style-name="ce559"/>
          <table:covered-table-cell table:style-name="ce559"/>
          <table:covered-table-cell table:style-name="ce603"/>
          <table:table-cell table:style-name="ce644" office:value-type="string" calcext:value-type="string">
            <text:p>Start Balance</text:p>
          </table:table-cell>
          <table:table-cell table:style-name="ce679" office:value-type="string" calcext:value-type="string">
            <text:p>Purchases, etc…</text:p>
          </table:table-cell>
          <table:table-cell table:style-name="ce191" office:value-type="string" calcext:value-type="string">
            <text:p>Avg. Unit Price</text:p>
          </table:table-cell>
          <table:table-cell table:style-name="ce215" office:value-type="string" calcext:value-type="string">
            <text:p>Cost of Sale</text:p>
          </table:table-cell>
          <table:table-cell table:style-name="ce755" office:value-type="string" calcext:value-type="string">
            <text:p>End Balance</text:p>
          </table:table-cell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3" office:value-type="string" calcext:value-type="string" table:number-columns-spanned="4" table:number-rows-spanned="1">
            <text:p>数量</text:p>
          </table:table-cell>
          <table:covered-table-cell table:style-name="ce560"/>
          <table:covered-table-cell table:style-name="ce560"/>
          <table:covered-table-cell table:style-name="ce605"/>
          <table:table-cell table:style-name="ce645" office:value="0" office:value-type="float"/>
          <table:table-cell table:style-name="ce645" table:formula="=E13+E33"/>
          <table:table-cell table:style-name="ce713" office:value-type="string" calcext:value-type="string">
            <text:p>―</text:p>
          </table:table-cell>
          <table:table-cell table:style-name="ce645" table:formula="=G13+G33"/>
          <table:table-cell table:style-name="ce756" table:formula="=E39+F39-H39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4" office:value-type="string" calcext:value-type="string" table:number-columns-spanned="4" table:number-rows-spanned="1">
            <text:p>金額</text:p>
          </table:table-cell>
          <table:covered-table-cell table:style-name="ce561"/>
          <table:covered-table-cell table:style-name="ce561"/>
          <table:covered-table-cell table:style-name="ce609"/>
          <table:table-cell table:style-name="ce647" office:value="0" office:value-type="float"/>
          <table:table-cell table:style-name="ce682" table:formula="=F13+F33"/>
          <table:table-cell table:style-name="ce714" table:formula="=IF((E39+F39);(E40+F40)/(E39+F39);0)"/>
          <table:table-cell table:style-name="ce736" table:formula="=H39*G40"/>
          <table:table-cell table:style-name="ce757" table:formula="=I39*G40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4"/>
          <table:table-cell table:style-name="ce304"/>
          <table:table-cell table:style-name="ce304"/>
          <table:table-cell table:style-name="ce578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9">
          <table:table-cell table:style-name="ce330" office:value-type="string" calcext:value-type="string" table:number-columns-spanned="9" table:number-rows-spanned="1">
            <text:p>5 Calculation of Income Amount for Virtual Currency (仮想通貨の所得金額の計算)</text:p>
          </table:table-cell>
          <table:covered-table-cell table:style-name="ce557"/>
          <table:covered-table-cell table:style-name="ce557"/>
          <table:covered-table-cell table:style-name="ce585"/>
          <table:covered-table-cell table:style-name="ce131"/>
          <table:covered-table-cell table:style-name="ce160"/>
          <table:covered-table-cell table:style-name="ce185"/>
          <table:covered-table-cell table:style-name="ce286"/>
          <table:covered-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0"/>
          <table:table-cell table:style-name="ce320"/>
          <table:table-cell table:style-name="ce320"/>
          <table:table-cell table:style-name="ce586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31" office:value-type="string" calcext:value-type="string" table:number-columns-spanned="5" table:number-rows-spanned="1">
            <text:p>収入金額 </text:p>
          </table:table-cell>
          <table:covered-table-cell table:style-name="ce562"/>
          <table:covered-table-cell table:style-name="ce562"/>
          <table:covered-table-cell table:style-name="ce616"/>
          <table:covered-table-cell table:style-name="ce139"/>
          <table:table-cell table:style-name="ce683" office:value-type="string" calcext:value-type="string" table:number-columns-spanned="3" table:number-rows-spanned="1">
            <text:p>必要経費 </text:p>
          </table:table-cell>
          <table:covered-table-cell table:style-name="ce715" office:value-type="string" calcext:value-type="string">
            <text:p>総平均単価 </text:p>
          </table:covered-table-cell>
          <table:covered-table-cell table:style-name="ce737" office:value-type="string" calcext:value-type="string">
            <text:p>売却原価(※) </text:p>
          </table:covered-table-cell>
          <table:table-cell table:style-name="ce75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37" office:value-type="string" calcext:value-type="string" table:number-columns-spanned="5" table:number-rows-spanned="1">
            <text:p>Gross Income Amount</text:p>
          </table:table-cell>
          <table:covered-table-cell table:style-name="ce563"/>
          <table:covered-table-cell table:style-name="ce563"/>
          <table:covered-table-cell table:style-name="ce617"/>
          <table:covered-table-cell table:style-name="ce648"/>
          <table:table-cell table:style-name="ce684" office:value-type="string" calcext:value-type="string" table:number-columns-spanned="3" table:number-rows-spanned="1">
            <text:p>Necessary Expenses</text:p>
          </table:table-cell>
          <table:covered-table-cell table:style-name="ce191"/>
          <table:covered-table-cell table:style-name="ce215"/>
          <table:table-cell table:style-name="ce759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38" office:value-type="string" calcext:value-type="string" table:number-columns-spanned="4" table:number-rows-spanned="1">
            <text:p>売却価額 </text:p>
          </table:table-cell>
          <table:covered-table-cell table:style-name="ce564"/>
          <table:covered-table-cell table:style-name="ce564"/>
          <table:covered-table-cell table:style-name="ce622"/>
          <table:table-cell table:style-name="ce649" office:value-type="string" calcext:value-type="string">
            <text:p>証拠金（差益） </text:p>
          </table:table-cell>
          <table:table-cell table:style-name="ce685" office:value-type="string" calcext:value-type="string">
            <text:p>売却原価</text:p>
          </table:table-cell>
          <table:table-cell table:style-name="ce716" office:value-type="string" calcext:value-type="string">
            <text:p>手数料等 </text:p>
          </table:table-cell>
          <table:table-cell table:style-name="ce738" office:value-type="string" calcext:value-type="string">
            <text:p>証拠金（差損） </text:p>
          </table:table-cell>
          <table:table-cell table:style-name="ce760" office:value-type="string" calcext:value-type="string">
            <text:p>所得金額</text:p>
          </table:table-cell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46" office:value-type="string" calcext:value-type="string" table:number-columns-spanned="4" table:number-rows-spanned="1">
            <text:p>Sale Price</text:p>
          </table:table-cell>
          <table:covered-table-cell table:style-name="ce565"/>
          <table:covered-table-cell table:style-name="ce565"/>
          <table:covered-table-cell table:style-name="ce623"/>
          <table:table-cell table:style-name="ce644" office:value-type="string" calcext:value-type="string">
            <text:p>Margin Profit</text:p>
          </table:table-cell>
          <table:table-cell table:style-name="ce679" office:value-type="string" calcext:value-type="string">
            <text:p>Cost of Sale</text:p>
          </table:table-cell>
          <table:table-cell table:style-name="ce191" office:value-type="string" calcext:value-type="string">
            <text:p>Fees, etc…</text:p>
          </table:table-cell>
          <table:table-cell table:style-name="ce215" office:value-type="string" calcext:value-type="string">
            <text:p>Margin Loss</text:p>
          </table:table-cell>
          <table:table-cell table:style-name="ce755" office:value-type="string" calcext:value-type="string">
            <text:p>Net Income Amt</text:p>
          </table:table-cell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67" table:number-columns-spanned="4" table:number-rows-spanned="1" table:formula="=H13+H33"/>
          <table:covered-table-cell table:style-name="ce566"/>
          <table:covered-table-cell table:style-name="ce566"/>
          <table:covered-table-cell table:style-name="ce566"/>
          <table:table-cell table:style-name="ce654"/>
          <table:table-cell table:style-name="ce686" table:formula="=H40"/>
          <table:table-cell table:style-name="ce717" table:formula="=I33"/>
          <table:table-cell table:style-name="ce739"/>
          <table:table-cell table:style-name="ce761" table:formula="=I50-I51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ce718"/>
          <table:table-cell table:style-name="ce718"/>
          <table:table-cell table:style-name="ce76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718" office:value-type="string" calcext:value-type="string" table:number-columns-spanned="2" table:number-rows-spanned="1">
            <text:p>収入金額計 (Total income)</text:p>
          </table:table-cell>
          <table:covered-table-cell table:style-name="ce740"/>
          <table:table-cell table:style-name="ce763" table:formula="=ROUNDDOWN(SUM(A48:E48);0)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719" office:value-type="string" calcext:value-type="string" table:number-columns-spanned="2" table:number-rows-spanned="1">
            <text:p>必要経費計 (total nec. Expenses)</text:p>
          </table:table-cell>
          <table:covered-table-cell table:style-name="ce741"/>
          <table:table-cell table:style-name="ce764" table:formula="=ROUNDUP(SUM(F48:H48);0)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389"/>
          <table:table-cell table:style-name="ce380"/>
          <table:table-cell table:style-name="ce71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389"/>
          <table:table-cell table:style-name="ce380"/>
          <table:table-cell table:style-name="ce71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389"/>
          <table:table-cell table:style-name="ce380"/>
          <table:table-cell table:style-name="ce71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389"/>
          <table:table-cell table:style-name="ce380"/>
          <table:table-cell table:style-name="ce389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570"/>
          <table:table-cell table:style-name="ce381"/>
          <table:table-cell table:style-name="ce39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/>
          <table:table-cell/>
          <table:table-cell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718"/>
          <table:table-cell table:style-name="ce718"/>
          <table:table-cell table:style-name="ce76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718"/>
          <table:table-cell table:style-name="ce718"/>
          <table:table-cell table:style-name="ce76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80"/>
          <table:table-cell table:style-name="ce380"/>
          <table:table-cell table:style-name="ce380"/>
          <table:table-cell table:style-name="ce380"/>
          <table:table-cell table:style-name="ce389"/>
          <table:table-cell table:style-name="ce380"/>
          <table:table-cell table:style-name="ce389"/>
          <table:table-cell table:style-name="ce389"/>
          <table:table-cell table:style-name="ce389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81"/>
          <table:table-cell table:style-name="ce381"/>
          <table:table-cell table:style-name="ce381"/>
          <table:table-cell table:style-name="ce381"/>
          <table:table-cell table:style-name="ce570"/>
          <table:table-cell table:style-name="ce381"/>
          <table:table-cell table:style-name="ce392"/>
          <table:table-cell table:style-name="ce567"/>
          <table:table-cell table:style-name="ce570"/>
          <table:table-cell table:style-name="ce624"/>
          <table:table-cell table:style-name="ce655"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89"/>
          <table:table-cell table:style-name="ce389"/>
          <table:table-cell table:style-name="ce389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92"/>
          <table:table-cell table:style-name="ce567"/>
          <table:table-cell table:style-name="ce570"/>
          <table:table-cell table:style-name="ce624"/>
          <table:table-cell table:style-name="ce655"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92"/>
          <table:table-cell table:style-name="ce392"/>
          <table:table-cell table:style-name="ce392"/>
          <table:table-cell table:style-name="ce624"/>
          <table:table-cell table:style-name="ce655"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12"/>
          <table:table-cell table:style-name="ce571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 table:style-name="ce435"/>
          <table:table-cell table:style-name="ce435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04"/>
          <table:table-cell table:style-name="ce572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 table:style-name="ce435"/>
          <table:table-cell table:style-name="ce435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12"/>
          <table:table-cell table:style-name="ce571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Default"/>
          <table:table-cell/>
          <table:table-cell/>
          <table:table-cell table:style-name="ce435"/>
          <table:table-cell table:style-name="ce687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04"/>
          <table:table-cell table:style-name="ce572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5"/>
          <table:table-cell table:style-name="ce405"/>
          <table:table-cell table:style-name="ce573"/>
          <table:table-cell/>
          <table:table-cell table:style-name="ce656"/>
          <table:table-cell table:style-name="ce687"/>
          <table:table-cell table:style-name="ce687"/>
          <table:table-cell table:style-name="ce435"/>
          <table:table-cell table:style-name="ce687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9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435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9"/>
          <table:table-cell table:style-name="ce571"/>
          <table:table-cell/>
          <table:table-cell table:style-name="ce569"/>
          <table:table-cell table:style-name="ce569"/>
          <table:table-cell table:style-name="ce569"/>
          <table:table-cell table:style-name="ce435"/>
          <table:table-cell table:style-name="ce569"/>
          <table:table-cell/>
          <table:table-cell table:style-name="Default"/>
          <table:table-cell/>
          <table:table-cell/>
          <table:table-cell table:style-name="ce435"/>
          <table:table-cell table:style-name="ce435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 table:style-name="Default"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 table:style-name="Default"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TC_2021" table:style-name="ta1">
        <table:table-column table:style-name="co14" table:default-cell-style-name="ce443"/>
        <table:table-column table:style-name="co15" table:default-cell-style-name="ce443"/>
        <table:table-column table:style-name="co16" table:default-cell-style-name="ce443"/>
        <table:table-column table:style-name="co17" table:default-cell-style-name="ce435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9" table:default-cell-style-name="ce435"/>
        <table:table-column table:style-name="co19" table:default-cell-style-name="ce443"/>
        <table:table-column table:style-name="co20" table:default-cell-style-name="Default"/>
        <table:table-column table:style-name="co21" table:default-cell-style-name="Default"/>
        <table:table-column table:style-name="co9" table:default-cell-style-name="ce443"/>
        <table:table-column table:style-name="co22" table:default-cell-style-name="ce443"/>
        <table:table-column table:style-name="co9" table:default-cell-style-name="ce443"/>
        <table:table-column table:style-name="co10" table:default-cell-style-name="ce443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row table:style-name="ro4">
          <table:table-cell table:style-name="ce26"/>
          <table:table-cell table:style-name="ce26"/>
          <table:table-cell table:style-name="ce26"/>
          <table:table-cell table:style-name="ce103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27" office:value-type="string" calcext:value-type="string" table:number-columns-spanned="6" table:number-rows-spanned="1">
            <text:p>1 Name of Virtual Currency (仮想通貨の名称)</text:p>
          </table:table-cell>
          <table:covered-table-cell table:style-name="ce26"/>
          <table:covered-table-cell table:style-name="ce26"/>
          <table:covered-table-cell table:style-name="ce103"/>
          <table:covered-table-cell table:style-name="ce625"/>
          <table:covered-table-cell table:style-name="transparent_5f_fiat"/>
          <table:table-cell table:style-name="ce178"/>
          <table:table-cell table:style-name="ce720" office:value-type="string">
            <text:p>BTC</text:p>
          </table:table-cell>
          <table:table-cell table:style-name="ce222"/>
          <table: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26"/>
          <table:table-cell table:style-name="ce26"/>
          <table:table-cell table:style-name="ce26"/>
          <table:table-cell table:style-name="ce103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27" office:value-type="string" calcext:value-type="string" table:number-columns-spanned="10" table:number-rows-spanned="1">
            <text:p>2 Matters Relating to the Annual Transaction Report (年間取引報告書に関する事項)</text:p>
          </table:table-cell>
          <table:covered-table-cell table:style-name="ce26"/>
          <table:covered-table-cell table:style-name="ce26"/>
          <table:covered-table-cell table:style-name="ce103"/>
          <table:covered-table-cell table:style-name="ce625"/>
          <table:covered-table-cell table:style-name="ce150"/>
          <table:covered-table-cell table:style-name="ce178"/>
          <table:covered-table-cell table:style-name="ce178"/>
          <table:covered-table-cell table:style-name="ce222"/>
          <table:covered-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9" table:number-columns-spanned="9" table:number-rows-spanned="1"/>
          <table:covered-table-cell table:style-name="ce29"/>
          <table:covered-table-cell table:style-name="ce29"/>
          <table:covered-table-cell table:style-name="ce29"/>
          <table:covered-table-cell table:style-name="ce625"/>
          <table:covered-table-cell table:style-name="ce150"/>
          <table:covered-table-cell table:style-name="ce178"/>
          <table:covered-table-cell table:style-name="ce178"/>
          <table:covered-table-cell table:style-name="ce222"/>
          <table:table-cell table:style-name="ce29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 table:style-name="ce296"/>
          <table:table-cell table:style-name="ce444"/>
          <table:table-cell table:style-name="ce444"/>
          <table:table-cell table:style-name="ce444"/>
          <table:table-cell table:style-name="ce626" office:value-type="string" calcext:value-type="string" table:number-columns-spanned="2" table:number-rows-spanned="1">
            <text:p>購入</text:p>
          </table:table-cell>
          <table:covered-table-cell table:style-name="ce660"/>
          <table:table-cell table:style-name="ce695" office:value-type="string" calcext:value-type="string" table:number-columns-spanned="2" table:number-rows-spanned="1">
            <text:p>売却</text:p>
          </table:table-cell>
          <table:covered-table-cell table:style-name="ce721"/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97" table:number-columns-spanned="4" table:number-rows-spanned="1"/>
          <table:covered-table-cell table:style-name="ce465"/>
          <table:covered-table-cell table:style-name="ce465"/>
          <table:covered-table-cell table:style-name="ce465"/>
          <table:table-cell table:style-name="ce627" office:value-type="string" calcext:value-type="string" table:number-columns-spanned="2" table:number-rows-spanned="1">
            <text:p>Purchases</text:p>
          </table:table-cell>
          <table:covered-table-cell table:style-name="ce661"/>
          <table:table-cell table:style-name="ce701" office:value-type="string" calcext:value-type="string" table:number-columns-spanned="2" table:number-rows-spanned="1">
            <text:p>Sales</text:p>
          </table:table-cell>
          <table:covered-table-cell table:style-name="ce722"/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298" office:value-type="string" calcext:value-type="string" table:number-columns-spanned="4" table:number-rows-spanned="1">
            <text:p>取引所の名称 </text:p>
          </table:table-cell>
          <table:covered-table-cell table:style-name="ce477"/>
          <table:covered-table-cell table:style-name="ce477"/>
          <table:covered-table-cell table:style-name="ce477"/>
          <table:table-cell table:style-name="ce628" office:value-type="string" calcext:value-type="string">
            <text:p>数量 </text:p>
          </table:table-cell>
          <table:table-cell table:style-name="ce153" office:value-type="string" calcext:value-type="string">
            <text:p>金額</text:p>
          </table:table-cell>
          <table:table-cell table:style-name="ce628" office:value-type="string" calcext:value-type="string">
            <text:p>数量 </text:p>
          </table:table-cell>
          <table:table-cell table:style-name="ce723" office:value-type="string" calcext:value-type="string">
            <text:p>金額</text:p>
          </table:table-cell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99" office:value-type="string" calcext:value-type="string" table:number-columns-spanned="4" table:number-rows-spanned="1">
            <text:p>Name of Exchange</text:p>
          </table:table-cell>
          <table:covered-table-cell table:style-name="ce478"/>
          <table:covered-table-cell table:style-name="ce478"/>
          <table:covered-table-cell table:style-name="ce478"/>
          <table:table-cell table:style-name="ce629" office:value-type="string" calcext:value-type="string">
            <text:p>Amount</text:p>
          </table:table-cell>
          <table:table-cell table:style-name="ce663" office:value-type="string" calcext:value-type="string">
            <text:p>Value (in yen)</text:p>
          </table:table-cell>
          <table:table-cell table:style-name="ce629" office:value-type="string" calcext:value-type="string">
            <text:p>Amount</text:p>
          </table:table-cell>
          <table:table-cell table:style-name="ce724" office:value-type="string" calcext:value-type="string">
            <text:p>Value (in yen)</text:p>
          </table:table-cell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0" office:value-type="string" calcext:value-type="string" table:number-columns-spanned="4" table:number-rows-spanned="1">
            <text:p>(Example: Bitbank) </text:p>
          </table:table-cell>
          <table:covered-table-cell table:style-name="ce493"/>
          <table:covered-table-cell table:style-name="ce493"/>
          <table:covered-table-cell table:style-name="ce493"/>
          <table:table-cell table:style-name="ce630"/>
          <table:table-cell table:style-name="ce664"/>
          <table:table-cell table:style-name="ce702"/>
          <table:table-cell table:style-name="ce725"/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1" table:number-columns-spanned="4" table:number-rows-spanned="1"/>
          <table:covered-table-cell table:style-name="ce501"/>
          <table:covered-table-cell table:style-name="ce501"/>
          <table:covered-table-cell table:style-name="ce575"/>
          <table:table-cell table:style-name="ce631"/>
          <table:table-cell table:style-name="ce665"/>
          <table:table-cell table:style-name="ce703"/>
          <table:table-cell table:style-name="ce726"/>
          <table:table-cell table:style-name="transparent_5f_fiat"/>
          <table:table-cell table:style-name="Default"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2" table:number-columns-spanned="4" table:number-rows-spanned="1"/>
          <table:covered-table-cell table:style-name="ce512"/>
          <table:covered-table-cell table:style-name="ce512"/>
          <table:covered-table-cell table:style-name="ce576"/>
          <table:table-cell table:style-name="ce633"/>
          <table:table-cell table:style-name="ce666"/>
          <table:table-cell table:style-name="ce704"/>
          <table:table-cell table:style-name="ce727"/>
          <table:table-cell table:style-name="ce223"/>
          <table:table-cell table:style-name="Default"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3" office:value-type="string" calcext:value-type="string" table:number-columns-spanned="4" table:number-rows-spanned="1">
            <text:p>合計 </text:p>
          </table:table-cell>
          <table:covered-table-cell table:style-name="ce515"/>
          <table:covered-table-cell table:style-name="ce515"/>
          <table:covered-table-cell table:style-name="ce577"/>
          <table:table-cell table:style-name="ce634"/>
          <table:table-cell table:style-name="ce158"/>
          <table:table-cell table:style-name="ce705"/>
          <table:table-cell table:style-name="ce206"/>
          <table:table-cell table:style-name="transparent_5f_fiat"/>
          <table:table-cell table:style-name="ce765"/>
          <table:table-cell table:style-name="ce435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4"/>
          <table:table-cell table:style-name="ce304"/>
          <table:table-cell table:style-name="ce304"/>
          <table:table-cell table:style-name="ce578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 table:style-name="ce568"/>
          <table:table-cell table:style-name="ce435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305" office:value-type="string" calcext:value-type="string" table:number-columns-spanned="9" table:number-rows-spanned="1">
            <text:p>3 Matters Related to Transactions other than 2 above (上記２以外の取引に関する事項)</text:p>
          </table:table-cell>
          <table:covered-table-cell table:style-name="ce521"/>
          <table:covered-table-cell table:style-name="ce521"/>
          <table:covered-table-cell table:style-name="ce579"/>
          <table:covered-table-cell table:style-name="ce636"/>
          <table:covered-table-cell table:style-name="ce636"/>
          <table:covered-table-cell table:style-name="ce707"/>
          <table:covered-table-cell table:style-name="ce707"/>
          <table:covered-table-cell table:style-name="ce745"/>
          <table:table-cell table:style-name="ce568"/>
          <table:table-cell table:style-name="ce435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" table:number-columns-spanned="9" table:number-rows-spanned="1"/>
          <table:covered-table-cell table:style-name="ce40"/>
          <table:covered-table-cell table:style-name="ce40"/>
          <table:covered-table-cell table:style-name="ce40"/>
          <table:covered-table-cell table:style-name="ce637"/>
          <table:covered-table-cell table:style-name="ce637"/>
          <table:covered-table-cell table:style-name="ce708"/>
          <table:covered-table-cell table:style-name="ce708"/>
          <table:covered-table-cell table:style-name="ce746"/>
          <table:table-cell table:style-name="ce568"/>
          <table:table-cell table:style-name="ce435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307"/>
          <table:table-cell table:style-name="ce539"/>
          <table:table-cell table:style-name="ce539"/>
          <table:table-cell table:style-name="ce539"/>
          <table:table-cell table:style-name="ce626" office:value-type="string" calcext:value-type="string" table:number-columns-spanned="2" table:number-rows-spanned="1">
            <text:p>購入等 </text:p>
          </table:table-cell>
          <table:covered-table-cell table:style-name="ce669"/>
          <table:table-cell table:style-name="ce626" office:value-type="string" calcext:value-type="string" table:number-columns-spanned="2" table:number-rows-spanned="1">
            <text:p>売却等 </text:p>
          </table:table-cell>
          <table:covered-table-cell table:style-name="ce669"/>
          <table:table-cell table:style-name="ce747"/>
          <table:table-cell table:style-name="ce569"/>
          <table:table-cell table:style-name="ce435"/>
          <table:table-cell table:style-name="ce569"/>
          <table:table-cell table:style-name="ce569"/>
          <table:table-cell table:style-name="ce435"/>
          <table:table-cell table:style-name="ce569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8"/>
          <table:table-cell table:style-name="ce546"/>
          <table:table-cell table:style-name="ce546"/>
          <table:table-cell table:style-name="ce546"/>
          <table:table-cell table:style-name="ce638" office:value-type="string" calcext:value-type="string" table:number-columns-spanned="2" table:number-rows-spanned="1">
            <text:p>Purchases, etc…</text:p>
          </table:table-cell>
          <table:covered-table-cell table:style-name="ce670"/>
          <table:table-cell table:style-name="ce81" office:value-type="string" calcext:value-type="string" table:number-columns-spanned="2" table:number-rows-spanned="1">
            <text:p>Sales, etc…</text:p>
          </table:table-cell>
          <table:covered-table-cell table:style-name="ce153"/>
          <table:table-cell table:style-name="ce748"/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309" office:value-type="string" calcext:value-type="string">
            <text:p>月</text:p>
          </table:table-cell>
          <table:table-cell table:style-name="ce81" office:value-type="string" calcext:value-type="string">
            <text:p>日</text:p>
          </table:table-cell>
          <table:table-cell table:style-name="ce81" office:value-type="string" calcext:value-type="string">
            <text:p>取引先 </text:p>
          </table:table-cell>
          <table:table-cell table:style-name="ce81" office:value-type="string" calcext:value-type="string">
            <text:p>摘要 </text:p>
          </table:table-cell>
          <table:table-cell table:style-name="ce639" office:value-type="string" calcext:value-type="string">
            <text:p>数量 </text:p>
          </table:table-cell>
          <table:table-cell table:style-name="ce673" office:value-type="string" calcext:value-type="string">
            <text:p>金額</text:p>
          </table:table-cell>
          <table:table-cell table:style-name="ce709" office:value-type="string" calcext:value-type="string">
            <text:p>数量 </text:p>
          </table:table-cell>
          <table:table-cell table:style-name="ce729" office:value-type="string" calcext:value-type="string">
            <text:p>金額</text:p>
          </table:table-cell>
          <table:table-cell table:style-name="ce749" office:value-type="string" calcext:value-type="string">
            <text:p>手数料等 </text:p>
          </table:table-cell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0" office:value-type="string" calcext:value-type="string">
            <text:p>M</text:p>
          </table:table-cell>
          <table:table-cell table:style-name="ce553" office:value-type="string" calcext:value-type="string">
            <text:p>D</text:p>
          </table:table-cell>
          <table:table-cell table:style-name="ce553" office:value-type="string" calcext:value-type="string">
            <text:p>client</text:p>
          </table:table-cell>
          <table:table-cell table:style-name="ce553" office:value-type="string" calcext:value-type="string">
            <text:p>type</text:p>
          </table:table-cell>
          <table:table-cell table:style-name="ce640" office:value-type="string" calcext:value-type="string">
            <text:p>Amount</text:p>
          </table:table-cell>
          <table:table-cell table:style-name="ce674" office:value-type="string" calcext:value-type="string">
            <text:p>Value (in yen)</text:p>
          </table:table-cell>
          <table:table-cell table:style-name="ce629" office:value-type="string" calcext:value-type="string">
            <text:p>Amount</text:p>
          </table:table-cell>
          <table:table-cell table:style-name="ce730" office:value-type="string" calcext:value-type="string">
            <text:p>Value (in yen)</text:p>
          </table:table-cell>
          <table:table-cell table:style-name="ce750" office:value-type="string" calcext:value-type="string">
            <text:p>Fees, etc…</text:p>
          </table:table-cell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1"/>
          <table:table-cell table:style-name="ce554"/>
          <table:table-cell table:style-name="ce554"/>
          <table:table-cell table:style-name="ce554"/>
          <table:table-cell table:style-name="ce641"/>
          <table:table-cell table:style-name="ce675"/>
          <table:table-cell table:style-name="ce702"/>
          <table:table-cell table:style-name="ce731"/>
          <table:table-cell table:style-name="ce751"/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6" office:value-type="float"/>
          <table:table-cell table:style-name="transactions_day" office:value="11" office:value-type="float"/>
          <table:table-cell table:style-name="transactions_middle" office:value-type="string">
            <text:p>Coinbase</text:p>
          </table:table-cell>
          <table:table-cell table:style-name="transactions_middle" office:value-type="string">
            <text:p>SELL</text:p>
          </table:table-cell>
          <table:table-cell table:style-name="transactions_crypto"/>
          <table:table-cell table:style-name="transactions_yen"/>
          <table:table-cell table:style-name="transactions_crypto" office:value="2.0" office:value-type="float"/>
          <table:table-cell table:style-name="transactions_yen" office:value="40400.0" office:value-type="float"/>
          <table:table-cell table:style-name="transactions_right_end" office:value="202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2"/>
          <table:table-cell table:style-name="ce555"/>
          <table:table-cell table:style-name="ce555"/>
          <table:table-cell table:style-name="ce581"/>
          <table:table-cell table:style-name="ce631"/>
          <table:table-cell table:style-name="ce676"/>
          <table:table-cell table:style-name="ce703"/>
          <table:table-cell table:style-name="ce732"/>
          <table:table-cell table:style-name="ce752"/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3"/>
          <table:table-cell table:style-name="ce556"/>
          <table:table-cell table:style-name="ce556"/>
          <table:table-cell table:style-name="ce584"/>
          <table:table-cell table:style-name="ce642"/>
          <table:table-cell table:style-name="ce677"/>
          <table:table-cell table:style-name="ce710"/>
          <table:table-cell table:style-name="ce733"/>
          <table:table-cell table:style-name="ce75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3" office:value-type="string" calcext:value-type="string" table:number-columns-spanned="4" table:number-rows-spanned="1">
            <text:p>合計 </text:p>
          </table:table-cell>
          <table:covered-table-cell table:style-name="ce515"/>
          <table:covered-table-cell table:style-name="ce515"/>
          <table:covered-table-cell table:style-name="ce577"/>
          <table:table-cell table:style-name="summary_5f_crypto" table:formula="=IF(SUM(E22:E24)=0;0;SUM(E22:E24))"/>
          <table:table-cell table:style-name="summary_5f_yen" table:formula="=IF(SUM(F22:F24)=0;0;SUM(F22:F24))"/>
          <table:table-cell table:style-name="summary_5f_crypto" table:formula="=IF(SUM(G22:G24)=0;0;SUM(G22:G24))"/>
          <table:table-cell table:style-name="summary_5f_yen" table:formula="=IF(SUM(H22:H24)=0;0;SUM(H22:H24))"/>
          <table:table-cell table:style-name="summary_5f_donations" table:formula="=IF(SUM(I22:I24)=0;0;SUM(I22:I24))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4"/>
          <table:table-cell table:style-name="ce304"/>
          <table:table-cell table:style-name="ce304"/>
          <table:table-cell table:style-name="ce578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8">
          <table:table-cell table:style-name="ce314" office:value-type="string" calcext:value-type="string" table:number-columns-spanned="9" table:number-rows-spanned="1">
            <text:p>4 Calculation of Cost of Sale of Cryptographic Assets (暗号資産の売却原価の計算)</text:p>
          </table:table-cell>
          <table:covered-table-cell table:style-name="ce557"/>
          <table:covered-table-cell table:style-name="ce557"/>
          <table:covered-table-cell table:style-name="ce585"/>
          <table:covered-table-cell table:style-name="ce131"/>
          <table:covered-table-cell table:style-name="ce160"/>
          <table:covered-table-cell table:style-name="ce185"/>
          <table:covered-table-cell table:style-name="ce286"/>
          <table:covered-table-cell table:style-name="ce223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</table:table-row>
        <table:table-row table:style-name="ro2">
          <table:table-cell table:style-name="ce320"/>
          <table:table-cell table:style-name="ce320"/>
          <table:table-cell table:style-name="ce320"/>
          <table:table-cell table:style-name="ce586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9">
          <table:table-cell table:style-name="ce321" table:number-columns-spanned="4" table:number-rows-spanned="1"/>
          <table:covered-table-cell table:style-name="ce558"/>
          <table:covered-table-cell table:style-name="ce558"/>
          <table:covered-table-cell table:style-name="ce595"/>
          <table:table-cell table:style-name="ce139" office:value-type="string" calcext:value-type="string">
            <text:p>年始残高(※) </text:p>
          </table:table-cell>
          <table:table-cell table:style-name="ce678" office:value-type="string" calcext:value-type="string">
            <text:p>購入等 </text:p>
          </table:table-cell>
          <table:table-cell table:style-name="ce711" office:value-type="string" calcext:value-type="string">
            <text:p>総平均単価 </text:p>
          </table:table-cell>
          <table:table-cell table:style-name="ce734" office:value-type="string" calcext:value-type="string">
            <text:p>売却原価(※) </text:p>
          </table:table-cell>
          <table:table-cell table:style-name="ce754" office:value-type="string" calcext:value-type="string">
            <text:p>年末残高・翌年繰越</text:p>
          </table:table-cell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2" table:number-columns-spanned="4" table:number-rows-spanned="1"/>
          <table:covered-table-cell table:style-name="ce559"/>
          <table:covered-table-cell table:style-name="ce559"/>
          <table:covered-table-cell table:style-name="ce603"/>
          <table:table-cell table:style-name="ce644" office:value-type="string" calcext:value-type="string">
            <text:p>Start Balance</text:p>
          </table:table-cell>
          <table:table-cell table:style-name="ce679" office:value-type="string" calcext:value-type="string">
            <text:p>Purchases, etc…</text:p>
          </table:table-cell>
          <table:table-cell table:style-name="ce191" office:value-type="string" calcext:value-type="string">
            <text:p>Avg. Unit Price</text:p>
          </table:table-cell>
          <table:table-cell table:style-name="ce215" office:value-type="string" calcext:value-type="string">
            <text:p>Cost of Sale</text:p>
          </table:table-cell>
          <table:table-cell table:style-name="ce755" office:value-type="string" calcext:value-type="string">
            <text:p>End Balance</text:p>
          </table:table-cell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3" office:value-type="string" calcext:value-type="string" table:number-columns-spanned="4" table:number-rows-spanned="1">
            <text:p>数量</text:p>
          </table:table-cell>
          <table:covered-table-cell table:style-name="ce560"/>
          <table:covered-table-cell table:style-name="ce560"/>
          <table:covered-table-cell table:style-name="ce605"/>
          <table:table-cell table:style-name="ce645" table:formula="='BTC_2020'.I39"/>
          <table:table-cell table:style-name="ce645" table:formula="=E13+E25"/>
          <table:table-cell table:style-name="ce713" office:value-type="string" calcext:value-type="string">
            <text:p>―</text:p>
          </table:table-cell>
          <table:table-cell table:style-name="ce645" table:formula="=G13+G25"/>
          <table:table-cell table:style-name="ce756" table:formula="=E31+F31-H31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4" office:value-type="string" calcext:value-type="string" table:number-columns-spanned="4" table:number-rows-spanned="1">
            <text:p>金額</text:p>
          </table:table-cell>
          <table:covered-table-cell table:style-name="ce561"/>
          <table:covered-table-cell table:style-name="ce561"/>
          <table:covered-table-cell table:style-name="ce609"/>
          <table:table-cell table:style-name="ce647" table:formula="='BTC_2020'.I40"/>
          <table:table-cell table:style-name="ce682" table:formula="=F13+F25"/>
          <table:table-cell table:style-name="ce714" table:formula="=IF((E31+F31);(E32+F32)/(E31+F31);0)"/>
          <table:table-cell table:style-name="ce736" table:formula="=H31*G32"/>
          <table:table-cell table:style-name="ce757" table:formula="=I31*G3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4"/>
          <table:table-cell table:style-name="ce304"/>
          <table:table-cell table:style-name="ce304"/>
          <table:table-cell table:style-name="ce578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9">
          <table:table-cell table:style-name="ce330" office:value-type="string" calcext:value-type="string" table:number-columns-spanned="9" table:number-rows-spanned="1">
            <text:p>5 Calculation of Income Amount for Virtual Currency (仮想通貨の所得金額の計算)</text:p>
          </table:table-cell>
          <table:covered-table-cell table:style-name="ce557"/>
          <table:covered-table-cell table:style-name="ce557"/>
          <table:covered-table-cell table:style-name="ce585"/>
          <table:covered-table-cell table:style-name="ce131"/>
          <table:covered-table-cell table:style-name="ce160"/>
          <table:covered-table-cell table:style-name="ce185"/>
          <table:covered-table-cell table:style-name="ce286"/>
          <table:covered-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0"/>
          <table:table-cell table:style-name="ce320"/>
          <table:table-cell table:style-name="ce320"/>
          <table:table-cell table:style-name="ce586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31" office:value-type="string" calcext:value-type="string" table:number-columns-spanned="5" table:number-rows-spanned="1">
            <text:p>収入金額 </text:p>
          </table:table-cell>
          <table:covered-table-cell table:style-name="ce562"/>
          <table:covered-table-cell table:style-name="ce562"/>
          <table:covered-table-cell table:style-name="ce616"/>
          <table:covered-table-cell table:style-name="ce139"/>
          <table:table-cell table:style-name="ce683" office:value-type="string" calcext:value-type="string" table:number-columns-spanned="3" table:number-rows-spanned="1">
            <text:p>必要経費 </text:p>
          </table:table-cell>
          <table:covered-table-cell table:style-name="ce715" office:value-type="string" calcext:value-type="string">
            <text:p>総平均単価 </text:p>
          </table:covered-table-cell>
          <table:covered-table-cell table:style-name="ce737" office:value-type="string" calcext:value-type="string">
            <text:p>売却原価(※) </text:p>
          </table:covered-table-cell>
          <table:table-cell table:style-name="ce75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37" office:value-type="string" calcext:value-type="string" table:number-columns-spanned="5" table:number-rows-spanned="1">
            <text:p>Gross Income Amount</text:p>
          </table:table-cell>
          <table:covered-table-cell table:style-name="ce563"/>
          <table:covered-table-cell table:style-name="ce563"/>
          <table:covered-table-cell table:style-name="ce617"/>
          <table:covered-table-cell table:style-name="ce648"/>
          <table:table-cell table:style-name="ce684" office:value-type="string" calcext:value-type="string" table:number-columns-spanned="3" table:number-rows-spanned="1">
            <text:p>Necessary Expenses</text:p>
          </table:table-cell>
          <table:covered-table-cell table:style-name="ce191"/>
          <table:covered-table-cell table:style-name="ce215"/>
          <table:table-cell table:style-name="ce759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38" office:value-type="string" calcext:value-type="string" table:number-columns-spanned="4" table:number-rows-spanned="1">
            <text:p>売却価額 </text:p>
          </table:table-cell>
          <table:covered-table-cell table:style-name="ce564"/>
          <table:covered-table-cell table:style-name="ce564"/>
          <table:covered-table-cell table:style-name="ce622"/>
          <table:table-cell table:style-name="ce649" office:value-type="string" calcext:value-type="string">
            <text:p>証拠金（差益） </text:p>
          </table:table-cell>
          <table:table-cell table:style-name="ce685" office:value-type="string" calcext:value-type="string">
            <text:p>売却原価</text:p>
          </table:table-cell>
          <table:table-cell table:style-name="ce716" office:value-type="string" calcext:value-type="string">
            <text:p>手数料等 </text:p>
          </table:table-cell>
          <table:table-cell table:style-name="ce738" office:value-type="string" calcext:value-type="string">
            <text:p>証拠金（差損） </text:p>
          </table:table-cell>
          <table:table-cell table:style-name="ce760" office:value-type="string" calcext:value-type="string">
            <text:p>所得金額</text:p>
          </table:table-cell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46" office:value-type="string" calcext:value-type="string" table:number-columns-spanned="4" table:number-rows-spanned="1">
            <text:p>Sale Price</text:p>
          </table:table-cell>
          <table:covered-table-cell table:style-name="ce565"/>
          <table:covered-table-cell table:style-name="ce565"/>
          <table:covered-table-cell table:style-name="ce623"/>
          <table:table-cell table:style-name="ce644" office:value-type="string" calcext:value-type="string">
            <text:p>Margin Profit</text:p>
          </table:table-cell>
          <table:table-cell table:style-name="ce679" office:value-type="string" calcext:value-type="string">
            <text:p>Cost of Sale</text:p>
          </table:table-cell>
          <table:table-cell table:style-name="ce191" office:value-type="string" calcext:value-type="string">
            <text:p>Fees, etc…</text:p>
          </table:table-cell>
          <table:table-cell table:style-name="ce215" office:value-type="string" calcext:value-type="string">
            <text:p>Margin Loss</text:p>
          </table:table-cell>
          <table:table-cell table:style-name="ce755" office:value-type="string" calcext:value-type="string">
            <text:p>Net Income Amt</text:p>
          </table:table-cell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67" table:number-columns-spanned="4" table:number-rows-spanned="1" table:formula="=H13+H25"/>
          <table:covered-table-cell table:style-name="ce566"/>
          <table:covered-table-cell table:style-name="ce566"/>
          <table:covered-table-cell table:style-name="ce566"/>
          <table:table-cell table:style-name="ce654"/>
          <table:table-cell table:style-name="ce686" table:formula="=H32"/>
          <table:table-cell table:style-name="ce717" table:formula="=I25"/>
          <table:table-cell table:style-name="ce739"/>
          <table:table-cell table:style-name="ce761" table:formula="=I42-I4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ce718"/>
          <table:table-cell table:style-name="ce718"/>
          <table:table-cell table:style-name="ce76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718" office:value-type="string" calcext:value-type="string" table:number-columns-spanned="2" table:number-rows-spanned="1">
            <text:p>収入金額計 (Total income)</text:p>
          </table:table-cell>
          <table:covered-table-cell table:style-name="ce740"/>
          <table:table-cell table:style-name="ce763" table:formula="=ROUNDDOWN(SUM(A40:E40);0)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719" office:value-type="string" calcext:value-type="string" table:number-columns-spanned="2" table:number-rows-spanned="1">
            <text:p>必要経費計 (total nec. Expenses)</text:p>
          </table:table-cell>
          <table:covered-table-cell table:style-name="ce741"/>
          <table:table-cell table:style-name="ce764" table:formula="=ROUNDUP(SUM(F40:H40);0)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389"/>
          <table:table-cell table:style-name="ce380"/>
          <table:table-cell table:style-name="ce71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389"/>
          <table:table-cell table:style-name="ce380"/>
          <table:table-cell table:style-name="ce71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389"/>
          <table:table-cell table:style-name="ce380"/>
          <table:table-cell table:style-name="ce71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389"/>
          <table:table-cell table:style-name="ce380"/>
          <table:table-cell table:style-name="ce389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570"/>
          <table:table-cell table:style-name="ce381"/>
          <table:table-cell table:style-name="ce39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/>
          <table:table-cell/>
          <table:table-cell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718"/>
          <table:table-cell table:style-name="ce718"/>
          <table:table-cell table:style-name="ce76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718"/>
          <table:table-cell table:style-name="ce718"/>
          <table:table-cell table:style-name="ce76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80"/>
          <table:table-cell table:style-name="ce380"/>
          <table:table-cell table:style-name="ce380"/>
          <table:table-cell table:style-name="ce380"/>
          <table:table-cell table:style-name="ce389"/>
          <table:table-cell table:style-name="ce380"/>
          <table:table-cell table:style-name="ce389"/>
          <table:table-cell table:style-name="ce389"/>
          <table:table-cell table:style-name="ce389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81"/>
          <table:table-cell table:style-name="ce381"/>
          <table:table-cell table:style-name="ce381"/>
          <table:table-cell table:style-name="ce381"/>
          <table:table-cell table:style-name="ce570"/>
          <table:table-cell table:style-name="ce381"/>
          <table:table-cell table:style-name="ce392"/>
          <table:table-cell table:style-name="ce567"/>
          <table:table-cell table:style-name="ce570"/>
          <table:table-cell table:style-name="ce624"/>
          <table:table-cell table:style-name="ce655"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89"/>
          <table:table-cell table:style-name="ce389"/>
          <table:table-cell table:style-name="ce389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92"/>
          <table:table-cell table:style-name="ce567"/>
          <table:table-cell table:style-name="ce570"/>
          <table:table-cell table:style-name="ce624"/>
          <table:table-cell table:style-name="ce655"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92"/>
          <table:table-cell table:style-name="ce392"/>
          <table:table-cell table:style-name="ce392"/>
          <table:table-cell table:style-name="ce624"/>
          <table:table-cell table:style-name="ce655"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12"/>
          <table:table-cell table:style-name="ce571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 table:style-name="ce435"/>
          <table:table-cell table:style-name="ce435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04"/>
          <table:table-cell table:style-name="ce572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 table:style-name="ce435"/>
          <table:table-cell table:style-name="ce435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12"/>
          <table:table-cell table:style-name="ce571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Default"/>
          <table:table-cell/>
          <table:table-cell/>
          <table:table-cell table:style-name="ce435"/>
          <table:table-cell table:style-name="ce687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04"/>
          <table:table-cell table:style-name="ce572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5"/>
          <table:table-cell table:style-name="ce405"/>
          <table:table-cell table:style-name="ce573"/>
          <table:table-cell/>
          <table:table-cell table:style-name="ce656"/>
          <table:table-cell table:style-name="ce687"/>
          <table:table-cell table:style-name="ce687"/>
          <table:table-cell table:style-name="ce435"/>
          <table:table-cell table:style-name="ce687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9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435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9"/>
          <table:table-cell table:style-name="ce571"/>
          <table:table-cell/>
          <table:table-cell table:style-name="ce569"/>
          <table:table-cell table:style-name="ce569"/>
          <table:table-cell table:style-name="ce569"/>
          <table:table-cell table:style-name="ce435"/>
          <table:table-cell table:style-name="ce569"/>
          <table:table-cell/>
          <table:table-cell table:style-name="Default"/>
          <table:table-cell/>
          <table:table-cell/>
          <table:table-cell table:style-name="ce435"/>
          <table:table-cell table:style-name="ce435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 table:style-name="Default"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 table:style-name="Default"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ETH_2020" table:style-name="ta1">
        <table:table-column table:style-name="co14" table:default-cell-style-name="ce443"/>
        <table:table-column table:style-name="co15" table:default-cell-style-name="ce443"/>
        <table:table-column table:style-name="co16" table:default-cell-style-name="ce443"/>
        <table:table-column table:style-name="co17" table:default-cell-style-name="ce435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18" table:default-cell-style-name="ce443"/>
        <table:table-column table:style-name="co9" table:default-cell-style-name="ce435"/>
        <table:table-column table:style-name="co19" table:default-cell-style-name="ce443"/>
        <table:table-column table:style-name="co20" table:default-cell-style-name="Default"/>
        <table:table-column table:style-name="co21" table:default-cell-style-name="Default"/>
        <table:table-column table:style-name="co9" table:default-cell-style-name="ce443"/>
        <table:table-column table:style-name="co22" table:default-cell-style-name="ce443"/>
        <table:table-column table:style-name="co9" table:default-cell-style-name="ce443"/>
        <table:table-column table:style-name="co10" table:default-cell-style-name="ce443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column table:style-name="co10" table:default-cell-style-name="Default"/>
        <table:table-row table:style-name="ro4">
          <table:table-cell table:style-name="ce26"/>
          <table:table-cell table:style-name="ce26"/>
          <table:table-cell table:style-name="ce26"/>
          <table:table-cell table:style-name="ce103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27" office:value-type="string" calcext:value-type="string" table:number-columns-spanned="6" table:number-rows-spanned="1">
            <text:p>1 Name of Virtual Currency (仮想通貨の名称)</text:p>
          </table:table-cell>
          <table:covered-table-cell table:style-name="ce26"/>
          <table:covered-table-cell table:style-name="ce26"/>
          <table:covered-table-cell table:style-name="ce103"/>
          <table:covered-table-cell table:style-name="ce625"/>
          <table:covered-table-cell table:style-name="transparent_5f_fiat"/>
          <table:table-cell table:style-name="ce178"/>
          <table:table-cell table:style-name="ce720" office:value-type="string">
            <text:p>ETH</text:p>
          </table:table-cell>
          <table:table-cell table:style-name="ce222"/>
          <table: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 table:style-name="ce26"/>
          <table:table-cell table:style-name="ce26"/>
          <table:table-cell table:style-name="ce26"/>
          <table:table-cell table:style-name="ce103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27" office:value-type="string" calcext:value-type="string" table:number-columns-spanned="10" table:number-rows-spanned="1">
            <text:p>2 Matters Relating to the Annual Transaction Report (年間取引報告書に関する事項)</text:p>
          </table:table-cell>
          <table:covered-table-cell table:style-name="ce26"/>
          <table:covered-table-cell table:style-name="ce26"/>
          <table:covered-table-cell table:style-name="ce103"/>
          <table:covered-table-cell table:style-name="ce625"/>
          <table:covered-table-cell table:style-name="ce150"/>
          <table:covered-table-cell table:style-name="ce178"/>
          <table:covered-table-cell table:style-name="ce178"/>
          <table:covered-table-cell table:style-name="ce222"/>
          <table:covered-table-cell table:style-name="ce103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9" table:number-columns-spanned="9" table:number-rows-spanned="1"/>
          <table:covered-table-cell table:style-name="ce29"/>
          <table:covered-table-cell table:style-name="ce29"/>
          <table:covered-table-cell table:style-name="ce29"/>
          <table:covered-table-cell table:style-name="ce625"/>
          <table:covered-table-cell table:style-name="ce150"/>
          <table:covered-table-cell table:style-name="ce178"/>
          <table:covered-table-cell table:style-name="ce178"/>
          <table:covered-table-cell table:style-name="ce222"/>
          <table:table-cell table:style-name="ce29"/>
          <table:table-cell table:style-name="ce767"/>
          <table:table-cell table:style-name="ce625"/>
          <table:table-cell table:style-name="ce150"/>
          <table:table-cell table:style-name="ce178"/>
          <table:table-cell table:style-name="ce178"/>
          <table:table-cell table:style-name="ce22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6">
          <table:table-cell table:style-name="ce296"/>
          <table:table-cell table:style-name="ce444"/>
          <table:table-cell table:style-name="ce444"/>
          <table:table-cell table:style-name="ce444"/>
          <table:table-cell table:style-name="ce626" office:value-type="string" calcext:value-type="string" table:number-columns-spanned="2" table:number-rows-spanned="1">
            <text:p>購入</text:p>
          </table:table-cell>
          <table:covered-table-cell table:style-name="ce660"/>
          <table:table-cell table:style-name="ce695" office:value-type="string" calcext:value-type="string" table:number-columns-spanned="2" table:number-rows-spanned="1">
            <text:p>売却</text:p>
          </table:table-cell>
          <table:covered-table-cell table:style-name="ce721"/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97" table:number-columns-spanned="4" table:number-rows-spanned="1"/>
          <table:covered-table-cell table:style-name="ce465"/>
          <table:covered-table-cell table:style-name="ce465"/>
          <table:covered-table-cell table:style-name="ce465"/>
          <table:table-cell table:style-name="ce627" office:value-type="string" calcext:value-type="string" table:number-columns-spanned="2" table:number-rows-spanned="1">
            <text:p>Purchases</text:p>
          </table:table-cell>
          <table:covered-table-cell table:style-name="ce661"/>
          <table:table-cell table:style-name="ce701" office:value-type="string" calcext:value-type="string" table:number-columns-spanned="2" table:number-rows-spanned="1">
            <text:p>Sales</text:p>
          </table:table-cell>
          <table:covered-table-cell table:style-name="ce722"/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298" office:value-type="string" calcext:value-type="string" table:number-columns-spanned="4" table:number-rows-spanned="1">
            <text:p>取引所の名称 </text:p>
          </table:table-cell>
          <table:covered-table-cell table:style-name="ce477"/>
          <table:covered-table-cell table:style-name="ce477"/>
          <table:covered-table-cell table:style-name="ce477"/>
          <table:table-cell table:style-name="ce628" office:value-type="string" calcext:value-type="string">
            <text:p>数量 </text:p>
          </table:table-cell>
          <table:table-cell table:style-name="ce153" office:value-type="string" calcext:value-type="string">
            <text:p>金額</text:p>
          </table:table-cell>
          <table:table-cell table:style-name="ce628" office:value-type="string" calcext:value-type="string">
            <text:p>数量 </text:p>
          </table:table-cell>
          <table:table-cell table:style-name="ce723" office:value-type="string" calcext:value-type="string">
            <text:p>金額</text:p>
          </table:table-cell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299" office:value-type="string" calcext:value-type="string" table:number-columns-spanned="4" table:number-rows-spanned="1">
            <text:p>Name of Exchange</text:p>
          </table:table-cell>
          <table:covered-table-cell table:style-name="ce478"/>
          <table:covered-table-cell table:style-name="ce478"/>
          <table:covered-table-cell table:style-name="ce478"/>
          <table:table-cell table:style-name="ce629" office:value-type="string" calcext:value-type="string">
            <text:p>Amount</text:p>
          </table:table-cell>
          <table:table-cell table:style-name="ce663" office:value-type="string" calcext:value-type="string">
            <text:p>Value (in yen)</text:p>
          </table:table-cell>
          <table:table-cell table:style-name="ce629" office:value-type="string" calcext:value-type="string">
            <text:p>Amount</text:p>
          </table:table-cell>
          <table:table-cell table:style-name="ce724" office:value-type="string" calcext:value-type="string">
            <text:p>Value (in yen)</text:p>
          </table:table-cell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0" office:value-type="string" calcext:value-type="string" table:number-columns-spanned="4" table:number-rows-spanned="1">
            <text:p>(Example: Bitbank) </text:p>
          </table:table-cell>
          <table:covered-table-cell table:style-name="ce493"/>
          <table:covered-table-cell table:style-name="ce493"/>
          <table:covered-table-cell table:style-name="ce493"/>
          <table:table-cell table:style-name="ce630"/>
          <table:table-cell table:style-name="ce664"/>
          <table:table-cell table:style-name="ce702"/>
          <table:table-cell table:style-name="ce725"/>
          <table:table-cell table:style-name="transparent_5f_fiat"/>
          <table:table-cell table:style-name="Default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1" table:number-columns-spanned="4" table:number-rows-spanned="1"/>
          <table:covered-table-cell table:style-name="ce501"/>
          <table:covered-table-cell table:style-name="ce501"/>
          <table:covered-table-cell table:style-name="ce575"/>
          <table:table-cell table:style-name="ce631"/>
          <table:table-cell table:style-name="ce665"/>
          <table:table-cell table:style-name="ce703"/>
          <table:table-cell table:style-name="ce726"/>
          <table:table-cell table:style-name="transparent_5f_fiat"/>
          <table:table-cell table:style-name="Default"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2" table:number-columns-spanned="4" table:number-rows-spanned="1"/>
          <table:covered-table-cell table:style-name="ce512"/>
          <table:covered-table-cell table:style-name="ce512"/>
          <table:covered-table-cell table:style-name="ce576"/>
          <table:table-cell table:style-name="ce633"/>
          <table:table-cell table:style-name="ce666"/>
          <table:table-cell table:style-name="ce704"/>
          <table:table-cell table:style-name="ce727"/>
          <table:table-cell table:style-name="ce223"/>
          <table:table-cell table:style-name="Default"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3" office:value-type="string" calcext:value-type="string" table:number-columns-spanned="4" table:number-rows-spanned="1">
            <text:p>合計 </text:p>
          </table:table-cell>
          <table:covered-table-cell table:style-name="ce515"/>
          <table:covered-table-cell table:style-name="ce515"/>
          <table:covered-table-cell table:style-name="ce577"/>
          <table:table-cell table:style-name="ce634"/>
          <table:table-cell table:style-name="ce158"/>
          <table:table-cell table:style-name="ce705"/>
          <table:table-cell table:style-name="ce206"/>
          <table:table-cell table:style-name="transparent_5f_fiat"/>
          <table:table-cell table:style-name="ce765"/>
          <table:table-cell table:style-name="ce435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4"/>
          <table:table-cell table:style-name="ce304"/>
          <table:table-cell table:style-name="ce304"/>
          <table:table-cell table:style-name="ce578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 table:style-name="ce568"/>
          <table:table-cell table:style-name="ce435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5">
          <table:table-cell table:style-name="ce305" office:value-type="string" calcext:value-type="string" table:number-columns-spanned="9" table:number-rows-spanned="1">
            <text:p>3 Matters Related to Transactions other than 2 above (上記２以外の取引に関する事項)</text:p>
          </table:table-cell>
          <table:covered-table-cell table:style-name="ce521"/>
          <table:covered-table-cell table:style-name="ce521"/>
          <table:covered-table-cell table:style-name="ce579"/>
          <table:covered-table-cell table:style-name="ce636"/>
          <table:covered-table-cell table:style-name="ce636"/>
          <table:covered-table-cell table:style-name="ce707"/>
          <table:covered-table-cell table:style-name="ce707"/>
          <table:covered-table-cell table:style-name="ce745"/>
          <table:table-cell table:style-name="ce568"/>
          <table:table-cell table:style-name="ce435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" table:number-columns-spanned="9" table:number-rows-spanned="1"/>
          <table:covered-table-cell table:style-name="ce40"/>
          <table:covered-table-cell table:style-name="ce40"/>
          <table:covered-table-cell table:style-name="ce40"/>
          <table:covered-table-cell table:style-name="ce637"/>
          <table:covered-table-cell table:style-name="ce637"/>
          <table:covered-table-cell table:style-name="ce708"/>
          <table:covered-table-cell table:style-name="ce708"/>
          <table:covered-table-cell table:style-name="ce746"/>
          <table:table-cell table:style-name="ce568"/>
          <table:table-cell table:style-name="ce435"/>
          <table:table-cell table:style-name="ce568"/>
          <table:table-cell table:style-name="ce568"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307"/>
          <table:table-cell table:style-name="ce539"/>
          <table:table-cell table:style-name="ce539"/>
          <table:table-cell table:style-name="ce539"/>
          <table:table-cell table:style-name="ce626" office:value-type="string" calcext:value-type="string" table:number-columns-spanned="2" table:number-rows-spanned="1">
            <text:p>購入等 </text:p>
          </table:table-cell>
          <table:covered-table-cell table:style-name="ce669"/>
          <table:table-cell table:style-name="ce626" office:value-type="string" calcext:value-type="string" table:number-columns-spanned="2" table:number-rows-spanned="1">
            <text:p>売却等 </text:p>
          </table:table-cell>
          <table:covered-table-cell table:style-name="ce669"/>
          <table:table-cell table:style-name="ce747"/>
          <table:table-cell table:style-name="ce569"/>
          <table:table-cell table:style-name="ce435"/>
          <table:table-cell table:style-name="ce569"/>
          <table:table-cell table:style-name="ce569"/>
          <table:table-cell table:style-name="ce435"/>
          <table:table-cell table:style-name="ce569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8"/>
          <table:table-cell table:style-name="ce546"/>
          <table:table-cell table:style-name="ce546"/>
          <table:table-cell table:style-name="ce546"/>
          <table:table-cell table:style-name="ce638" office:value-type="string" calcext:value-type="string" table:number-columns-spanned="2" table:number-rows-spanned="1">
            <text:p>Purchases, etc…</text:p>
          </table:table-cell>
          <table:covered-table-cell table:style-name="ce670"/>
          <table:table-cell table:style-name="ce81" office:value-type="string" calcext:value-type="string" table:number-columns-spanned="2" table:number-rows-spanned="1">
            <text:p>Sales, etc…</text:p>
          </table:table-cell>
          <table:covered-table-cell table:style-name="ce153"/>
          <table:table-cell table:style-name="ce748"/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309" office:value-type="string" calcext:value-type="string">
            <text:p>月</text:p>
          </table:table-cell>
          <table:table-cell table:style-name="ce81" office:value-type="string" calcext:value-type="string">
            <text:p>日</text:p>
          </table:table-cell>
          <table:table-cell table:style-name="ce81" office:value-type="string" calcext:value-type="string">
            <text:p>取引先 </text:p>
          </table:table-cell>
          <table:table-cell table:style-name="ce81" office:value-type="string" calcext:value-type="string">
            <text:p>摘要 </text:p>
          </table:table-cell>
          <table:table-cell table:style-name="ce639" office:value-type="string" calcext:value-type="string">
            <text:p>数量 </text:p>
          </table:table-cell>
          <table:table-cell table:style-name="ce673" office:value-type="string" calcext:value-type="string">
            <text:p>金額</text:p>
          </table:table-cell>
          <table:table-cell table:style-name="ce709" office:value-type="string" calcext:value-type="string">
            <text:p>数量 </text:p>
          </table:table-cell>
          <table:table-cell table:style-name="ce729" office:value-type="string" calcext:value-type="string">
            <text:p>金額</text:p>
          </table:table-cell>
          <table:table-cell table:style-name="ce749" office:value-type="string" calcext:value-type="string">
            <text:p>手数料等 </text:p>
          </table:table-cell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0" office:value-type="string" calcext:value-type="string">
            <text:p>M</text:p>
          </table:table-cell>
          <table:table-cell table:style-name="ce553" office:value-type="string" calcext:value-type="string">
            <text:p>D</text:p>
          </table:table-cell>
          <table:table-cell table:style-name="ce553" office:value-type="string" calcext:value-type="string">
            <text:p>client</text:p>
          </table:table-cell>
          <table:table-cell table:style-name="ce553" office:value-type="string" calcext:value-type="string">
            <text:p>type</text:p>
          </table:table-cell>
          <table:table-cell table:style-name="ce640" office:value-type="string" calcext:value-type="string">
            <text:p>Amount</text:p>
          </table:table-cell>
          <table:table-cell table:style-name="ce674" office:value-type="string" calcext:value-type="string">
            <text:p>Value (in yen)</text:p>
          </table:table-cell>
          <table:table-cell table:style-name="ce629" office:value-type="string" calcext:value-type="string">
            <text:p>Amount</text:p>
          </table:table-cell>
          <table:table-cell table:style-name="ce730" office:value-type="string" calcext:value-type="string">
            <text:p>Value (in yen)</text:p>
          </table:table-cell>
          <table:table-cell table:style-name="ce750" office:value-type="string" calcext:value-type="string">
            <text:p>Fees, etc…</text:p>
          </table:table-cell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1"/>
          <table:table-cell table:style-name="ce554"/>
          <table:table-cell table:style-name="ce554"/>
          <table:table-cell table:style-name="ce554"/>
          <table:table-cell table:style-name="ce641"/>
          <table:table-cell table:style-name="ce675"/>
          <table:table-cell table:style-name="ce702"/>
          <table:table-cell table:style-name="ce731"/>
          <table:table-cell table:style-name="ce751"/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6" office:value-type="float"/>
          <table:table-cell table:style-name="transactions_day" office:value="3" office:value-type="float"/>
          <table:table-cell table:style-name="transactions_middle" office:value-type="string">
            <text:p>Coinbase</text:p>
          </table:table-cell>
          <table:table-cell table:style-name="transactions_middle" office:value-type="string">
            <text:p>BUY</text:p>
          </table:table-cell>
          <table:table-cell table:style-name="transactions_crypto" office:value="10.0" office:value-type="float"/>
          <table:table-cell table:style-name="transactions_yen" office:value="2440.0" office:value-type="float"/>
          <table:table-cell table:style-name="transactions_crypto"/>
          <table:table-cell table:style-name="transactions_yen"/>
          <table:table-cell table:style-name="transactions_right_end" office:value="25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6" office:value-type="float"/>
          <table:table-cell table:style-name="transactions_day" office:value="10" office:value-type="float"/>
          <table:table-cell table:style-name="transactions_middle" office:value-type="string">
            <text:p>Coinbase</text:p>
          </table:table-cell>
          <table:table-cell table:style-name="transactions_middle" office:value-type="string">
            <text:p>BUY</text:p>
          </table:table-cell>
          <table:table-cell table:style-name="transactions_crypto" office:value="20.0" office:value-type="float"/>
          <table:table-cell table:style-name="transactions_yen" office:value="4940.0" office:value-type="float"/>
          <table:table-cell table:style-name="transactions_crypto"/>
          <table:table-cell table:style-name="transactions_yen"/>
          <table:table-cell table:style-name="transactions_right_end" office:value="5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table:style-name="transactions_month" office:value="7" office:value-type="float"/>
          <table:table-cell table:style-name="transactions_day" office:value="5" office:value-type="float"/>
          <table:table-cell table:style-name="transactions_middle" office:value-type="string">
            <text:p>Coinbase</text:p>
          </table:table-cell>
          <table:table-cell table:style-name="transactions_middle" office:value-type="string">
            <text:p>BUY</text:p>
          </table:table-cell>
          <table:table-cell table:style-name="transactions_crypto" office:value="30.0" office:value-type="float"/>
          <table:table-cell table:style-name="transactions_yen" office:value="6810.0" office:value-type="float"/>
          <table:table-cell table:style-name="transactions_crypto"/>
          <table:table-cell table:style-name="transactions_yen"/>
          <table:table-cell table:style-name="transactions_right_end" office:value="60.0" office:value-type="flo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2"/>
          <table:table-cell table:style-name="ce555"/>
          <table:table-cell table:style-name="ce555"/>
          <table:table-cell table:style-name="ce581"/>
          <table:table-cell table:style-name="ce631"/>
          <table:table-cell table:style-name="ce676"/>
          <table:table-cell table:style-name="ce703"/>
          <table:table-cell table:style-name="ce732"/>
          <table:table-cell table:style-name="ce752"/>
          <table:table-cell table:style-name="ce443"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13"/>
          <table:table-cell table:style-name="ce556"/>
          <table:table-cell table:style-name="ce556"/>
          <table:table-cell table:style-name="ce584"/>
          <table:table-cell table:style-name="ce642"/>
          <table:table-cell table:style-name="ce677"/>
          <table:table-cell table:style-name="ce710"/>
          <table:table-cell table:style-name="ce733"/>
          <table:table-cell table:style-name="ce75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3" office:value-type="string" calcext:value-type="string" table:number-columns-spanned="4" table:number-rows-spanned="1">
            <text:p>合計 </text:p>
          </table:table-cell>
          <table:covered-table-cell table:style-name="ce515"/>
          <table:covered-table-cell table:style-name="ce515"/>
          <table:covered-table-cell table:style-name="ce577"/>
          <table:table-cell table:style-name="summary_5f_crypto" table:formula="=IF(SUM(E22:E26)=0;0;SUM(E22:E26))"/>
          <table:table-cell table:style-name="summary_5f_yen" table:formula="=IF(SUM(F22:F26)=0;0;SUM(F22:F26))"/>
          <table:table-cell table:style-name="summary_5f_crypto" table:formula="=IF(SUM(G22:G26)=0;0;SUM(G22:G26))"/>
          <table:table-cell table:style-name="summary_5f_yen" table:formula="=IF(SUM(H22:H26)=0;0;SUM(H22:H26))"/>
          <table:table-cell table:style-name="summary_5f_donations" table:formula="=IF(SUM(I22:I26)=0;0;SUM(I22:I26))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4"/>
          <table:table-cell table:style-name="ce304"/>
          <table:table-cell table:style-name="ce304"/>
          <table:table-cell table:style-name="ce578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8">
          <table:table-cell table:style-name="ce314" office:value-type="string" calcext:value-type="string" table:number-columns-spanned="9" table:number-rows-spanned="1">
            <text:p>4 Calculation of Cost of Sale of Cryptographic Assets (暗号資産の売却原価の計算)</text:p>
          </table:table-cell>
          <table:covered-table-cell table:style-name="ce557"/>
          <table:covered-table-cell table:style-name="ce557"/>
          <table:covered-table-cell table:style-name="ce585"/>
          <table:covered-table-cell table:style-name="ce131"/>
          <table:covered-table-cell table:style-name="ce160"/>
          <table:covered-table-cell table:style-name="ce185"/>
          <table:covered-table-cell table:style-name="ce286"/>
          <table:covered-table-cell table:style-name="ce223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  <table:table-cell table:style-name="ce766"/>
        </table:table-row>
        <table:table-row table:style-name="ro2">
          <table:table-cell table:style-name="ce320"/>
          <table:table-cell table:style-name="ce320"/>
          <table:table-cell table:style-name="ce320"/>
          <table:table-cell table:style-name="ce586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9">
          <table:table-cell table:style-name="ce321" table:number-columns-spanned="4" table:number-rows-spanned="1"/>
          <table:covered-table-cell table:style-name="ce558"/>
          <table:covered-table-cell table:style-name="ce558"/>
          <table:covered-table-cell table:style-name="ce595"/>
          <table:table-cell table:style-name="ce139" office:value-type="string" calcext:value-type="string">
            <text:p>年始残高(※) </text:p>
          </table:table-cell>
          <table:table-cell table:style-name="ce678" office:value-type="string" calcext:value-type="string">
            <text:p>購入等 </text:p>
          </table:table-cell>
          <table:table-cell table:style-name="ce711" office:value-type="string" calcext:value-type="string">
            <text:p>総平均単価 </text:p>
          </table:table-cell>
          <table:table-cell table:style-name="ce734" office:value-type="string" calcext:value-type="string">
            <text:p>売却原価(※) </text:p>
          </table:table-cell>
          <table:table-cell table:style-name="ce754" office:value-type="string" calcext:value-type="string">
            <text:p>年末残高・翌年繰越</text:p>
          </table:table-cell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2" table:number-columns-spanned="4" table:number-rows-spanned="1"/>
          <table:covered-table-cell table:style-name="ce559"/>
          <table:covered-table-cell table:style-name="ce559"/>
          <table:covered-table-cell table:style-name="ce603"/>
          <table:table-cell table:style-name="ce644" office:value-type="string" calcext:value-type="string">
            <text:p>Start Balance</text:p>
          </table:table-cell>
          <table:table-cell table:style-name="ce679" office:value-type="string" calcext:value-type="string">
            <text:p>Purchases, etc…</text:p>
          </table:table-cell>
          <table:table-cell table:style-name="ce191" office:value-type="string" calcext:value-type="string">
            <text:p>Avg. Unit Price</text:p>
          </table:table-cell>
          <table:table-cell table:style-name="ce215" office:value-type="string" calcext:value-type="string">
            <text:p>Cost of Sale</text:p>
          </table:table-cell>
          <table:table-cell table:style-name="ce755" office:value-type="string" calcext:value-type="string">
            <text:p>End Balance</text:p>
          </table:table-cell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3" office:value-type="string" calcext:value-type="string" table:number-columns-spanned="4" table:number-rows-spanned="1">
            <text:p>数量</text:p>
          </table:table-cell>
          <table:covered-table-cell table:style-name="ce560"/>
          <table:covered-table-cell table:style-name="ce560"/>
          <table:covered-table-cell table:style-name="ce605"/>
          <table:table-cell table:style-name="ce645" office:value="0" office:value-type="float"/>
          <table:table-cell table:style-name="ce645" table:formula="=E13+E27"/>
          <table:table-cell table:style-name="ce713" office:value-type="string" calcext:value-type="string">
            <text:p>―</text:p>
          </table:table-cell>
          <table:table-cell table:style-name="ce645" table:formula="=G13+G27"/>
          <table:table-cell table:style-name="ce756" table:formula="=E33+F33-H3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4" office:value-type="string" calcext:value-type="string" table:number-columns-spanned="4" table:number-rows-spanned="1">
            <text:p>金額</text:p>
          </table:table-cell>
          <table:covered-table-cell table:style-name="ce561"/>
          <table:covered-table-cell table:style-name="ce561"/>
          <table:covered-table-cell table:style-name="ce609"/>
          <table:table-cell table:style-name="ce647" office:value="0" office:value-type="float"/>
          <table:table-cell table:style-name="ce682" table:formula="=F13+F27"/>
          <table:table-cell table:style-name="ce714" table:formula="=IF((E33+F33);(E34+F34)/(E33+F33);0)"/>
          <table:table-cell table:style-name="ce736" table:formula="=H33*G34"/>
          <table:table-cell table:style-name="ce757" table:formula="=I33*G34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04"/>
          <table:table-cell table:style-name="ce304"/>
          <table:table-cell table:style-name="ce304"/>
          <table:table-cell table:style-name="ce578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9">
          <table:table-cell table:style-name="ce330" office:value-type="string" calcext:value-type="string" table:number-columns-spanned="9" table:number-rows-spanned="1">
            <text:p>5 Calculation of Income Amount for Virtual Currency (仮想通貨の所得金額の計算)</text:p>
          </table:table-cell>
          <table:covered-table-cell table:style-name="ce557"/>
          <table:covered-table-cell table:style-name="ce557"/>
          <table:covered-table-cell table:style-name="ce585"/>
          <table:covered-table-cell table:style-name="ce131"/>
          <table:covered-table-cell table:style-name="ce160"/>
          <table:covered-table-cell table:style-name="ce185"/>
          <table:covered-table-cell table:style-name="ce286"/>
          <table:covered-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20"/>
          <table:table-cell table:style-name="ce320"/>
          <table:table-cell table:style-name="ce320"/>
          <table:table-cell table:style-name="ce586"/>
          <table:table-cell table:style-name="ce131"/>
          <table:table-cell table:style-name="ce160"/>
          <table:table-cell table:style-name="ce185"/>
          <table:table-cell table:style-name="ce286"/>
          <table:table-cell table:style-name="ce223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31" office:value-type="string" calcext:value-type="string" table:number-columns-spanned="5" table:number-rows-spanned="1">
            <text:p>収入金額 </text:p>
          </table:table-cell>
          <table:covered-table-cell table:style-name="ce562"/>
          <table:covered-table-cell table:style-name="ce562"/>
          <table:covered-table-cell table:style-name="ce616"/>
          <table:covered-table-cell table:style-name="ce139"/>
          <table:table-cell table:style-name="ce683" office:value-type="string" calcext:value-type="string" table:number-columns-spanned="3" table:number-rows-spanned="1">
            <text:p>必要経費 </text:p>
          </table:table-cell>
          <table:covered-table-cell table:style-name="ce715" office:value-type="string" calcext:value-type="string">
            <text:p>総平均単価 </text:p>
          </table:covered-table-cell>
          <table:covered-table-cell table:style-name="ce737" office:value-type="string" calcext:value-type="string">
            <text:p>売却原価(※) </text:p>
          </table:covered-table-cell>
          <table:table-cell table:style-name="ce75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37" office:value-type="string" calcext:value-type="string" table:number-columns-spanned="5" table:number-rows-spanned="1">
            <text:p>Gross Income Amount</text:p>
          </table:table-cell>
          <table:covered-table-cell table:style-name="ce563"/>
          <table:covered-table-cell table:style-name="ce563"/>
          <table:covered-table-cell table:style-name="ce617"/>
          <table:covered-table-cell table:style-name="ce648"/>
          <table:table-cell table:style-name="ce684" office:value-type="string" calcext:value-type="string" table:number-columns-spanned="3" table:number-rows-spanned="1">
            <text:p>Necessary Expenses</text:p>
          </table:table-cell>
          <table:covered-table-cell table:style-name="ce191"/>
          <table:covered-table-cell table:style-name="ce215"/>
          <table:table-cell table:style-name="ce759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38" office:value-type="string" calcext:value-type="string" table:number-columns-spanned="4" table:number-rows-spanned="1">
            <text:p>売却価額 </text:p>
          </table:table-cell>
          <table:covered-table-cell table:style-name="ce564"/>
          <table:covered-table-cell table:style-name="ce564"/>
          <table:covered-table-cell table:style-name="ce622"/>
          <table:table-cell table:style-name="ce649" office:value-type="string" calcext:value-type="string">
            <text:p>証拠金（差益） </text:p>
          </table:table-cell>
          <table:table-cell table:style-name="ce685" office:value-type="string" calcext:value-type="string">
            <text:p>売却原価</text:p>
          </table:table-cell>
          <table:table-cell table:style-name="ce716" office:value-type="string" calcext:value-type="string">
            <text:p>手数料等 </text:p>
          </table:table-cell>
          <table:table-cell table:style-name="ce738" office:value-type="string" calcext:value-type="string">
            <text:p>証拠金（差損） </text:p>
          </table:table-cell>
          <table:table-cell table:style-name="ce760" office:value-type="string" calcext:value-type="string">
            <text:p>所得金額</text:p>
          </table:table-cell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46" office:value-type="string" calcext:value-type="string" table:number-columns-spanned="4" table:number-rows-spanned="1">
            <text:p>Sale Price</text:p>
          </table:table-cell>
          <table:covered-table-cell table:style-name="ce565"/>
          <table:covered-table-cell table:style-name="ce565"/>
          <table:covered-table-cell table:style-name="ce623"/>
          <table:table-cell table:style-name="ce644" office:value-type="string" calcext:value-type="string">
            <text:p>Margin Profit</text:p>
          </table:table-cell>
          <table:table-cell table:style-name="ce679" office:value-type="string" calcext:value-type="string">
            <text:p>Cost of Sale</text:p>
          </table:table-cell>
          <table:table-cell table:style-name="ce191" office:value-type="string" calcext:value-type="string">
            <text:p>Fees, etc…</text:p>
          </table:table-cell>
          <table:table-cell table:style-name="ce215" office:value-type="string" calcext:value-type="string">
            <text:p>Margin Loss</text:p>
          </table:table-cell>
          <table:table-cell table:style-name="ce755" office:value-type="string" calcext:value-type="string">
            <text:p>Net Income Amt</text:p>
          </table:table-cell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67" table:number-columns-spanned="4" table:number-rows-spanned="1" table:formula="=H13+H27"/>
          <table:covered-table-cell table:style-name="ce566"/>
          <table:covered-table-cell table:style-name="ce566"/>
          <table:covered-table-cell table:style-name="ce566"/>
          <table:table-cell table:style-name="ce654"/>
          <table:table-cell table:style-name="ce686" table:formula="=H34"/>
          <table:table-cell table:style-name="ce717" table:formula="=I27"/>
          <table:table-cell table:style-name="ce739"/>
          <table:table-cell table:style-name="ce761" table:formula="=I44-I45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ce718"/>
          <table:table-cell table:style-name="ce718"/>
          <table:table-cell table:style-name="ce76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718" office:value-type="string" calcext:value-type="string" table:number-columns-spanned="2" table:number-rows-spanned="1">
            <text:p>収入金額計 (Total income)</text:p>
          </table:table-cell>
          <table:covered-table-cell table:style-name="ce740"/>
          <table:table-cell table:style-name="ce763" table:formula="=ROUNDDOWN(SUM(A42:E42);0)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7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719" office:value-type="string" calcext:value-type="string" table:number-columns-spanned="2" table:number-rows-spanned="1">
            <text:p>必要経費計 (total nec. Expenses)</text:p>
          </table:table-cell>
          <table:covered-table-cell table:style-name="ce741"/>
          <table:table-cell table:style-name="ce764" table:formula="=ROUNDUP(SUM(F42:H42);0)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389"/>
          <table:table-cell table:style-name="ce380"/>
          <table:table-cell table:style-name="ce71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389"/>
          <table:table-cell table:style-name="ce380"/>
          <table:table-cell table:style-name="ce71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389"/>
          <table:table-cell table:style-name="ce380"/>
          <table:table-cell table:style-name="ce718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389"/>
          <table:table-cell table:style-name="ce380"/>
          <table:table-cell table:style-name="ce389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570"/>
          <table:table-cell table:style-name="ce381"/>
          <table:table-cell table:style-name="ce39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/>
          <table:table-cell/>
          <table:table-cell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718"/>
          <table:table-cell table:style-name="ce718"/>
          <table:table-cell table:style-name="ce76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79"/>
          <table:table-cell table:style-name="ce379"/>
          <table:table-cell table:style-name="ce379"/>
          <table:table-cell table:style-name="ce379"/>
          <table:table-cell table:style-name="ce389"/>
          <table:table-cell table:style-name="ce380"/>
          <table:table-cell table:style-name="ce718"/>
          <table:table-cell table:style-name="ce718"/>
          <table:table-cell table:style-name="ce762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80"/>
          <table:table-cell table:style-name="ce380"/>
          <table:table-cell table:style-name="ce380"/>
          <table:table-cell table:style-name="ce380"/>
          <table:table-cell table:style-name="ce389"/>
          <table:table-cell table:style-name="ce380"/>
          <table:table-cell table:style-name="ce389"/>
          <table:table-cell table:style-name="ce389"/>
          <table:table-cell table:style-name="ce389"/>
          <table:table-cell/>
          <table:table-cell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81"/>
          <table:table-cell table:style-name="ce381"/>
          <table:table-cell table:style-name="ce381"/>
          <table:table-cell table:style-name="ce381"/>
          <table:table-cell table:style-name="ce570"/>
          <table:table-cell table:style-name="ce381"/>
          <table:table-cell table:style-name="ce392"/>
          <table:table-cell table:style-name="ce567"/>
          <table:table-cell table:style-name="ce570"/>
          <table:table-cell table:style-name="ce624"/>
          <table:table-cell table:style-name="ce655"/>
          <table:table-cell table:style-name="ce443"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89"/>
          <table:table-cell table:style-name="ce389"/>
          <table:table-cell table:style-name="ce389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92"/>
          <table:table-cell table:style-name="ce567"/>
          <table:table-cell table:style-name="ce570"/>
          <table:table-cell table:style-name="ce624"/>
          <table:table-cell table:style-name="ce655"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392"/>
          <table:table-cell table:style-name="ce392"/>
          <table:table-cell table:style-name="ce392"/>
          <table:table-cell table:style-name="ce624"/>
          <table:table-cell table:style-name="ce655"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12"/>
          <table:table-cell table:style-name="ce571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 table:style-name="ce435"/>
          <table:table-cell table:style-name="ce435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04"/>
          <table:table-cell table:style-name="ce572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 table:style-name="ce435"/>
          <table:table-cell table:style-name="ce435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12"/>
          <table:table-cell table:style-name="ce571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Default"/>
          <table:table-cell/>
          <table:table-cell/>
          <table:table-cell table:style-name="ce435"/>
          <table:table-cell table:style-name="ce687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4"/>
          <table:table-cell table:style-name="ce404"/>
          <table:table-cell table:style-name="ce572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05"/>
          <table:table-cell table:style-name="ce405"/>
          <table:table-cell table:style-name="ce573"/>
          <table:table-cell/>
          <table:table-cell table:style-name="ce656"/>
          <table:table-cell table:style-name="ce687"/>
          <table:table-cell table:style-name="ce687"/>
          <table:table-cell table:style-name="ce435"/>
          <table:table-cell table:style-name="ce687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8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7"/>
          <table:table-cell table:style-name="ce688"/>
          <table:table-cell table:style-name="ce688"/>
          <table:table-cell table:style-name="ce435"/>
          <table:table-cell table:style-name="ce68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8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8"/>
          <table:table-cell table:style-name="ce571"/>
          <table:table-cell/>
          <table:table-cell table:style-name="ce568"/>
          <table:table-cell table:style-name="ce568"/>
          <table:table-cell table:style-name="ce568"/>
          <table:table-cell table:style-name="ce435"/>
          <table:table-cell table:style-name="ce568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691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569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412"/>
          <table:table-cell table:style-name="ce571"/>
          <table:table-cell/>
          <table:table-cell table:style-name="ce658"/>
          <table:table-cell table:style-name="ce691"/>
          <table:table-cell table:style-name="ce691"/>
          <table:table-cell table:style-name="ce435"/>
          <table:table-cell table:style-name="ce691"/>
          <table:table-cell/>
          <table:table-cell table:style-name="Default"/>
          <table:table-cell/>
          <table:table-cell/>
          <table:table-cell table:style-name="ce435"/>
          <table:table-cell table:style-name="ce435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12"/>
          <table:table-cell table:style-name="ce569"/>
          <table:table-cell table:style-name="ce571"/>
          <table:table-cell/>
          <table:table-cell table:style-name="ce569"/>
          <table:table-cell table:style-name="ce569"/>
          <table:table-cell table:style-name="ce569"/>
          <table:table-cell table:style-name="ce435"/>
          <table:table-cell table:style-name="ce569"/>
          <table:table-cell/>
          <table:table-cell table:style-name="Default"/>
          <table:table-cell/>
          <table:table-cell/>
          <table:table-cell table:style-name="ce435"/>
          <table:table-cell table:style-name="ce435"/>
          <table:table-cell table:style-name="ce435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 table:style-name="ce435"/>
          <table:table-cell table:style-name="ce435"/>
          <table:table-cell table:style-name="ce435"/>
          <table:table-cell table:style-name="ce435"/>
          <table:table-cell table:style-name="ce435"/>
          <table: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 table:style-name="ce435"/>
          <table:table-cell table:style-name="ce435"/>
          <table:table-cell table:style-name="ce435"/>
          <table:table-cell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 table:style-name="Default"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/>
          <table:table-cell/>
          <table:table-cell table:style-name="ce443"/>
          <table:table-cell/>
          <table:table-cell/>
          <table:table-cell/>
          <table:table-cell/>
          <table:table-cell/>
          <table:table-cell table:style-name="ce443"/>
          <table:table-cell/>
          <table:table-cell/>
          <table:table-cell/>
          <table:table-cell table:style-name="Default"/>
          <table:table-cell table:style-name="Default"/>
          <table:table-cell table:style-name="Default"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eiryo" svg:font-family="Meiryo" style:font-family-generic="swiss" style:font-pitch="variable"/>
    <style:font-face style:name="Microsoft YaHei" svg:font-family="'Microsoft YaHei'" style:font-family-generic="system" style:font-pitch="variable"/>
    <style:font-face style:name="Noto Sans CJK HK" svg:font-family="'Noto Sans CJK HK'" style:font-adornments="Regular" style:font-family-generic="swiss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adornments="Regular" style:font-family-generic="swiss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Ubuntu" svg:font-family="Ubuntu" style:font-pitch="variable"/>
    <style:font-face style:name="ＭＳ ゴシック" svg:font-family="'ＭＳ ゴシック'" style:font-family-generic="modern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ja" number:country="JP">￥</number:currency-symbol>
      <number:number number:decimal-places="2" number:min-decimal-places="2" number:min-integer-digits="1" number:grouping="true"/>
    </number:currency-style>
    <number:currency-style style:name="N125">
      <style:text-properties fo:color="#ff0000"/>
      <number:text>-</number:text>
      <number:currency-symbol number:language="ja" number:country="JP">￥</number:currency-symbol>
      <number:number number:decimal-places="2" number:min-decimal-places="2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ja" number:country="JP">￥</number:currency-symbol>
      <number:number number:decimal-places="0" number:min-decimal-places="0" number:min-integer-digits="1" number:grouping="true"/>
    </number:currency-style>
    <number:currency-style style:name="N127">
      <style:text-properties fo:color="#ff0000"/>
      <number:text>-</number:text>
      <number:currency-symbol number:language="ja" number:country="JP">￥</number:currency-symbol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31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1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1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currency-style style:name="N13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5P2" style:volatile="true">
      <number:currency-symbol/>
      <number:fill-character> </number:fill-character>
      <number:text>- </number:text>
    </number:currency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8P0" style:volatile="true">
      <number:number number:decimal-places="0" number:min-decimal-places="0" number:min-integer-digits="1" number:grouping="true"/>
      <number:text> </number:text>
    </number:number-style>
    <number:number-style style:name="N138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8P0"/>
    </number:number-style>
    <number:currency-style style:name="N140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0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0P0"/>
    </number:currency-style>
    <number:time-style style:name="N141">
      <number:minutes number:style="long"/>
      <number:text>:</number:text>
      <number:seconds number:style="long" number:decimal-places="1"/>
    </number:time-style>
    <number:currency-style style:name="N143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43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43P0"/>
    </number:currency-style>
    <number:currency-style style:name="N145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45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45P0"/>
    </number:currency-style>
    <number:time-style style:name="N146">
      <number:hours/>
      <number:text>:</number:text>
      <number:minutes number:style="long"/>
      <number:text>:</number:text>
      <number:seconds number:style="long"/>
    </number:time-style>
    <number:currency-style style:name="N148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48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48P0"/>
    </number:currency-style>
    <number:currency-style style:name="N15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0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0P0"/>
    </number:currency-style>
    <number:currency-style style:name="N152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52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52P0"/>
    </number:currency-style>
    <number:date-style style:name="N153">
      <number:month/>
      <number:text>/</number:text>
      <number:day/>
      <number:text>/</number:text>
      <number:year number:style="long"/>
    </number:date-style>
    <number:currency-style style:name="N15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5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55P0"/>
    </number:currency-style>
    <number:number-style style:name="N156">
      <number:number number:decimal-places="2" number:min-decimal-places="2" number:min-integer-digits="1" number:grouping="true"/>
      <number:text> </number:text>
    </number:number-style>
    <number:number-style style:name="N157P0" style:volatile="true">
      <number:number number:decimal-places="2" number:min-decimal-places="2" number:min-integer-digits="1" number:grouping="true"/>
      <number:text> </number:text>
    </number:number-style>
    <number:number-style style:name="N15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7P0"/>
    </number:number-style>
    <number:number-style style:name="N16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time-style style:name="N162">
      <number:hours/>
      <number:text>:</number:text>
      <number:minutes number:style="long"/>
      <number:text> </number:text>
      <number:am-pm/>
    </number:time-style>
    <number:date-style style:name="N16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6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64P0"/>
    </number:currency-style>
    <number:time-style style:name="N165">
      <number:minutes number:style="long"/>
      <number:text>:</number:text>
      <number:seconds number:style="long"/>
    </number:time-style>
    <number:date-style style:name="N166">
      <number:month number:textual="true"/>
      <number:text>-</number:text>
      <number:year/>
    </number:date-style>
    <number:time-style style:name="N167">
      <number:hours/>
      <number:text>:</number:text>
      <number:minutes number:style="long"/>
    </number:time-style>
    <number:date-style style:name="N168">
      <number:day/>
      <number:text>-</number:text>
      <number:month number:textual="true"/>
      <number:text>-</number:text>
      <number:year/>
    </number:date-style>
    <number:number-style style:name="N17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72P2" style:volatile="true">
      <number:text> </number:text>
      <number:fill-character> </number:fill-character>
      <number:text>- </number:text>
    </number:number-style>
    <number:text-style style:name="N172">
      <number:text> </number:text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currency-style style:name="N17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73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73P0"/>
    </number:currency-style>
    <number:currency-style style:name="N17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7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75P0"/>
    </number:currency-style>
    <number:date-style style:name="N176">
      <number:day/>
      <number:text>-</number:text>
      <number:month number:textual="true"/>
    </number:date-style>
    <number:time-style style:name="N17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8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22P0" style:volatile="true" number:language="en" number:country="US">
      <number:currency-symbol number:language="ja" number:country="JP">￥</number:currency-symbol>
      <number:number number:decimal-places="0" number:min-decimal-places="0" number:min-integer-digits="1" number:grouping="true"/>
    </number:currency-style>
    <number:currency-style style:name="N10122" number:language="en" number:country="US">
      <style:text-properties fo:color="#ff0000"/>
      <number:text>-</number:text>
      <number:currency-symbol number:language="ja" number:country="JP">￥</number:currency-symbol>
      <number:number number:decimal-places="0" number:min-decimal-places="0" number:min-integer-digits="1" number:grouping="true"/>
      <style:map style:condition="value()&gt;=0" style:apply-style-name="N10122P0"/>
    </number:currency-style>
    <number:currency-style style:name="N10124P0" style:volatile="true" number:language="en" number:country="US">
      <number:currency-symbol number:language="ja" number:country="JP">￥</number:currency-symbol>
      <number:number number:decimal-places="2" number:min-decimal-places="2" number:min-integer-digits="1" number:grouping="true"/>
    </number:currency-style>
    <number:currency-style style:name="N10124" number:language="en" number:country="US">
      <style:text-properties fo:color="#ff0000"/>
      <number:text>-</number:text>
      <number:currency-symbol number:language="ja" number:country="JP">￥</number:currency-symbol>
      <number:number number:decimal-places="2" number:min-decimal-places="2" number:min-integer-digits="1" number:grouping="true"/>
      <style:map style:condition="value()&gt;=0" style:apply-style-name="N10124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order-bottom="none" fo:background-color="#ffffff" style:diagonal-bl-tr="none" style:diagonal-tl-br="none" style:text-align-source="fix" style:repeat-content="false" fo:border-left="0.06pt solid #000000" fo:border-right="0.06pt solid #000000" fo:border-top="none"/>
      <style:paragraph-properties fo:text-align="start" fo:margin-left="0in"/>
      <style:text-properties style:font-name="Liberation Sans" fo:font-family="'Liberation Sans'" style:font-family-generic="swiss" style:font-pitch="variable" fo:font-size="9pt" style:font-size-asian="9pt" style:font-size-complex="9pt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  <style:style style:name="transactions_5f_left_5f_end" style:display-name="transactions_left_end" style:family="table-cell" style:parent-style-name="RP2" style:data-style-name="N1">
      <style:table-cell-properties fo:border-bottom="0.74pt solid #000000" style:text-align-source="fix" style:repeat-content="false" fo:border-left="1.5pt solid #000000" fo:border-right="none" fo:border-top="0.74pt solid #000000" style:vertical-align="middle"/>
      <style:paragraph-properties fo:text-align="start" fo:margin-left="0in"/>
      <style:text-properties fo:font-size="9pt" style:font-size-asian="9pt" style:font-size-complex="9pt"/>
    </style:style>
    <style:style style:name="main_5f_transactions_5f_2" style:display-name="main_transactions_2" style:family="table-cell" style:parent-style-name="RP2" style:data-style-name="N122">
      <style:table-cell-properties fo:border-bottom="0.74pt solid #000000" fo:border-left="0.74pt solid #000000" fo:border-right="0.74pt dotted #000000" fo:border-top="0.74pt solid #000000"/>
      <style:text-properties fo:font-size="9pt" style:font-size-asian="9pt" style:font-size-complex="9pt"/>
    </style:style>
    <style:style style:name="main_5f_transactions_5f_3" style:display-name="main_transactions_3" style:family="table-cell" style:parent-style-name="RP2" style:data-style-name="N127">
      <style:table-cell-properties fo:border-bottom="0.74pt solid #000000" fo:border-left="none" fo:border-right="0.74pt solid #000000" fo:border-top="0.74pt solid #000000"/>
      <style:text-properties fo:font-size="9pt" style:font-size-asian="9pt" style:font-size-complex="9pt"/>
    </style:style>
    <style:style style:name="main_5f_transactions_5f_4" style:display-name="main_transactions_4" style:family="table-cell" style:parent-style-name="RP2" style:data-style-name="N125">
      <style:table-cell-properties fo:border-bottom="0.74pt solid #000000" fo:border-left="none" fo:border-right="1.5pt solid #000000" fo:border-top="0.74pt solid #000000"/>
      <style:text-properties fo:font-size="9pt" style:font-size-asian="9pt" style:font-size-complex="9pt"/>
    </style:style>
    <style:style style:name="transactions_5f_crypto" style:display-name="transactions_crypto" style:family="table-cell" style:parent-style-name="RP2" style:data-style-name="N122">
      <style:table-cell-properties fo:border-bottom="0.74pt solid #000000" style:text-align-source="fix" style:repeat-content="false" fo:border-left="0.74pt solid #000000" fo:border-right="0.74pt dotted #000000" fo:border-top="0.74pt solid #000000"/>
      <style:paragraph-properties fo:text-align="end" fo:margin-left="0in"/>
      <style:text-properties style:use-window-font-color="true" style:font-name="Liberation Sans" fo:font-family="'Liberation Sans'" style:font-family-generic="swiss" style:font-pitch="variable" fo:font-size="9pt" fo:font-weight="normal" style:font-size-asian="9pt" style:font-weight-asian="normal" style:font-size-complex="9pt" style:font-weight-complex="normal"/>
    </style:style>
    <style:style style:name="transactions_5f_yen" style:display-name="transactions_yen" style:family="table-cell" style:parent-style-name="RP2" style:data-style-name="N125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end" fo:margin-left="0in"/>
      <style:text-properties style:use-window-font-color="true" style:font-name="Liberation Sans" fo:font-family="'Liberation Sans'" style:font-family-generic="swiss" style:font-pitch="variable" fo:font-size="9pt" fo:font-weight="normal" style:font-size-asian="9pt" style:language-asian="ja" style:country-asian="JP" style:font-weight-asian="normal" style:font-size-complex="9pt" style:font-weight-complex="normal"/>
    </style:style>
    <style:style style:name="transactions_5f_right_5f_end" style:display-name="transactions_right_end" style:family="table-cell" style:parent-style-name="RP2" style:data-style-name="N125">
      <style:table-cell-properties fo:border-bottom="0.74pt solid #000000" style:diagonal-bl-tr="none" style:diagonal-tl-br="none" fo:border-left="none" fo:border-right="1.5pt solid #000000" fo:border-top="0.74pt solid #000000"/>
      <style:text-properties style:use-window-font-color="true" style:font-name="Liberation Sans" fo:font-family="'Liberation Sans'" style:font-family-generic="swiss" style:font-pitch="variable" fo:font-size="9pt" fo:font-weight="normal" style:font-size-asian="9pt" style:language-asian="ja" style:country-asian="JP" style:font-weight-asian="normal" style:font-size-complex="9pt" style:font-weight-complex="normal"/>
    </style:style>
    <style:style style:name="transactions_5f_middle" style:display-name="transactions_middle" style:family="table-cell" style:parent-style-name="RP2" style:data-style-name="N125">
      <style:table-cell-properties fo:border="0.74pt solid #000000"/>
      <style:text-properties fo:font-size="9pt" style:font-size-asian="9pt" style:language-asian="ja" style:country-asian="JP" style:font-size-complex="9pt"/>
    </style:style>
    <style:style style:name="transactions_5f_month" style:display-name="transactions_month" style:family="table-cell" style:parent-style-name="RP2" style:data-style-name="N1">
      <style:table-cell-properties fo:border-bottom="0.74pt solid #000000" style:text-align-source="fix" style:repeat-content="false" fo:border-left="1.5pt solid #000000" fo:border-right="none" fo:border-top="0.74pt solid #000000"/>
      <style:paragraph-properties fo:text-align="center" fo:margin-left="0in"/>
      <style:text-properties style:font-name="Liberation Sans" fo:font-family="'Liberation Sans'" style:font-family-generic="swiss" style:font-pitch="variable" fo:font-size="9pt" style:font-size-asian="9pt" style:font-size-complex="9pt"/>
    </style:style>
    <style:style style:name="transactions_5f_day" style:display-name="transactions_day" style:family="table-cell" style:parent-style-name="RP2">
      <style:table-cell-properties style:text-align-source="fix" style:repeat-content="false" fo:border="0.74pt solid #000000"/>
      <style:paragraph-properties fo:text-align="center" fo:margin-left="0in"/>
      <style:text-properties style:font-name="Liberation Sans" fo:font-family="'Liberation Sans'" style:font-family-generic="swiss" style:font-pitch="variable" fo:font-size="9pt" style:font-size-asian="9pt" style:font-size-complex="9pt"/>
    </style:style>
    <style:style style:name="summary_5f_crypto" style:display-name="summary_crypto" style:family="table-cell" style:parent-style-name="RP2" style:data-style-name="N122">
      <style:table-cell-properties fo:border-bottom="1.5pt solid #000000" fo:border-left="0.74pt solid #000000" fo:border-right="0.74pt dotted #000000" fo:border-top="1.11pt double-thin #000000" style:border-line-width-top="0.0071in 0.0016in 0.0071in"/>
      <style:text-properties fo:font-size="9pt" fo:font-weight="bold" style:font-size-asian="9pt" style:font-weight-asian="bold" style:font-size-complex="9pt" style:font-weight-complex="bold"/>
    </style:style>
    <style:style style:name="summary_5f_yen" style:display-name="summary_yen" style:family="table-cell" style:parent-style-name="RP2" style:data-style-name="N125">
      <style:table-cell-properties fo:border-bottom="1.5pt solid #000000" fo:border-left="0.74pt dotted #000000" fo:border-right="0.74pt solid #000000" fo:border-top="1.11pt double-thin #000000" style:border-line-width-top="0.0071in 0.0016in 0.0071in"/>
      <style:text-properties fo:font-size="9pt" fo:font-weight="bold" style:font-size-asian="9pt" style:language-asian="ja" style:country-asian="JP" style:font-weight-asian="bold" style:font-size-complex="9pt" style:font-weight-complex="bold"/>
    </style:style>
    <style:style style:name="summary_5f_donations" style:display-name="summary_donations" style:family="table-cell" style:parent-style-name="RP2" style:data-style-name="N125">
      <style:table-cell-properties fo:border-bottom="1.5pt solid #000000" fo:border-left="0.74pt solid #000000" fo:border-right="1.5pt solid #000000" fo:border-top="1.11pt double-thin #000000" style:border-line-width-top="0.0071in 0.0016in 0.0071in"/>
      <style:text-properties style:use-window-font-color="true" fo:font-size="9pt" fo:font-weight="bold" style:font-size-asian="9pt" style:language-asian="ja" style:country-asian="JP" style:font-weight-asian="bold" style:font-size-complex="9pt" style:font-weight-complex="bold"/>
    </style:style>
  </office:styles>
  <office:automatic-styles>
    <style:page-layout style:name="Mpm1">
      <style:page-layout-properties fo:page-width="8.2701in" fo:page-height="11.6902in" fo:margin-left="0.4in" fo:margin-right="0.4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02T09:23:19.060309940</meta:creation-date>
    <dc:date>2023-01-04T09:29:55.808965</dc:date>
    <meta:editing-duration>P1DT16H58M46S</meta:editing-duration>
    <meta:editing-cycles>165</meta:editing-cycles>
    <meta:generator>http://pypi.python.org/pypi/ezodf/0.1.0$Python3.10.6 (main, Nov 14 2022, 16:10:14) [GCC 11.3.0]</meta:generator>
    <dc:creator>Neal Chambers</dc:creator>
    <meta:document-statistic meta:table-count="4" meta:cell-count="224" meta:object-count="0"/>
  </office:meta>
</office:document-meta>
</file>